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2" manifest:media-type="application/x-openoffice-gdimetafile;windows_formatname=&quot;GDIMetaFile&quot;"/>
  <manifest:file-entry manifest:full-path="ObjectReplacements/Object 2" manifest:media-type=""/>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2/content.xml" manifest:media-type="text/xml"/>
  <manifest:file-entry manifest:full-path="Object 52/Configurations2/" manifest:media-type="application/vnd.sun.xml.ui.configuration"/>
  <manifest:file-entry manifest:full-path="Object 52/settings.xml" manifest:media-type="text/xml"/>
  <manifest:file-entry manifest:full-path="Object 52/"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72/content.xml" manifest:media-type="text/xml"/>
  <manifest:file-entry manifest:full-path="Object 72/Configurations2/" manifest:media-type="application/vnd.sun.xml.ui.configuration"/>
  <manifest:file-entry manifest:full-path="Object 72/settings.xml" manifest:media-type="text/xml"/>
  <manifest:file-entry manifest:full-path="Object 72/"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Roboto" svg:font-family="Roboto, RobotoDraft, Helvetica, Arial, sans-serif"/>
    <style:font-face style:name="sans-serif" svg:font-family="sans-serif"/>
    <style:font-face style:name="Courier New" svg:font-family="'Courier New'" style:font-family-generic="modern"/>
    <style:font-face style:name="MS Mincho" svg:font-family="'MS Mincho', 'ＭＳ 明朝'" style:font-family-generic="roman"/>
    <style:font-face style:name="Lucida Sans1" svg:font-family="'Lucida Sans'" style:font-family-generic="swiss"/>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start" style:justify-single-word="false"/>
      <style:text-properties fo:font-size="8pt" style:font-size-asian="8pt" style:font-size-complex="8pt"/>
    </style:style>
    <style:style style:name="P2" style:family="paragraph" style:parent-style-name="Standard">
      <style:text-properties officeooo:paragraph-rsid="0013bc09"/>
    </style:style>
    <style:style style:name="P3" style:family="paragraph" style:parent-style-name="Standard">
      <style:paragraph-properties fo:text-align="justify" style:justify-single-word="false"/>
      <style:text-properties officeooo:rsid="005e7459" officeooo:paragraph-rsid="0061402d"/>
    </style:style>
    <style:style style:name="P4" style:family="paragraph" style:parent-style-name="Standard">
      <style:paragraph-properties fo:text-align="justify" style:justify-single-word="false"/>
      <style:text-properties officeooo:paragraph-rsid="005e7459"/>
    </style:style>
    <style:style style:name="P5" style:family="paragraph" style:parent-style-name="Standard">
      <style:paragraph-properties fo:text-align="justify" style:justify-single-word="false"/>
      <style:text-properties officeooo:paragraph-rsid="0013bc09"/>
    </style:style>
    <style:style style:name="P6" style:family="paragraph" style:parent-style-name="Standard">
      <style:paragraph-properties fo:text-align="justify" style:justify-single-word="false"/>
      <style:text-properties officeooo:rsid="005edeb8" officeooo:paragraph-rsid="005edeb8"/>
    </style:style>
    <style:style style:name="P7" style:family="paragraph" style:parent-style-name="Standard">
      <style:paragraph-properties fo:text-align="justify" style:justify-single-word="false"/>
      <style:text-properties officeooo:rsid="006117c3" officeooo:paragraph-rsid="006117c3"/>
    </style:style>
    <style:style style:name="P8" style:family="paragraph" style:parent-style-name="Standard">
      <style:paragraph-properties fo:text-align="justify" style:justify-single-word="false"/>
      <style:text-properties fo:font-weight="normal" officeooo:rsid="006117c3" officeooo:paragraph-rsid="0061402d" style:font-weight-asian="normal" style:font-weight-complex="normal"/>
    </style:style>
    <style:style style:name="P9" style:family="paragraph" style:parent-style-name="Standard">
      <style:paragraph-properties fo:text-align="justify" style:justify-single-word="false"/>
      <style:text-properties officeooo:rsid="0061402d" officeooo:paragraph-rsid="0061402d"/>
    </style:style>
    <style:style style:name="P10" style:family="paragraph" style:parent-style-name="Standard">
      <style:paragraph-properties fo:text-align="justify" style:justify-single-word="false"/>
      <style:text-properties officeooo:rsid="0061402d" officeooo:paragraph-rsid="0063e88f"/>
    </style:style>
    <style:style style:name="P11" style:family="paragraph" style:parent-style-name="Standard">
      <style:paragraph-properties fo:text-align="justify" style:justify-single-word="false"/>
      <style:text-properties officeooo:rsid="0063e88f" officeooo:paragraph-rsid="0063e88f"/>
    </style:style>
    <style:style style:name="P12" style:family="paragraph" style:parent-style-name="Standard">
      <style:paragraph-properties fo:text-align="justify" style:justify-single-word="false"/>
      <style:text-properties officeooo:rsid="00655b7a" officeooo:paragraph-rsid="00655b7a"/>
    </style:style>
    <style:style style:name="P13" style:family="paragraph" style:parent-style-name="Standard">
      <style:paragraph-properties fo:text-align="justify" style:justify-single-word="false"/>
      <style:text-properties officeooo:rsid="00655b7a" officeooo:paragraph-rsid="0067a223"/>
    </style:style>
    <style:style style:name="P14" style:family="paragraph" style:parent-style-name="Standard">
      <style:paragraph-properties fo:text-align="justify" style:justify-single-word="false"/>
      <style:text-properties officeooo:rsid="0067a223" officeooo:paragraph-rsid="0067a223"/>
    </style:style>
    <style:style style:name="P15" style:family="paragraph" style:parent-style-name="Standard">
      <style:paragraph-properties fo:text-align="justify" style:justify-single-word="false"/>
      <style:text-properties officeooo:rsid="0067a223" officeooo:paragraph-rsid="006b9d51"/>
    </style:style>
    <style:style style:name="P16" style:family="paragraph" style:parent-style-name="Standard">
      <style:paragraph-properties fo:text-align="justify" style:justify-single-word="false"/>
      <style:text-properties officeooo:rsid="006e4878" officeooo:paragraph-rsid="006e4878"/>
    </style:style>
    <style:style style:name="P17" style:family="paragraph" style:parent-style-name="Text_20_body">
      <style:text-properties officeooo:rsid="00207a61" officeooo:paragraph-rsid="00207a61"/>
    </style:style>
    <style:style style:name="P18" style:family="paragraph" style:parent-style-name="Text_20_body">
      <style:text-properties officeooo:rsid="00209bfe" officeooo:paragraph-rsid="00209bfe"/>
    </style:style>
    <style:style style:name="P19" style:family="paragraph" style:parent-style-name="Text_20_body">
      <style:text-properties officeooo:paragraph-rsid="002a4690"/>
    </style:style>
    <style:style style:name="P20" style:family="paragraph" style:parent-style-name="Text_20_body">
      <style:text-properties officeooo:rsid="002afba0" officeooo:paragraph-rsid="002fc40c"/>
    </style:style>
    <style:style style:name="P21" style:family="paragraph" style:parent-style-name="Text_20_body">
      <style:text-properties officeooo:rsid="002cb7ce" officeooo:paragraph-rsid="002e817e"/>
    </style:style>
    <style:style style:name="P22" style:family="paragraph" style:parent-style-name="Text_20_body">
      <style:text-properties officeooo:paragraph-rsid="003f6078"/>
    </style:style>
    <style:style style:name="P23" style:family="paragraph" style:parent-style-name="Text_20_body">
      <style:text-properties officeooo:paragraph-rsid="0042ca99"/>
    </style:style>
    <style:style style:name="P24" style:family="paragraph" style:parent-style-name="Text_20_body">
      <style:text-properties officeooo:rsid="00444432" officeooo:paragraph-rsid="00444432"/>
    </style:style>
    <style:style style:name="P25" style:family="paragraph" style:parent-style-name="Text_20_body">
      <style:text-properties fo:font-style="italic" officeooo:rsid="00498884" officeooo:paragraph-rsid="004b5234" style:font-style-asian="italic" style:font-style-complex="italic"/>
    </style:style>
    <style:style style:name="P26" style:family="paragraph" style:parent-style-name="Text_20_body">
      <style:text-properties fo:font-style="italic" officeooo:paragraph-rsid="004b5234" style:font-style-asian="italic" style:font-style-complex="italic"/>
    </style:style>
    <style:style style:name="P27" style:family="paragraph" style:parent-style-name="Text_20_body">
      <style:text-properties fo:font-style="italic" officeooo:rsid="004d42c7" officeooo:paragraph-rsid="004d42c7" style:font-style-asian="italic" style:font-style-complex="italic"/>
    </style:style>
    <style:style style:name="P28" style:family="paragraph" style:parent-style-name="Text_20_body">
      <style:text-properties fo:font-style="italic" officeooo:rsid="004d42c7" officeooo:paragraph-rsid="004e0997" style:font-style-asian="italic" style:font-style-complex="italic"/>
    </style:style>
    <style:style style:name="P29" style:family="paragraph" style:parent-style-name="Text_20_body">
      <style:text-properties fo:font-style="italic" officeooo:rsid="004d42c7" officeooo:paragraph-rsid="00556efa" style:font-style-asian="italic" style:font-style-complex="italic"/>
    </style:style>
    <style:style style:name="P30" style:family="paragraph" style:parent-style-name="Text_20_body">
      <style:text-properties fo:font-style="italic" officeooo:rsid="00556efa" officeooo:paragraph-rsid="006aa024" style:font-style-asian="italic" style:font-style-complex="italic"/>
    </style:style>
    <style:style style:name="P31" style:family="paragraph" style:parent-style-name="Text_20_body">
      <style:text-properties officeooo:rsid="0046e4b9" officeooo:paragraph-rsid="0046e4b9"/>
    </style:style>
    <style:style style:name="P32" style:family="paragraph" style:parent-style-name="Text_20_body">
      <style:text-properties officeooo:rsid="0046e4b9" officeooo:paragraph-rsid="004b5234"/>
    </style:style>
    <style:style style:name="P33" style:family="paragraph" style:parent-style-name="Text_20_body">
      <style:text-properties fo:font-style="normal" officeooo:rsid="00498884" officeooo:paragraph-rsid="004b5234" style:font-style-asian="normal" style:font-style-complex="normal"/>
    </style:style>
    <style:style style:name="P34" style:family="paragraph" style:parent-style-name="Text_20_body">
      <style:text-properties officeooo:rsid="004aebce" officeooo:paragraph-rsid="004aebce"/>
    </style:style>
    <style:style style:name="P35" style:family="paragraph" style:parent-style-name="Text_20_body">
      <style:text-properties officeooo:rsid="005105b4" officeooo:paragraph-rsid="00537d97"/>
    </style:style>
    <style:style style:name="P36" style:family="paragraph" style:parent-style-name="Text_20_body">
      <style:text-properties officeooo:rsid="005b1474" officeooo:paragraph-rsid="005b1474"/>
    </style:style>
    <style:style style:name="P37" style:family="paragraph" style:parent-style-name="Text_20_body">
      <style:paragraph-properties fo:margin-left="0cm" fo:margin-right="0cm" fo:text-indent="0cm" style:auto-text-indent="false"/>
      <style:text-properties fo:font-weight="bold" officeooo:paragraph-rsid="005cb442" style:font-weight-asian="bold" style:font-weight-complex="bold"/>
    </style:style>
    <style:style style:name="P38" style:family="paragraph" style:parent-style-name="Text_20_body">
      <style:paragraph-properties fo:margin-left="0cm" fo:margin-right="0cm" fo:text-indent="0cm" style:auto-text-indent="false"/>
      <style:text-properties officeooo:rsid="002e817e" officeooo:paragraph-rsid="002e817e"/>
    </style:style>
    <style:style style:name="P39" style:family="paragraph" style:parent-style-name="Text_20_body">
      <style:paragraph-properties fo:margin-left="0cm" fo:margin-right="0cm" fo:text-indent="0cm" style:auto-text-indent="false"/>
      <style:text-properties officeooo:rsid="002fc40c" officeooo:paragraph-rsid="002fc40c"/>
    </style:style>
    <style:style style:name="P40" style:family="paragraph" style:parent-style-name="Text_20_body">
      <style:paragraph-properties fo:margin-left="0cm" fo:margin-right="0cm" fo:text-indent="0cm" style:auto-text-indent="false"/>
      <style:text-properties officeooo:rsid="00314d0f" officeooo:paragraph-rsid="00314d0f"/>
    </style:style>
    <style:style style:name="P41" style:family="paragraph" style:parent-style-name="Text_20_body">
      <style:paragraph-properties fo:margin-left="0cm" fo:margin-right="0cm" fo:text-indent="0cm" style:auto-text-indent="false"/>
      <style:text-properties officeooo:rsid="00314d0f" officeooo:paragraph-rsid="003194ad"/>
    </style:style>
    <style:style style:name="P42" style:family="paragraph" style:parent-style-name="Text_20_body">
      <style:paragraph-properties fo:margin-left="0cm" fo:margin-right="0cm" fo:text-indent="0cm" style:auto-text-indent="false"/>
      <style:text-properties officeooo:paragraph-rsid="003194ad"/>
    </style:style>
    <style:style style:name="P43" style:family="paragraph" style:parent-style-name="Text_20_body">
      <style:paragraph-properties fo:margin-left="0cm" fo:margin-right="0cm" fo:text-indent="0cm" style:auto-text-indent="false"/>
      <style:text-properties officeooo:rsid="0033909f" officeooo:paragraph-rsid="0033909f"/>
    </style:style>
    <style:style style:name="P44" style:family="paragraph" style:parent-style-name="Text_20_body">
      <style:paragraph-properties fo:margin-left="0cm" fo:margin-right="0cm" fo:text-indent="0cm" style:auto-text-indent="false"/>
      <style:text-properties officeooo:rsid="003592d1" officeooo:paragraph-rsid="003592d1"/>
    </style:style>
    <style:style style:name="P45" style:family="paragraph" style:parent-style-name="Text_20_body">
      <style:paragraph-properties fo:margin-left="0cm" fo:margin-right="0cm" fo:text-indent="0cm" style:auto-text-indent="false"/>
      <style:text-properties officeooo:rsid="003592d1" officeooo:paragraph-rsid="0036fcdf"/>
    </style:style>
    <style:style style:name="P46" style:family="paragraph" style:parent-style-name="Text_20_body">
      <style:paragraph-properties fo:margin-left="0cm" fo:margin-right="0cm" fo:text-indent="0cm" style:auto-text-indent="false"/>
      <style:text-properties officeooo:rsid="0038e6c2" officeooo:paragraph-rsid="0038e6c2"/>
    </style:style>
    <style:style style:name="P47" style:family="paragraph" style:parent-style-name="Text_20_body">
      <style:paragraph-properties fo:margin-left="0cm" fo:margin-right="0cm" fo:text-indent="0cm" style:auto-text-indent="false"/>
      <style:text-properties officeooo:rsid="003ae08a" officeooo:paragraph-rsid="003ae08a"/>
    </style:style>
    <style:style style:name="P48" style:family="paragraph" style:parent-style-name="Text_20_body">
      <style:paragraph-properties fo:margin-left="0cm" fo:margin-right="0cm" fo:text-indent="0cm" style:auto-text-indent="false"/>
      <style:text-properties officeooo:paragraph-rsid="0042ca99"/>
    </style:style>
    <style:style style:name="P49" style:family="paragraph" style:parent-style-name="Text_20_body">
      <style:paragraph-properties fo:margin-left="0cm" fo:margin-right="0cm" fo:text-indent="0cm" style:auto-text-indent="false"/>
      <style:text-properties fo:font-style="italic" officeooo:rsid="004d42c7" officeooo:paragraph-rsid="0053e6ec" style:font-style-asian="italic" style:font-style-complex="italic"/>
    </style:style>
    <style:style style:name="P50" style:family="paragraph" style:parent-style-name="Text_20_body">
      <style:paragraph-properties fo:margin-left="0cm" fo:margin-right="0cm" fo:text-indent="0cm" style:auto-text-indent="false"/>
      <style:text-properties fo:font-style="italic" officeooo:rsid="0057627a" officeooo:paragraph-rsid="0057627a" style:font-style-asian="italic" style:font-style-complex="italic"/>
    </style:style>
    <style:style style:name="P51" style:family="paragraph" style:parent-style-name="Text_20_body">
      <style:paragraph-properties fo:margin-left="0cm" fo:margin-right="0cm" fo:text-indent="0cm" style:auto-text-indent="false"/>
      <style:text-properties fo:font-style="italic" officeooo:rsid="0057627a" officeooo:paragraph-rsid="00594101" style:font-style-asian="italic" style:font-style-complex="italic"/>
    </style:style>
    <style:style style:name="P52" style:family="paragraph" style:parent-style-name="Text_20_body">
      <style:paragraph-properties fo:margin-left="0cm" fo:margin-right="0cm" fo:text-indent="0cm" style:auto-text-indent="false"/>
      <style:text-properties fo:font-style="italic" officeooo:rsid="005edeb8" officeooo:paragraph-rsid="005edeb8" style:font-style-asian="italic" style:font-style-complex="italic"/>
    </style:style>
    <style:style style:name="P53" style:family="paragraph" style:parent-style-name="Text_20_body">
      <style:paragraph-properties fo:margin-left="0cm" fo:margin-right="0cm" fo:text-indent="0cm" style:auto-text-indent="false"/>
      <style:text-properties officeooo:rsid="0053e6ec" officeooo:paragraph-rsid="0053e6ec"/>
    </style:style>
    <style:style style:name="P54" style:family="paragraph" style:parent-style-name="Text_20_body">
      <style:paragraph-properties fo:margin-left="0cm" fo:margin-right="0cm" fo:text-indent="0cm" style:auto-text-indent="false"/>
      <style:text-properties officeooo:rsid="0053e6ec" officeooo:paragraph-rsid="00556efa"/>
    </style:style>
    <style:style style:name="P55" style:family="paragraph" style:parent-style-name="Text_20_body">
      <style:paragraph-properties fo:margin-left="0cm" fo:margin-right="0cm" fo:text-indent="0cm" style:auto-text-indent="false"/>
      <style:text-properties officeooo:rsid="0053e6ec" officeooo:paragraph-rsid="005f7a3e"/>
    </style:style>
    <style:style style:name="P56" style:family="paragraph" style:parent-style-name="Text_20_body">
      <style:paragraph-properties fo:margin-left="0cm" fo:margin-right="0cm" fo:text-indent="0cm" style:auto-text-indent="false"/>
      <style:text-properties officeooo:paragraph-rsid="005b1474"/>
    </style:style>
    <style:style style:name="P57" style:family="paragraph" style:parent-style-name="Text_20_body">
      <style:paragraph-properties fo:margin-left="0cm" fo:margin-right="0cm" fo:text-indent="0cm" style:auto-text-indent="false"/>
      <style:text-properties officeooo:paragraph-rsid="005cb442"/>
    </style:style>
    <style:style style:name="P58" style:family="paragraph" style:parent-style-name="Text_20_body">
      <style:paragraph-properties fo:margin-left="0cm" fo:margin-right="0cm" fo:text-indent="0cm" style:auto-text-indent="false"/>
      <style:text-properties officeooo:paragraph-rsid="0063e88f"/>
    </style:style>
    <style:style style:name="P59" style:family="paragraph" style:parent-style-name="Abstract">
      <style:paragraph-properties fo:margin-left="0cm" fo:margin-right="0cm" fo:text-indent="0cm" style:auto-text-indent="false"/>
      <style:text-properties officeooo:paragraph-rsid="001f7d37"/>
    </style:style>
    <style:style style:name="P60" style:family="paragraph" style:parent-style-name="Heading_20_5">
      <style:paragraph-properties fo:text-align="justify" style:justify-single-word="false"/>
    </style:style>
    <style:style style:name="P61" style:family="paragraph" style:parent-style-name="Author">
      <style:paragraph-properties fo:margin-top="0.176cm" fo:margin-bottom="0.176cm" loext:contextual-spacing="false" fo:line-height="50%"/>
      <style:text-properties fo:font-size="8pt" style:font-size-asian="8pt" style:font-size-complex="8pt"/>
    </style:style>
    <style:style style:name="P62" style:family="paragraph" style:parent-style-name="Author">
      <style:paragraph-properties fo:margin-top="0.176cm" fo:margin-bottom="0.071cm" loext:contextual-spacing="false"/>
      <style:text-properties officeooo:paragraph-rsid="001b534c"/>
    </style:style>
    <style:style style:name="P63" style:family="paragraph" style:parent-style-name="Standard">
      <style:paragraph-properties fo:text-align="justify" style:justify-single-word="false"/>
      <style:text-properties style:text-position="0% 100%" officeooo:rsid="006117c3" officeooo:paragraph-rsid="006117c3"/>
    </style:style>
    <style:style style:name="P64" style:family="paragraph" style:parent-style-name="Standard">
      <style:paragraph-properties fo:text-align="justify" style:justify-single-word="false"/>
      <style:text-properties style:text-position="0% 100%" fo:font-weight="bold" officeooo:rsid="006117c3" officeooo:paragraph-rsid="006117c3" style:font-weight-asian="bold" style:font-weight-complex="bold"/>
    </style:style>
    <style:style style:name="P65" style:family="paragraph" style:parent-style-name="Standard">
      <style:paragraph-properties fo:text-align="justify" style:justify-single-word="false"/>
      <style:text-properties style:text-position="0% 100%" fo:font-weight="normal" officeooo:rsid="0061402d" officeooo:paragraph-rsid="0061402d" style:font-weight-asian="normal" style:font-weight-complex="normal"/>
    </style:style>
    <style:style style:name="P66" style:family="paragraph" style:parent-style-name="Standard">
      <style:paragraph-properties fo:text-align="justify" style:justify-single-word="false"/>
      <style:text-properties officeooo:rsid="0067a223" officeooo:paragraph-rsid="0067a223"/>
    </style:style>
    <style:style style:name="P67" style:family="paragraph" style:parent-style-name="Standard">
      <style:paragraph-properties fo:text-align="justify" style:justify-single-word="false"/>
      <style:text-properties officeooo:paragraph-rsid="0013bc09"/>
    </style:style>
    <style:style style:name="P68" style:family="paragraph" style:parent-style-name="Standard">
      <style:paragraph-properties fo:text-align="justify" style:justify-single-word="false"/>
      <style:text-properties officeooo:rsid="0018d4c9" officeooo:paragraph-rsid="0067a223"/>
    </style:style>
    <style:style style:name="P69" style:family="paragraph" style:parent-style-name="Abstract">
      <style:paragraph-properties fo:margin-left="0cm" fo:margin-right="0cm" fo:text-indent="0cm" style:auto-text-indent="false"/>
      <style:text-properties fo:font-style="italic" officeooo:paragraph-rsid="001f7d37" style:font-style-asian="italic" style:font-style-complex="italic"/>
    </style:style>
    <style:style style:name="P70" style:family="paragraph" style:parent-style-name="paper_20_title" style:master-page-name="Standard">
      <style:paragraph-properties fo:margin-top="0.176cm" fo:margin-bottom="0.176cm" loext:contextual-spacing="false" style:page-number="auto"/>
      <style:text-properties officeooo:rsid="0011cb91" officeooo:paragraph-rsid="0011cb91"/>
    </style:style>
    <style:style style:name="P71" style:family="paragraph" style:parent-style-name="references">
      <style:paragraph-properties fo:margin-left="0.624cm" fo:margin-right="0cm" fo:text-align="justify" style:justify-single-word="false" fo:text-indent="-0.624cm" style:auto-text-indent="false"/>
      <style:text-properties officeooo:rsid="001d11f4" officeooo:paragraph-rsid="001d11f4"/>
    </style:style>
    <style:style style:name="P72" style:family="paragraph" style:parent-style-name="references">
      <style:paragraph-properties fo:margin-left="0.624cm" fo:margin-right="0cm" fo:text-align="justify" style:justify-single-word="false" fo:text-indent="-0.624cm" style:auto-text-indent="false"/>
    </style:style>
    <style:style style:name="P73" style:family="paragraph" style:parent-style-name="references" style:list-style-name="">
      <style:paragraph-properties fo:margin-left="0cm" fo:margin-right="0cm" fo:text-indent="0cm" style:auto-text-indent="false"/>
    </style:style>
    <style:style style:name="P74" style:family="paragraph" style:parent-style-name="Heading_20_5">
      <style:paragraph-properties fo:text-align="justify" style:justify-single-word="false"/>
      <style:text-properties officeooo:rsid="0018d4c9" officeooo:paragraph-rsid="0079a3ed"/>
    </style:style>
    <style:style style:name="P75" style:family="paragraph" style:parent-style-name="Heading_20_1">
      <style:text-properties officeooo:rsid="0013bc09" officeooo:paragraph-rsid="0013bc09"/>
    </style:style>
    <style:style style:name="P76" style:family="paragraph" style:parent-style-name="Heading_20_1">
      <style:text-properties officeooo:rsid="0016a086" officeooo:paragraph-rsid="0016a086"/>
    </style:style>
    <style:style style:name="P77" style:family="paragraph" style:parent-style-name="Heading_20_1">
      <style:text-properties officeooo:rsid="00174cb9"/>
    </style:style>
    <style:style style:name="P78" style:family="paragraph" style:parent-style-name="Heading_20_1">
      <style:text-properties officeooo:rsid="00174cb9" officeooo:paragraph-rsid="00174cb9"/>
    </style:style>
    <style:style style:name="P79" style:family="paragraph" style:parent-style-name="Author">
      <style:paragraph-properties fo:margin-top="0.176cm" fo:margin-bottom="0.071cm" loext:contextual-spacing="false"/>
      <style:text-properties officeooo:paragraph-rsid="001f7d37"/>
    </style:style>
    <style:style style:name="P80" style:family="paragraph" style:parent-style-name="Author">
      <style:paragraph-properties fo:margin-top="0.176cm" fo:margin-bottom="0.071cm" loext:contextual-spacing="false"/>
      <style:text-properties officeooo:paragraph-rsid="001b534c"/>
    </style:style>
    <style:style style:name="P81" style:family="paragraph" style:parent-style-name="Text_20_body">
      <style:text-properties officeooo:rsid="00209bfe" officeooo:paragraph-rsid="002a4690"/>
    </style:style>
    <style:style style:name="P82" style:family="paragraph" style:parent-style-name="Text_20_body">
      <style:text-properties fo:font-weight="bold" officeooo:rsid="003da5f5" officeooo:paragraph-rsid="0042ca99" style:font-weight-asian="bold" style:font-weight-complex="bold"/>
    </style:style>
    <style:style style:name="P83" style:family="paragraph" style:parent-style-name="Text_20_body">
      <style:text-properties style:text-position="0% 100%" officeooo:rsid="004aebce" officeooo:paragraph-rsid="004aebce"/>
    </style:style>
    <style:style style:name="P84" style:family="paragraph" style:parent-style-name="Text_20_body">
      <style:text-properties style:text-position="0% 100%" fo:font-style="normal" officeooo:rsid="004e0997" officeooo:paragraph-rsid="00556efa" style:font-style-asian="normal" style:font-style-complex="normal"/>
    </style:style>
    <style:style style:name="P85" style:family="paragraph" style:parent-style-name="Text_20_body">
      <style:text-properties style:text-position="0% 100%" fo:font-style="normal" officeooo:rsid="004e0997" officeooo:paragraph-rsid="0070b885" style:font-style-asian="normal" style:font-style-complex="normal"/>
    </style:style>
    <style:style style:name="P86" style:family="paragraph" style:parent-style-name="Text_20_body">
      <style:text-properties style:text-position="0% 100%" officeooo:rsid="005105b4" officeooo:paragraph-rsid="005105b4"/>
    </style:style>
    <style:style style:name="P87" style:family="paragraph" style:parent-style-name="Text_20_body">
      <style:text-properties fo:font-style="italic" officeooo:rsid="004d42c7" officeooo:paragraph-rsid="0070b885" style:font-style-asian="italic" style:font-style-complex="italic"/>
    </style:style>
    <style:style style:name="P88" style:family="paragraph" style:parent-style-name="Text_20_body">
      <style:text-properties officeooo:paragraph-rsid="003f6078"/>
    </style:style>
    <style:style style:name="P89" style:family="paragraph" style:parent-style-name="Text_20_body">
      <style:paragraph-properties fo:text-align="justify" style:justify-single-word="false"/>
      <style:text-properties officeooo:paragraph-rsid="0084d258"/>
    </style:style>
    <style:style style:name="P90" style:family="paragraph" style:parent-style-name="Text_20_body">
      <style:paragraph-properties fo:margin-left="0cm" fo:margin-right="0cm" fo:text-indent="0cm" style:auto-text-indent="false"/>
      <style:text-properties style:text-position="0% 100%" officeooo:rsid="0033909f" officeooo:paragraph-rsid="0033909f"/>
    </style:style>
    <style:style style:name="P91" style:family="paragraph" style:parent-style-name="Text_20_body">
      <style:paragraph-properties fo:margin-left="0cm" fo:margin-right="0cm" fo:text-indent="0cm" style:auto-text-indent="false"/>
      <style:text-properties style:text-position="0% 100%" officeooo:rsid="003592d1" officeooo:paragraph-rsid="003592d1"/>
    </style:style>
    <style:style style:name="P92" style:family="paragraph" style:parent-style-name="Text_20_body">
      <style:paragraph-properties fo:margin-left="0cm" fo:margin-right="0cm" fo:text-indent="0cm" style:auto-text-indent="false"/>
      <style:text-properties style:text-position="0% 100%" officeooo:rsid="00368997" officeooo:paragraph-rsid="003592d1"/>
    </style:style>
    <style:style style:name="P93" style:family="paragraph" style:parent-style-name="Text_20_body">
      <style:paragraph-properties fo:margin-left="0cm" fo:margin-right="0cm" fo:text-indent="0cm" style:auto-text-indent="false"/>
      <style:text-properties style:text-position="0% 100%" officeooo:rsid="003ae08a" officeooo:paragraph-rsid="003ae08a"/>
    </style:style>
    <style:style style:name="P94" style:family="paragraph" style:parent-style-name="Text_20_body">
      <style:paragraph-properties fo:margin-left="0cm" fo:margin-right="0cm" fo:text-indent="0cm" style:auto-text-indent="false"/>
      <style:text-properties officeooo:rsid="0053e6ec" officeooo:paragraph-rsid="0070b885"/>
    </style:style>
    <style:style style:name="P95" style:family="paragraph" style:parent-style-name="Text_20_body">
      <style:paragraph-properties fo:margin-left="0cm" fo:margin-right="0cm" fo:text-indent="0cm" style:auto-text-indent="false"/>
      <style:text-properties officeooo:paragraph-rsid="00800e6d"/>
    </style:style>
    <style:style style:name="P96" style:family="paragraph" style:parent-style-name="Text_20_body">
      <style:paragraph-properties fo:margin-left="0cm" fo:margin-right="0cm" fo:text-indent="0cm" style:auto-text-indent="false"/>
      <style:text-properties fo:font-weight="bold" officeooo:paragraph-rsid="0084d258" style:font-weight-asian="bold" style:font-weight-complex="bold"/>
    </style:style>
    <style:style style:name="P97" style:family="paragraph">
      <loext:graphic-properties draw:fill="none" draw:fill-color="#ffffff"/>
    </style:style>
    <style:style style:name="P98" style:family="paragraph">
      <loext:graphic-properties draw:fill-color="#000000"/>
      <style:text-properties fo:font-size="21.1499996185303pt"/>
    </style:style>
    <style:style style:name="P99" style:family="paragraph">
      <loext:graphic-properties draw:fill="none" draw:fill-color="#ffffff"/>
      <style:text-properties fo:font-size="65.8000030517578pt"/>
    </style:style>
    <style:style style:name="P100" style:family="paragraph">
      <style:paragraph-properties fo:text-align="center"/>
    </style:style>
    <style:style style:name="P101" style:family="paragraph">
      <loext:graphic-properties draw:fill-color="#d62e4e"/>
      <style:paragraph-properties fo:text-align="center"/>
    </style:style>
    <style:style style:name="P102" style:family="paragraph">
      <loext:graphic-properties draw:fill="none"/>
      <style:paragraph-properties fo:text-align="center"/>
    </style:style>
    <style:style style:name="P103" style:family="paragraph">
      <loext:graphic-properties draw:fill-color="#000000"/>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3da5f5" style:font-style-asian="italic" style:font-style-complex="italic"/>
    </style:style>
    <style:style style:name="T3" style:family="text">
      <style:text-properties fo:font-style="italic" officeooo:rsid="000f17a1" style:font-style-asian="italic"/>
    </style:style>
    <style:style style:name="T4" style:family="text">
      <style:text-properties fo:font-style="italic" officeooo:rsid="0078dafb" style:font-style-asian="italic"/>
    </style:style>
    <style:style style:name="T5" style:family="text">
      <style:text-properties fo:font-size="9pt" style:font-size-asian="9pt" style:font-size-complex="9pt"/>
    </style:style>
    <style:style style:name="T6" style:family="text">
      <style:text-properties fo:font-size="9pt" officeooo:rsid="001b534c" style:font-size-asian="9pt" style:font-size-complex="9pt"/>
    </style:style>
    <style:style style:name="T7" style:family="text">
      <style:text-properties fo:font-size="9pt" fo:font-style="italic" style:font-size-asian="9pt" style:font-style-asian="italic" style:font-size-complex="9pt"/>
    </style:style>
    <style:style style:name="T8" style:family="text">
      <style:text-properties fo:font-size="9pt" fo:font-style="italic" officeooo:rsid="001b534c" style:font-size-asian="9pt" style:font-style-asian="italic" style:font-size-complex="9pt"/>
    </style:style>
    <style:style style:name="T9" style:family="text">
      <style:text-properties fo:font-weight="bold" style:font-weight-asian="bold" style:font-weight-complex="bold"/>
    </style:style>
    <style:style style:name="T10" style:family="text">
      <style:text-properties fo:font-weight="bold" officeooo:rsid="003da5f5" style:font-weight-asian="bold" style:font-weight-complex="bold"/>
    </style:style>
    <style:style style:name="T11" style:family="text">
      <style:text-properties fo:font-weight="bold" officeooo:rsid="005f7a3e" style:font-weight-asian="bold" style:font-weight-complex="bold"/>
    </style:style>
    <style:style style:name="T12" style:family="text">
      <style:text-properties fo:font-variant="normal" fo:text-transform="none" fo:color="#333333" style:text-line-through-style="none" style:text-line-through-type="none" style:font-name="sans-serif" fo:font-size="9pt" fo:letter-spacing="normal" fo:font-style="italic" style:text-underline-style="none" fo:font-weight="normal" style:text-blinking="false" fo:background-color="transparent" loext:char-shading-value="0" style:font-size-asian="9pt" style:font-style-asian="italic" style:font-size-complex="9pt"/>
    </style:style>
    <style:style style:name="T13" style:family="text">
      <style:text-properties fo:font-variant="normal" fo:text-transform="none" fo:color="#333333" style:text-line-through-style="none" style:text-line-through-type="none" style:font-name="sans-serif" fo:font-size="9pt" fo:letter-spacing="normal" fo:font-style="italic" style:text-underline-style="none" fo:font-weight="normal" officeooo:rsid="001da201" style:text-blinking="false" fo:background-color="transparent" loext:char-shading-value="0" style:font-size-asian="9pt" style:font-style-asian="italic" style:font-size-complex="9pt"/>
    </style:style>
    <style:style style:name="T14" style:family="text">
      <style:text-properties fo:font-variant="normal" fo:text-transform="none" fo:color="#202124" style:font-name="Roboto" fo:font-size="8pt" fo:letter-spacing="normal" fo:font-style="normal" fo:font-weight="normal" style:font-size-asian="8pt" style:font-style-asian="italic" style:font-size-complex="8pt"/>
    </style:style>
    <style:style style:name="T15" style:family="text">
      <style:text-properties officeooo:rsid="00136fdb"/>
    </style:style>
    <style:style style:name="T16" style:family="text">
      <style:text-properties officeooo:rsid="001b7f2f"/>
    </style:style>
    <style:style style:name="T17" style:family="text">
      <style:text-properties fo:font-weight="normal" officeooo:rsid="005cb442" style:font-weight-asian="normal" style:font-weight-complex="normal"/>
    </style:style>
    <style:style style:name="T18" style:family="text">
      <style:text-properties officeooo:rsid="00209bfe"/>
    </style:style>
    <style:style style:name="T19" style:family="text">
      <style:text-properties officeooo:rsid="002cb7ce"/>
    </style:style>
    <style:style style:name="T20" style:family="text">
      <style:text-properties style:text-position="sub 58%"/>
    </style:style>
    <style:style style:name="T21" style:family="text">
      <style:text-properties style:text-position="sub 58%" officeooo:rsid="002e817e"/>
    </style:style>
    <style:style style:name="T22" style:family="text">
      <style:text-properties style:text-position="sub 58%" officeooo:rsid="00368997"/>
    </style:style>
    <style:style style:name="T23" style:family="text">
      <style:text-properties style:text-position="sub 58%" officeooo:rsid="0036fcdf"/>
    </style:style>
    <style:style style:name="T24" style:family="text">
      <style:text-properties style:text-position="sub 58%" officeooo:rsid="0042ca99"/>
    </style:style>
    <style:style style:name="T25" style:family="text">
      <style:text-properties style:text-position="sub 58%" officeooo:rsid="004aebce"/>
    </style:style>
    <style:style style:name="T26" style:family="text">
      <style:text-properties style:text-position="sub 58%" officeooo:rsid="005e7459"/>
    </style:style>
    <style:style style:name="T27" style:family="text">
      <style:text-properties style:text-position="sub 58%" officeooo:rsid="00813258"/>
    </style:style>
    <style:style style:name="T28" style:family="text">
      <style:text-properties style:text-position="0% 100%"/>
    </style:style>
    <style:style style:name="T29" style:family="text">
      <style:text-properties style:text-position="0% 100%" officeooo:rsid="002e817e"/>
    </style:style>
    <style:style style:name="T30" style:family="text">
      <style:text-properties style:text-position="0% 100%" officeooo:rsid="002fc03c"/>
    </style:style>
    <style:style style:name="T31" style:family="text">
      <style:text-properties style:text-position="0% 100%" officeooo:rsid="003194ad"/>
    </style:style>
    <style:style style:name="T32" style:family="text">
      <style:text-properties style:text-position="0% 100%" officeooo:rsid="0031c851"/>
    </style:style>
    <style:style style:name="T33" style:family="text">
      <style:text-properties style:text-position="0% 100%" officeooo:rsid="003509f5"/>
    </style:style>
    <style:style style:name="T34" style:family="text">
      <style:text-properties style:text-position="0% 100%" officeooo:rsid="003592d1"/>
    </style:style>
    <style:style style:name="T35" style:family="text">
      <style:text-properties style:text-position="0% 100%" officeooo:rsid="00368997"/>
    </style:style>
    <style:style style:name="T36" style:family="text">
      <style:text-properties style:text-position="0% 100%" officeooo:rsid="0036fcdf"/>
    </style:style>
    <style:style style:name="T37" style:family="text">
      <style:text-properties style:text-position="0% 100%" officeooo:rsid="003c7484"/>
    </style:style>
    <style:style style:name="T38" style:family="text">
      <style:text-properties style:text-position="0% 100%" officeooo:rsid="0042ca99"/>
    </style:style>
    <style:style style:name="T39" style:family="text">
      <style:text-properties style:text-position="0% 100%" officeooo:rsid="0043bd00"/>
    </style:style>
    <style:style style:name="T40" style:family="text">
      <style:text-properties style:text-position="0% 100%" fo:font-weight="bold" style:font-weight-asian="bold" style:font-weight-complex="bold"/>
    </style:style>
    <style:style style:name="T41" style:family="text">
      <style:text-properties style:text-position="0% 100%" fo:font-weight="bold" officeooo:rsid="006117c3" style:font-weight-asian="bold" style:font-weight-complex="bold"/>
    </style:style>
    <style:style style:name="T42" style:family="text">
      <style:text-properties style:text-position="0% 100%" fo:font-weight="bold" officeooo:rsid="0061402d" style:font-weight-asian="bold" style:font-weight-complex="bold"/>
    </style:style>
    <style:style style:name="T43" style:family="text">
      <style:text-properties style:text-position="0% 100%" officeooo:rsid="004883fd"/>
    </style:style>
    <style:style style:name="T44" style:family="text">
      <style:text-properties style:text-position="0% 100%" officeooo:rsid="0046e4b9"/>
    </style:style>
    <style:style style:name="T45" style:family="text">
      <style:text-properties style:text-position="0% 100%" officeooo:rsid="00498884"/>
    </style:style>
    <style:style style:name="T46" style:family="text">
      <style:text-properties style:text-position="0% 100%" officeooo:rsid="004aebce"/>
    </style:style>
    <style:style style:name="T47" style:family="text">
      <style:text-properties style:text-position="0% 100%" officeooo:rsid="004b5234"/>
    </style:style>
    <style:style style:name="T48" style:family="text">
      <style:text-properties style:text-position="0% 100%" fo:font-style="normal" style:font-style-asian="normal" style:font-style-complex="normal"/>
    </style:style>
    <style:style style:name="T49" style:family="text">
      <style:text-properties style:text-position="0% 100%" fo:font-style="normal" officeooo:rsid="002fc03c" style:font-style-asian="normal" style:font-style-complex="normal"/>
    </style:style>
    <style:style style:name="T50" style:family="text">
      <style:text-properties style:text-position="0% 100%" fo:font-style="normal" officeooo:rsid="004e0997" style:font-style-asian="normal" style:font-style-complex="normal"/>
    </style:style>
    <style:style style:name="T51" style:family="text">
      <style:text-properties style:text-position="0% 100%" fo:font-style="normal" officeooo:rsid="0050c6c1" style:font-style-asian="normal" style:font-style-complex="normal"/>
    </style:style>
    <style:style style:name="T52" style:family="text">
      <style:text-properties style:text-position="0% 100%" fo:font-style="normal" officeooo:rsid="00556efa" style:font-style-asian="normal" style:font-style-complex="normal"/>
    </style:style>
    <style:style style:name="T53" style:family="text">
      <style:text-properties style:text-position="0% 100%" fo:font-style="normal" officeooo:rsid="00594101" style:font-style-asian="normal" style:font-style-complex="normal"/>
    </style:style>
    <style:style style:name="T54" style:family="text">
      <style:text-properties style:text-position="0% 100%" fo:font-style="normal" officeooo:rsid="0070b885" style:font-style-asian="normal" style:font-style-complex="normal"/>
    </style:style>
    <style:style style:name="T55" style:family="text">
      <style:text-properties style:text-position="0% 100%" fo:font-style="normal" fo:font-weight="bold" officeooo:rsid="004e0997" style:font-style-asian="normal" style:font-weight-asian="bold" style:font-style-complex="normal" style:font-weight-complex="bold"/>
    </style:style>
    <style:style style:name="T56" style:family="text">
      <style:text-properties style:text-position="0% 100%" fo:font-style="normal" fo:font-weight="bold" officeooo:rsid="005f7a3e" style:font-style-asian="normal" style:font-weight-asian="bold" style:font-style-complex="normal" style:font-weight-complex="bold"/>
    </style:style>
    <style:style style:name="T57" style:family="text">
      <style:text-properties style:text-position="0% 100%" fo:font-style="normal" fo:font-weight="bold" officeooo:rsid="002fc03c" style:font-style-asian="normal" style:font-weight-asian="bold" style:font-style-complex="normal" style:font-weight-complex="bold"/>
    </style:style>
    <style:style style:name="T58" style:family="text">
      <style:text-properties style:text-position="0% 100%" officeooo:rsid="004d42c7"/>
    </style:style>
    <style:style style:name="T59" style:family="text">
      <style:text-properties style:text-position="0% 100%" officeooo:rsid="00537d97"/>
    </style:style>
    <style:style style:name="T60" style:family="text">
      <style:text-properties style:text-position="0% 100%" officeooo:rsid="005ac52d"/>
    </style:style>
    <style:style style:name="T61" style:family="text">
      <style:text-properties style:text-position="0% 100%" officeooo:rsid="005e7459"/>
    </style:style>
    <style:style style:name="T62" style:family="text">
      <style:text-properties style:text-position="0% 100%" officeooo:rsid="006117c3"/>
    </style:style>
    <style:style style:name="T63" style:family="text">
      <style:text-properties style:text-position="0% 100%" officeooo:rsid="005b1474"/>
    </style:style>
    <style:style style:name="T64" style:family="text">
      <style:text-properties style:text-position="0% 100%" officeooo:rsid="0061402d"/>
    </style:style>
    <style:style style:name="T65" style:family="text">
      <style:text-properties style:text-position="0% 100%" officeooo:rsid="00813258"/>
    </style:style>
    <style:style style:name="T66" style:family="text">
      <style:text-properties officeooo:rsid="002e817e"/>
    </style:style>
    <style:style style:name="T67" style:family="text">
      <style:text-properties officeooo:rsid="002fc40c"/>
    </style:style>
    <style:style style:name="T68" style:family="text">
      <style:text-properties officeooo:rsid="003da5f5"/>
    </style:style>
    <style:style style:name="T69" style:family="text">
      <style:text-properties officeooo:rsid="00498884"/>
    </style:style>
    <style:style style:name="T70" style:family="text">
      <style:text-properties officeooo:rsid="005269a8"/>
    </style:style>
    <style:style style:name="T71" style:family="text">
      <style:text-properties officeooo:rsid="00556efa"/>
    </style:style>
    <style:style style:name="T72" style:family="text">
      <style:text-properties officeooo:rsid="005b1474"/>
    </style:style>
    <style:style style:name="T73" style:family="text">
      <style:text-properties officeooo:rsid="005cb442"/>
    </style:style>
    <style:style style:name="T74" style:family="text">
      <style:text-properties officeooo:rsid="005d9a57"/>
    </style:style>
    <style:style style:name="T75" style:family="text">
      <style:text-properties officeooo:rsid="005e7459"/>
    </style:style>
    <style:style style:name="T76" style:family="text">
      <style:text-properties officeooo:rsid="005f7a3e"/>
    </style:style>
    <style:style style:name="T77" style:family="text">
      <style:text-properties officeooo:rsid="0063e88f"/>
    </style:style>
    <style:style style:name="T78" style:family="text">
      <style:text-properties officeooo:rsid="00655b7a"/>
    </style:style>
    <style:style style:name="T79" style:family="text">
      <style:text-properties officeooo:rsid="0067a223"/>
    </style:style>
    <style:style style:name="T80" style:family="text">
      <style:text-properties officeooo:rsid="0068991b"/>
    </style:style>
    <style:style style:name="T81" style:family="text">
      <style:text-properties officeooo:rsid="006aa024"/>
    </style:style>
    <style:style style:name="T82" style:family="text">
      <style:text-properties officeooo:rsid="006b9d51"/>
    </style:style>
    <style:style style:name="T83" style:family="text">
      <style:text-properties officeooo:rsid="0072e90a"/>
    </style:style>
    <style:style style:name="T84" style:family="text">
      <style:text-properties officeooo:rsid="0074cafd"/>
    </style:style>
    <style:style style:name="T85" style:family="text">
      <style:text-properties officeooo:rsid="00797723"/>
    </style:style>
    <style:style style:name="T86" style:family="text">
      <style:text-properties officeooo:rsid="007b04bf"/>
    </style:style>
    <style:style style:name="T87" style:family="text">
      <style:text-properties officeooo:rsid="008058fc"/>
    </style:style>
    <style:style style:name="T88" style:family="text">
      <style:text-properties officeooo:rsid="00813258"/>
    </style:style>
    <style:style style:name="T89" style:family="text">
      <style:text-properties officeooo:rsid="00844ebe"/>
    </style:style>
    <style:style style:name="T90" style:family="text">
      <style:text-properties fo:font-size="12pt"/>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style:style style:name="Sect1" style:family="section">
      <style:section-properties style:writing-mode="lr-tb" style:editable="false">
        <style:columns fo:column-count="3" fo:column-gap="1.27cm">
          <style:column style:rel-width="21845*" fo:start-indent="0cm" fo:end-indent="0.635cm"/>
          <style:column style:rel-width="21845*" fo:start-indent="0.635cm" fo:end-indent="0.635cm"/>
          <style:column style:rel-width="21845*" fo:start-indent="0.635cm" fo:end-indent="0cm"/>
        </style:columns>
      </style:section-properties>
    </style:style>
    <style:style style:name="Sect2" style:family="section">
      <style:section-properties style:writing-mode="lr-tb" style:editable="false">
        <style:columns fo:column-count="2" fo:column-gap="0.635cm">
          <style:column style:rel-width="32767*" fo:start-indent="0cm" fo:end-indent="0.318cm"/>
          <style:column style:rel-width="32768*" fo:start-indent="0.318cm" fo:end-indent="0cm"/>
        </style:columns>
      </style:section-properties>
    </style:style>
    <style:style style:name="gr1" style:family="graphic">
      <style:graphic-properties draw:stroke="solid" svg:stroke-width="0.049cm" draw:marker-start-width="0.427cm" draw:marker-end-width="0.427cm" draw:fill="none" draw:fill-color="#ffffff" draw:textarea-horizontal-align="justify" draw:textarea-vertical-align="middle" draw:auto-grow-height="false" fo:min-height="1.362cm" fo:min-width="0.649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9cm" draw:marker-start-width="0.427cm" draw:marker-end-width="0.427cm" draw:fill="none" draw:fill-color="#ffffff" draw:textarea-horizontal-align="justify" draw:textarea-vertical-align="middle" draw:auto-grow-height="false" fo:min-height="1.813cm" fo:min-width="0.649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0000" draw:textarea-horizontal-align="justify" draw:textarea-vertical-align="middle" draw:auto-grow-height="false" fo:min-height="0.088cm" fo:min-width="2.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6cm" draw:marker-start-width="2.034cm" draw:marker-end-width="2.034cm" draw:fill="none" draw:fill-color="#ffffff" draw:textarea-horizontal-align="justify" draw:textarea-vertical-align="middle" draw:auto-grow-height="false" fo:min-height="3.159cm" fo:min-width="0.732cm"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6cm" draw:marker-start-width="2.034cm" draw:marker-end-width="2.034cm" draw:fill="none" draw:fill-color="#ffffff" draw:textarea-horizontal-align="justify" draw:textarea-vertical-align="middle" draw:auto-grow-height="false" fo:min-height="4.053cm" fo:min-width="0.732cm"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000000" draw:textarea-horizontal-align="justify" draw:textarea-vertical-align="middle" draw:auto-grow-height="false" fo:min-height="0.088cm" fo:min-width="3.9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8" style:family="graphic">
      <style:graphic-properties svg:stroke-width="0.199cm"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style:style>
    <style:style style:name="gr9" style:family="graphic">
      <style:graphic-properties draw:stroke="solid" draw:stroke-dash="Ultrafine_20_Dashed" svg:stroke-width="0.199cm" draw:marker-start-width="0.651cm" draw:marker-end-width="0.651cm" draw:fill-color="#d62e4e"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style:style>
    <style:style style:name="gr10" style:family="graphic">
      <style:graphic-properties svg:stroke-width="0.101cm"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1" style:family="graphic">
      <style:graphic-properties svg:stroke-width="0.101cm" draw:marker-start-width="0.503cm" draw:marker-end-width="0.503cm"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Efficient <text:span text:style-name="T15">Cuboid</text:span> Materialization in <text:span text:style-name="T16">Data Cube</text:span></text:p>
      <text:p text:style-name="P61"/>
      <text:section text:style-name="Sect1" text:name="Section1">
        <text:p text:style-name="P62"><text:span text:style-name="T6">Prashant R</text:span><text:span text:style-name="T5"><text:line-break/></text:span><text:span text:style-name="T12">Department of Information Technology</text:span><text:span text:style-name="T5"><text:line-break/></text:span><text:span text:style-name="T7">Maharaja Surajmal Institute of Technology, GGSIPU, New delhi-1100</text:span><text:span text:style-name="T8">59</text:span><text:span text:style-name="T7">, India </text:span><text:span text:style-name="T5"><text:line-break/></text:span><text:a xlink:type="simple" xlink:href="chrome-extension://hhjeaokafplhjoogdemakihhdhffacia/prashantraghu999@gmail.com" text:style-name="Internet_20_link" text:visited-style-name="Visited_20_Internet_20_Link"><text:span text:style-name="T6">prashantraghu999@gmail.com</text:span></text:a><text:span text:style-name="T6"> </text:span></text:p>
        <text:p text:style-name="P62"><text:span text:style-name="T6">Suman <text:s/>Mann</text:span><text:span text:style-name="T5"><text:line-break/></text:span><text:span text:style-name="T12">Department of Information Technology</text:span><text:span text:style-name="T5"><text:line-break/></text:span><text:span text:style-name="T7">Maharaja Surajmal Institute of Technology, GGSIPU, New delhi-1100</text:span><text:span text:style-name="T8">59</text:span><text:span text:style-name="T7">, India </text:span><text:span text:style-name="T14">sumanmann2007@gmail.com</text:span><text:span text:style-name="T7"> </text:span></text:p>
        <text:p text:style-name="P79"><text:span text:style-name="T6">Eashwaran R</text:span><text:span text:style-name="T5"><text:line-break/></text:span><text:span text:style-name="T12">Department of </text:span><text:span text:style-name="T13">Computer Science</text:span><text:span text:style-name="T5"><text:line-break/></text:span><text:span text:style-name="T7">Maharaja Surajmal Institute of Technology, GGSIPU, New delhi-1100</text:span><text:span text:style-name="T8">59</text:span><text:span text:style-name="T7">, India </text:span><text:span text:style-name="T5"><text:line-break/></text:span><text:a xlink:type="simple" xlink:href="chrome-extension://hhjeaokafplhjoogdemakihhdhffacia/eashwaranraghu@gmail.com" text:style-name="Internet_20_link" text:visited-style-name="Visited_20_Internet_20_Link"><text:span text:style-name="T6">eashwaranraghu@gmail.com</text:span></text:a><text:span text:style-name="T6"> </text:span></text:p>
      </text:section>
      <text:section text:style-name="Sect2" text:name="Section3">
        <text:p text:style-name="P69"><text:tab/></text:p>
        <text:p text:style-name="P59"><text:span text:style-name="T1">Abstract</text:span>—<text:span text:style-name="T3">In the field of business intelligence, we require the analysis of multidimensional data with the need of it being fast and interactive. Data warehousing and OLAP approaches have been developed for this purpose in which the data is viewed in the form of a multidimensional Data cube which allows interactive analysis of the data in various levels of abstraction presented in a graphical manner. In data cube there </text:span><text:span text:style-name="T4">may arise</text:span><text:span text:style-name="T3"> a need to materialize a particular cuboid given that only the core cuboid has been materialized, in this paper we propose an algorithm to do this in an optimal way such that the intermediate cuboids require less space and time to generate.</text:span></text:p>
        <text:p text:style-name="Keywords">Keywords—-<text:span text:style-name="T15">cuboid materialization</text:span>, lattice, data warehouse, OLAP </text:p>
        <text:h text:style-name="Heading_20_1" text:outline-level="1">Introduction </text:h>
        <text:p text:style-name="P22">The basic principle of Data Warehousing is to provide statistics/data to the business users for well calculated and planned strategic decisions. And the data stored is in the form of a multidimensional model. A data warehouse is basically of 3 main types:</text:p>
        <text:p text:style-name="P22">1. Operational Data Store </text:p>
        <text:p text:style-name="P22">2. Enterprise Data Warehouse</text:p>
        <text:p text:style-name="P22">3. Data Mart</text:p>
        <text:p text:style-name="P22">A Data Warehouse works as a primary repository where data from various origins materialize. Further Data might be categorized into Structured, Semi-structured and Unstructured data forms. </text:p>
        <text:p text:style-name="P22">In the past, the various organizations used simple and non-complex data warehousing, but over time they modified it and made it more advanced and intricate.</text:p>
        <text:p text:style-name="P22">The various general stages of the use of data warehouse are as follows:</text:p>
        <text:p text:style-name="P22">1. Offline Operational database: In this stage data is copied from OS to a different server so this way the operational server's performance is not affected as the processing would be done in the server which has the copied data.</text:p>
        <text:p text:style-name="P22">2. Offline Data Warehouse: Data in the Data Warehouse is automatically updated and mapped to reach the objectives.</text:p>
        <text:p text:style-name="P22">3. Real-time Data Warehouse: In this one, Data Warehouses are updated when there is a change in the database, like a transaction.</text:p>
        <text:p text:style-name="P22">These systems provide OLAP tools for interactive analysis of multidimensional data. </text:p>
        <text:p text:style-name="P95">OLAP is the acronym for Online Analytical Processing. In OLAP, information/data are classified by dimensions. </text:p>
        <text:p text:style-name="P95"/>
        <text:p text:style-name="P95">OLAP(cubes) are usually pre-compiled to improve query time in relational databases.</text:p>
        <text:p text:style-name="P22">One of the most coherent data structures is Data Cube, which is used to represent multidimensional aggregates in Data Warehouse systems.</text:p>
        <text:p text:style-name="P22">A data cube refers to a 3D range of values that are used to view data from the multidimensional model in which the information is computed and stored. </text:p>
        <text:p text:style-name="P22">The data cube that is used is defined by two entities, Facts, and Dimensions. Facts are used to analyze dimensions with their numerical values. Dimensions are the rules with respect to which an organization stores their records.</text:p>
        <text:p text:style-name="P22">Data cubes are categorized into two categories:-</text:p>
        <text:p text:style-name="P22">1. Relational OLAP</text:p>
        <text:p text:style-name="P22">2. Multidimensional Data Cube</text:p>
        <text:p text:style-name="P22">In data warehouse systems, query response time largely depends on the efficient computation of data cube. However, creating data cube is normally time and memory consuming. So, we normally materialize cuboids of a Data Cube. To do this, there are three possibilities:</text:p>
        <text:p text:style-name="P22">1. Materialize the whole Data Cube: This is the best solution in terms of the query response time. However, computing every cuboid and storing them will take maximum space if the data cube is very large, which will affect indexing and the query response time. </text:p>
        <text:p text:style-name="P22">2. No Materialization: In this one, Cuboids are computed as and when required. So, the query response time fully depends on the database which stores the raw data. </text:p>
        <text:p text:style-name="P22">3. Partial materialization: This is the most feasible solution. In this approach, some cuboids or cells of a cuboid are pre-computed. However, the problem is how to select these cuboids and cells to be pre-computed. Generally, cuboids and cells which can help in computing other cells or cuboids, are pre-computed. </text:p>
        <text:p text:style-name="P22">All the view materialization algorithms are required to use some data structures to represent the data cube. One useful data structure is data cube lattice <text:span text:style-name="T84">or Lattice of Cuboids</text:span>, which <text:span text:style-name="T84">is being used by our algorithm Lowest first described in this paper</text:span>.</text:p>
        <text:p text:style-name="P22">Rest of the paper is organized as follows: Section 2, <text:span text:style-name="T86">discusses previous work done in related areas of study</text:span>. Section 3, <text:span text:style-name="T86">describes our approach to pathfinding</text:span>. Section 4, <text:span text:style-name="T86">provides a proof by induction to our theorem based on which the algorithm is proposed</text:span>. Section 5, <text:span text:style-name="T86">presents the algorithm lowest first for cuboid materialization.</text:span> Section 6, <text:span text:style-name="T86">implements the algorithm to an example data cube and then verifies the resultant path</text:span>. Section 7, presents the conclusion.</text:p>
        <text:p text:style-name="P22"><text:soft-page-break/></text:p>
        <text:h text:style-name="P75" text:outline-level="1">Related Work</text:h>
        <text:p text:style-name="P5">There has been some synchronous work on the problem of computing and selection of data cube [2][16][14][5][15][1]. Shukla et al. [2] proposed a greedy algorithm which was a modified version of what Harinarayan et al. presented, which proposed a greedy algorithm that works on the lattice and pick the right views to materialize, subject to various constraints for the selection of data cube. This had an efficiency problem which was solved by Shukla et al. [17]. whose work proposed PBS (Pick by Size) that selects data cube according to the cube size. H. Gupta [13] proposed a polynomial time greedy heuristic framework that uses AND view (each view has a unique evaluation), OR view (any view can be computed from any of its related views), and AND-OR view graph. <text:s/>Shukla et al. [18] proposed three different algorithms, considering the view selection problem for multi-cube data models, SimpleLocal, SimpleGlobal, and Complex Global which pick<text:span text:style-name="T87">s</text:span> aggregates for precomputation from multi-cube schemas. </text:p>
        <text:p text:style-name="P5">A heuristic algorithm was proposed by C. Zhang et al. [15], for determining a set of materialized views based on the idea of reusing temporary results from the execution of global queries with the help of Multiple View Processing Plan (MVPP). This algorithm had a major flaw, it didn't consider the system storage constraints. For this special case of OR view graphs, Himanshu Gupta et al. [12] designed an approximation greedy algorithm. To demonstrate that materialized views is practical and effective as compared to heuristic approaches J. Yang et al. [15] used Genetic Algorithm. W. Yang [7] proposed a greedy repaired genetic algorithm to select the set of materialized cubes and found that solution can greatly reduce the amount of query cost as well as the cube maintenance cost. I. Mami et al. [11] presented a constraint programming-based approach to address the view selection problem. A framework for materialized view selection was proposed by K. Aouiche et al. [8] that exploited a data mining technique (clustering), in order to determine clusters of similar queries. He also proposed a view merging algorithm that builds a greedy process and candidate for selecting a set of views to materialize. I. Mami [10] game surveys of the technique for selection of cube. </text:p>
        <text:p text:style-name="P5"/>
        <text:p text:style-name="P5">M.P. Deshpande [17][6] proposed a sorting-based algorithm, for computing the cube that overlaps the computation of different group-by operations using the least possible memory for each computation of cube in the lattice of the cuboid. A Lvanova and R. Boris [9] designed data cube based on the Object-oriented conceptual model. S. Sen [4][3] proposed an algorithm for finding the optimal path in the lattice of the cuboid, which is based on two operations roll-up and drill-down for finding the optimized path to traverse between data cubes. Now the researchers are focusing on designing efficient algorithms for the complete cube.</text:p>
        <text:p text:style-name="P5"><text:s/></text:p>
        <text:p text:style-name="P2"/>
        <text:h text:style-name="P76" text:outline-level="1">Lowest First Approach</text:h>
        <text:p text:style-name="P17">In Lattice of cuboids, there may arise a situation where we require to materialize a particular cuboid given that only core cuboid is presently materialized. We propose an algorithm named Lowest First, that does this by searching and materializing those intermediate cuboids that have the lowest number of rows present <text:span text:style-name="T85">and hence</text:span> low space and time <text:span text:style-name="T88">complexities.</text:span></text:p>
        <text:p text:style-name="P18">For example let us consider a Lattice of cuboids having a total of 4 dimensions <text:span text:style-name="T19">{</text:span>A,B,C,D<text:span text:style-name="T19">} having values A=10, B=20, C=5, D=15</text:span>. If we had to materialize cuboid &lt;A&gt; <text:s/>having cuboid &lt;A,B,C,D&gt; already materialized we have multiple ways to do this.</text:p>
        <text:p text:style-name="P18">i) One is by starting from &lt;A,B,C,D&gt; to &lt;A,B,C&gt; and then to &lt;A,B&gt; and finally we reach &lt;A&gt;</text:p>
        <text:p text:style-name="P81">ii) Another path may be to start from &lt;A,B,C,D&gt; to &lt;A, C,D&gt; to &lt;A,D&gt; and finally to &lt;A&gt;.</text:p>
        <text:p text:style-name="P19"><text:span text:style-name="T18">In total we have </text:span><text:span text:style-name="T18"><draw:frame draw:style-name="fr1" draw:name="Object2" text:anchor-type="as-char" svg:y="-1.141cm" svg:width="1.713cm" svg:height="1.055cm" draw:z-index="0"><draw:object xlink:href="./Object 2" xlink:type="simple" xlink:show="embed" xlink:actuate="onLoad"/><draw:image xlink:href="./ObjectReplacements/Object 2" xlink:type="simple" xlink:show="embed" xlink:actuate="onLoad"/></draw:frame></text:span><text:span text:style-name="T18"><text:s/>number of ways of doing so, which we can try all to compare and decide the most efficient path but our proposed algorithm finds the most efficient path by sorting and hashing the product of cardinalities of dimensions in each cuboid without the need to actually materialize intermediate cuboids and find the most efficient path. <text:line-break/>First, we represent the cost of a path as a mathematical expression using which as a parameter we compare the efficiency of various paths and later optimize it. The expression involves the cardinalities of dimensions each intermediate cuboid has where cardinality of a dimension is the number of elements in the set containing all unique values a dimension has. For a better explanation, let's get back to our example of the Data cube with 4 dimensions {A,B,C,D} and we are required to find an efficient path starting from &lt;A,B,C,D&gt; to &lt;A&gt; <text:s/>by observation we can say that the path will involve two intermediate cuboids one having 3 dimensions and the other having 2 dimensions materializing both will result in our target cuboid, and both of these intermediate cuboids must contain all dimensions present in our target cuboid which is {A} in our case. </text:span></text:p>
        <text:p text:style-name="P20"><text:s text:c="4"/><text:span text:style-name="T19"><text:s text:c="17"/></text:span><draw:frame draw:style-name="fr1" draw:name="Object1" text:anchor-type="as-char" svg:y="-0.377cm" svg:width="2.399cm" svg:height="0.531cm" draw:z-index="1"><draw:object xlink:href="./Object 1" xlink:type="simple" xlink:show="embed" xlink:actuate="onLoad"/><draw:image xlink:href="./ObjectReplacements/Object 1" xlink:type="simple" xlink:show="embed" xlink:actuate="onLoad"/></draw:frame><text:tab/> <text:s text:c="3"/><text:span text:style-name="T67"><text:s text:c="9"/></text:span><text:span text:style-name="T30"><draw:frame draw:style-name="fr1" draw:name="Object7" text:anchor-type="as-char" svg:y="-0.386cm" svg:width="0.73cm" svg:height="0.506cm" draw:z-index="13"><draw:object xlink:href="./Object 7" xlink:type="simple" xlink:show="embed" xlink:actuate="onLoad"/><draw:image xlink:href="./ObjectReplacements/Object 7" xlink:type="simple" xlink:show="embed" xlink:actuate="onLoad"/><svg:desc>formula</svg:desc></draw:frame></text:span></text:p>
        <text:p text:style-name="P21">is the expression <text:span text:style-name="T66">for the cost </text:span>where a<text:span text:style-name="T20">1</text:span><text:span text:style-name="T28">, </text:span><text:span text:style-name="T29">a</text:span><text:span text:style-name="T21">2</text:span><text:span text:style-name="T29">, a</text:span><text:span text:style-name="T21">3</text:span><text:span text:style-name="T20"> <text:s/></text:span><text:span text:style-name="T29">are</text:span><text:span text:style-name="T28"> the </text:span><text:span text:style-name="T29">cardinalities of the dimensions present in intermediate cuboid </text:span><text:span text:style-name="T28"><text:s/></text:span><text:span text:style-name="T29">having 3 dimensions and a4, a5 are the cardinalities of dimensions present in intermediate cuboid having 2 dimensions. We also know that a</text:span><text:span text:style-name="T21">4</text:span><text:span text:style-name="T29">, a</text:span><text:span text:style-name="T21">5</text:span><text:span text:style-name="T29"> must be present in <text:s/></text:span><text:span text:style-name="T28">a</text:span><text:span text:style-name="T20">1</text:span><text:span text:style-name="T28">, </text:span><text:span text:style-name="T20"><text:s/></text:span><text:span text:style-name="T29">a</text:span><text:span text:style-name="T21">2</text:span><text:span text:style-name="T29">,</text:span><text:span text:style-name="T21"> </text:span><text:span text:style-name="T29">a</text:span><text:span text:style-name="T21">3 </text:span><text:span text:style-name="T29">so for simplicity we assume </text:span><text:span text:style-name="T29"><draw:frame draw:style-name="fr1" draw:name="Object3" text:anchor-type="as-char" svg:y="-0.377cm" svg:width="1.272cm" svg:height="0.531cm" draw:z-index="2"><draw:object xlink:href="./Object 3" xlink:type="simple" xlink:show="embed" xlink:actuate="onLoad"/><draw:image xlink:href="./ObjectReplacements/Object 3" xlink:type="simple" xlink:show="embed" xlink:actuate="onLoad"/></draw:frame></text:span><text:span text:style-name="T29">and</text:span><text:span text:style-name="T29"><draw:frame draw:style-name="fr1" draw:name="Object4" text:anchor-type="as-char" svg:y="-0.377cm" svg:width="1.259cm" svg:height="0.531cm" draw:z-index="3"><draw:object xlink:href="./Object 4" xlink:type="simple" xlink:show="embed" xlink:actuate="onLoad"/><draw:image xlink:href="./ObjectReplacements/Object 4" xlink:type="simple" xlink:show="embed" xlink:actuate="onLoad"/></draw:frame></text:span></text:p>
        <text:p text:style-name="P38"><text:span text:style-name="T28">so that our expression </text:span><text:span text:style-name="T30">becomes </text:span></text:p>
        <text:p text:style-name="P38"><text:span text:style-name="T30"><text:tab/><text:tab/><text:tab/></text:span><text:span text:style-name="T30"><draw:frame draw:style-name="fr1" draw:name="Object5" text:anchor-type="as-char" svg:y="-0.377cm" svg:width="2.381cm" svg:height="0.531cm" draw:z-index="4"><draw:object xlink:href="./Object 5" xlink:type="simple" xlink:show="embed" xlink:actuate="onLoad"/><draw:image xlink:href="./ObjectReplacements/Object 5" xlink:type="simple" xlink:show="embed" xlink:actuate="onLoad"/></draw:frame></text:span><text:span text:style-name="T30"><text:tab/> <text:s text:c="11"/></text:span><text:span text:style-name="T30"><draw:frame draw:style-name="fr1" draw:name="Object6" text:anchor-type="as-char" svg:y="-0.386cm" svg:width="0.734cm" svg:height="0.506cm" draw:z-index="5"><draw:object xlink:href="./Object 6" xlink:type="simple" xlink:show="embed" xlink:actuate="onLoad"/><draw:image xlink:href="./ObjectReplacements/Object 6" xlink:type="simple" xlink:show="embed" xlink:actuate="onLoad"/></draw:frame></text:span></text:p>
        <text:p text:style-name="P40"><text:span text:style-name="T30">T</text:span><text:span text:style-name="T28">he target dimension {A} must be present in both intermediate cuboids hence we assume a</text:span><text:span text:style-name="T20">1</text:span><text:span text:style-name="T28"> to be A and take is common, so our expression further reduces to </text:span></text:p>
        <text:p text:style-name="P41"><text:span text:style-name="T28"><text:s text:c="4"/></text:span><text:span text:style-name="T31"><text:s text:c="25"/></text:span><text:span text:style-name="T28"><draw:frame draw:style-name="fr1" draw:name="Object8" text:anchor-type="as-char" svg:y="-0.386cm" svg:width="2.265cm" svg:height="0.54cm" draw:z-index="9"><draw:object xlink:href="./Object 8" xlink:type="simple" xlink:show="embed" xlink:actuate="onLoad"/><draw:image xlink:href="./ObjectReplacements/Object 8" xlink:type="simple" xlink:show="embed" xlink:actuate="onLoad"/></draw:frame></text:span><text:span text:style-name="T28"><text:s text:c="3"/></text:span><text:span text:style-name="T31"><text:s text:c="4"/><text:tab/> <text:s text:c="9"/></text:span><text:span text:style-name="T30"><text:s text:c="2"/></text:span><text:span text:style-name="T30"><draw:frame draw:style-name="fr1" draw:name="Object10" text:anchor-type="as-char" svg:y="-0.386cm" svg:width="0.737cm" svg:height="0.506cm" draw:z-index="10"><draw:object xlink:href="./Object 10" xlink:type="simple" xlink:show="embed" xlink:actuate="onLoad"/><draw:image xlink:href="./ObjectReplacements/Object 10" xlink:type="simple" xlink:show="embed" xlink:actuate="onLoad"/><svg:desc>formula</svg:desc></draw:frame></text:span></text:p>
        <text:p text:style-name="P41"><text:span text:style-name="T31">where</text:span><text:span text:style-name="T28"> </text:span><text:span text:style-name="T28"><draw:frame draw:style-name="fr1" draw:name="Object9" text:anchor-type="as-char" svg:y="-0.377cm" svg:width="1.229cm" svg:height="0.531cm" draw:z-index="7"><draw:object xlink:href="./Object 9" xlink:type="simple" xlink:show="embed" xlink:actuate="onLoad"/><draw:image xlink:href="./ObjectReplacements/Object 9" xlink:type="simple" xlink:show="embed" xlink:actuate="onLoad"/></draw:frame></text:span></text:p>
        <text:p text:style-name="P39"><text:span text:style-name="T30">N</text:span><text:span text:style-name="T28">ow we need to find an optimal injection between the domain set {a</text:span><text:span text:style-name="T20">2</text:span><text:span text:style-name="T28">,a</text:span><text:span text:style-name="T20">3</text:span><text:span text:style-name="T28">} </text:span><text:span text:style-name="T32">containing elements present in our expression (3)</text:span><text:span text:style-name="T20"> </text:span><text:span text:style-name="T28">to codomain containing dimensions {B,C,D} <text:s/></text:span><text:span text:style-name="T32">that are present in our source cuboid but absent in target cuboids we call this set difference set.</text:span></text:p>
        <text:p text:style-name="P43"><text:span text:style-name="T32">T</text:span><text:span text:style-name="T28">he way our algorithm finds this optimal injection is by performing the following operations.</text:span></text:p>
        <text:p text:style-name="P90"><text:soft-page-break/>Steps:</text:p>
        <text:p text:style-name="P90"><text:tab/>1)Sort the difference set based on cardinality of each dimension.</text:p>
        <text:p text:style-name="P43"><text:span text:style-name="T28"><text:tab/>2)Map each element of domain set in order starting from a</text:span><text:span text:style-name="T20">1 </text:span><text:span text:style-name="T28">to a</text:span><text:span text:style-name="T20">n</text:span><text:span text:style-name="T28"> </text:span><text:span text:style-name="T33">to elements of difference set in sorted </text:span><text:span text:style-name="T34">ascending </text:span><text:span text:style-name="T33">order.</text:span></text:p>
        <text:p text:style-name="P44"><text:span text:style-name="T33">S</text:span><text:span text:style-name="T28">o the result</text:span><text:span text:style-name="T39">ant mapping</text:span><text:span text:style-name="T28"> for our example data cube </text:span><text:span text:style-name="T39">and particular path finding</text:span><text:span text:style-name="T28"> will look like.</text:span></text:p>
        <text:p text:style-name="P44"><text:span text:style-name="T28"><text:tab/><text:tab/> <text:s text:c="11"/></text:span><text:span text:style-name="T36">Domain<text:tab/> <text:s text:c="9"/>Codomain</text:span></text:p>
        <text:p text:style-name="P91"><draw:custom-shape text:anchor-type="paragraph" draw:z-index="6" draw:name="Shape1" draw:style-name="gr1" draw:text-style-name="P97" svg:width="0.989cm" svg:height="1.994cm" svg:x="2.461cm" svg:y="0.132cm"><text:p><text:s/></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1" draw:style-name="gr2" draw:text-style-name="P97" svg:width="0.989cm" svg:height="2.632cm" svg:x="4.965cm" svg:y="0.078cm"><text:p><text:s/></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4"><draw:custom-shape text:anchor-type="paragraph" draw:z-index="12" draw:name="Shape4" draw:style-name="gr3" draw:text-style-name="P98" svg:width="2.031cm" svg:height="0.089cm" svg:x="3.237cm" svg:y="0.191cm"><text:p/><draw:enhanced-geometry svg:viewBox="0 0 21600 21600" draw:type="rectangle" draw:enhanced-path="M 0 0 L 21600 0 21600 21600 0 21600 0 0 Z N"/></draw:custom-shape><text:span text:style-name="T28"><text:tab/> <text:s text:c="3"/><text:tab/><text:tab/> <text:s text:c="2"/></text:span><text:span text:style-name="T36">a</text:span><text:span text:style-name="T23">2</text:span><text:span text:style-name="T22"><text:tab/><text:tab/> <text:s text:c="4"/></text:span><text:span text:style-name="T36">C</text:span><text:span text:style-name="T22"><text:tab/> <text:s text:c="6"/></text:span></text:p>
        <text:p text:style-name="P45"><draw:custom-shape text:anchor-type="paragraph" draw:z-index="11" draw:name="Shape4" draw:style-name="gr3" draw:text-style-name="P98" svg:width="2.031cm" svg:height="0.089cm" svg:x="3.237cm" svg:y="0.191cm"><text:p/><draw:enhanced-geometry svg:viewBox="0 0 21600 21600" draw:type="rectangle" draw:enhanced-path="M 0 0 L 21600 0 21600 21600 0 21600 0 0 Z N"/></draw:custom-shape><text:span text:style-name="T28"><text:tab/> <text:s text:c="3"/><text:tab/><text:tab/> <text:s text:c="2"/></text:span><text:span text:style-name="T35">a</text:span><text:span text:style-name="T23">3 <text:s text:c="10"/></text:span><text:span text:style-name="T22"><text:tab/><text:tab/> <text:s text:c="4"/></text:span><text:span text:style-name="T36">D</text:span></text:p>
        <text:p text:style-name="P45"><text:span text:style-name="T36"><text:tab/><text:tab/><text:tab/><text:tab/><text:tab/> <text:s text:c="2"/>B</text:span><text:span text:style-name="T22"><text:tab/><text:tab/></text:span></text:p>
        <text:p text:style-name="P92"><text:tab/> <text:s text:c="3"/><text:tab/><text:tab/> <text:s/></text:p>
        <text:p text:style-name="P91"/>
        <text:p text:style-name="P46"><text:span text:style-name="T28">where the sorted difference set in ascending order is {C,D,B} based on their values 5,15,20 respectively and the domain set is </text:span><text:span text:style-name="T65">{</text:span><text:span text:style-name="T28">a</text:span><text:span text:style-name="T20">2 </text:span><text:span text:style-name="T28">, a</text:span><text:span text:style-name="T20">3</text:span><text:span text:style-name="T65">}</text:span><text:span text:style-name="T20"> </text:span><text:span text:style-name="T28">so our expression finally becomes </text:span></text:p>
        <text:p text:style-name="P46"><text:span text:style-name="T28"><text:tab/><text:tab/><text:tab/> <text:s text:c="4"/></text:span><text:span text:style-name="T28"><draw:frame draw:style-name="fr1" draw:name="Object11" text:anchor-type="as-char" svg:y="-0.377cm" svg:width="1.727cm" svg:height="0.467cm" draw:z-index="14"><draw:object xlink:href="./Object 11" xlink:type="simple" xlink:show="embed" xlink:actuate="onLoad"/><draw:image xlink:href="./ObjectReplacements/Object 11" xlink:type="simple" xlink:show="embed" xlink:actuate="onLoad"/></draw:frame></text:span><text:span text:style-name="T28"><text:tab/><text:tab/><text:tab/> <text:s text:c="2"/></text:span></text:p>
        <text:p text:style-name="P93">which means the optimal path from &lt;A,B,C,D&gt; to &lt;A&gt; is</text:p>
        <text:p text:style-name="P93"><text:tab/> <text:s text:c="2"/>&lt;A,B,C,D&gt; =&gt; &lt;A,C,D&gt; =&gt; &lt;A,C&gt; =&gt; &lt;A&gt;</text:p>
        <text:p text:style-name="P47"><text:span text:style-name="T28">and the intermediate cuboids are &lt;A,C,D&gt; and &lt;A,C&gt; which out of all other possibilities </text:span><text:span text:style-name="T65">require</text:span><text:span text:style-name="T28"> l</text:span><text:span text:style-name="T37">east space and </text:span><text:span text:style-name="T65">time</text:span><text:span text:style-name="T37"> to materialize.</text:span></text:p>
        <text:p text:style-name="P44"><text:span text:style-name="T28">Now we provide a proof by induction to why the algorithm results in </text:span><text:span text:style-name="T60">an </text:span><text:span text:style-name="T28">optimal path.</text:span></text:p>
        <text:h text:style-name="P77" text:outline-level="1">Mathematical Proof </text:h>
        <text:p text:style-name="P82"/>
        <text:p text:style-name="P23"><text:span text:style-name="T10">Theorem 1</text:span><text:span text:style-name="T68">. </text:span><text:span text:style-name="T2">Minimum value of expression </text:span></text:p>
        <text:p text:style-name="P48"><draw:frame draw:style-name="fr1" draw:name="Object12" text:anchor-type="as-char" svg:y="-0.377cm" svg:width="7.024cm" svg:height="0.531cm" draw:z-index="15"><draw:object xlink:href="./Object 12" xlink:type="simple" xlink:show="embed" xlink:actuate="onLoad"/><draw:image xlink:href="./ObjectReplacements/Object 12" xlink:type="simple" xlink:show="embed" xlink:actuate="onLoad"/></draw:frame><text:span text:style-name="T30"><draw:frame draw:style-name="fr1" draw:name="Object13" text:anchor-type="as-char" svg:y="-0.386cm" svg:width="0.758cm" svg:height="0.506cm" draw:z-index="16"><draw:object xlink:href="./Object 13" xlink:type="simple" xlink:show="embed" xlink:actuate="onLoad"/><draw:image xlink:href="./ObjectReplacements/Object 13" xlink:type="simple" xlink:show="embed" xlink:actuate="onLoad"/><svg:desc>formula</svg:desc></draw:frame></text:span></text:p>
        <text:p text:style-name="P26"><text:span text:style-name="T69">where</text:span><text:span text:style-name="T69"><draw:frame draw:style-name="fr1" draw:name="Object20" text:anchor-type="as-char" svg:y="-0.377cm" svg:width="1.159cm" svg:height="0.467cm" draw:z-index="29"><draw:object xlink:href="./Object 20" xlink:type="simple" xlink:show="embed" xlink:actuate="onLoad"/><draw:image xlink:href="./ObjectReplacements/Object 20" xlink:type="simple" xlink:show="embed" xlink:actuate="onLoad"/></draw:frame></text:span><text:span text:style-name="T69">is obtained when the set containing all the variables present in the expression</text:span><text:span text:style-name="T30"><draw:frame draw:style-name="fr1" draw:name="Object31" text:anchor-type="as-char" svg:y="-0.386cm" svg:width="0.758cm" svg:height="0.506cm" draw:z-index="64"><draw:object xlink:href="./Object 31" xlink:type="simple" xlink:show="embed" xlink:actuate="onLoad"/><draw:image xlink:href="./ObjectReplacements/Object 31" xlink:type="simple" xlink:show="embed" xlink:actuate="onLoad"/><svg:desc>formula</svg:desc></draw:frame></text:span><text:span text:style-name="T69">in order starting from</text:span><text:span text:style-name="T24"><draw:frame draw:style-name="fr1" draw:name="Object18" text:anchor-type="as-char" svg:y="-0.377cm" svg:width="0.552cm" svg:height="0.531cm" draw:z-index="20"><draw:object xlink:href="./Object 18" xlink:type="simple" xlink:show="embed" xlink:actuate="onLoad"/><draw:image xlink:href="./ObjectReplacements/Object 18" xlink:type="simple" xlink:show="embed" xlink:actuate="onLoad"/></draw:frame></text:span><text:span text:style-name="T38">to </text:span><draw:frame draw:style-name="fr1" draw:name="Object19" text:anchor-type="as-char" svg:y="-0.377cm" svg:width="0.557cm" svg:height="0.531cm" draw:z-index="28"><draw:object xlink:href="./Object 19" xlink:type="simple" xlink:show="embed" xlink:actuate="onLoad"/><draw:image xlink:href="./ObjectReplacements/Object 19" xlink:type="simple" xlink:show="embed" xlink:actuate="onLoad"/><svg:desc>formula</svg:desc></draw:frame><text:span text:style-name="T38">is mapped to </text:span><text:span text:style-name="T43">a</text:span><text:span text:style-name="T38"> set </text:span><text:span text:style-name="T43">containing</text:span><text:span text:style-name="T44"><draw:frame draw:style-name="fr1" draw:name="Object17" text:anchor-type="as-char" svg:y="-0.377cm" svg:width="0.515cm" svg:height="0.467cm" draw:z-index="19"><draw:object xlink:href="./Object 17" xlink:type="simple" xlink:show="embed" xlink:actuate="onLoad"/><draw:image xlink:href="./ObjectReplacements/Object 17" xlink:type="simple" xlink:show="embed" xlink:actuate="onLoad"/><svg:desc>formula</svg:desc></draw:frame></text:span><text:span text:style-name="T43">elements where</text:span><text:span text:style-name="T43"><draw:frame draw:style-name="fr1" draw:name="Object16" text:anchor-type="as-char" svg:y="-0.377cm" svg:width="1.088cm" svg:height="0.467cm" draw:z-index="18"><draw:object xlink:href="./Object 16" xlink:type="simple" xlink:show="embed" xlink:actuate="onLoad"/><draw:image xlink:href="./ObjectReplacements/Object 16" xlink:type="simple" xlink:show="embed" xlink:actuate="onLoad"/></draw:frame></text:span><text:span text:style-name="T45">and</text:span><text:span text:style-name="T45"><draw:frame draw:style-name="fr1" draw:name="Object21" text:anchor-type="as-char" svg:y="-0.377cm" svg:width="1.252cm" svg:height="0.467cm" draw:z-index="23"><draw:object xlink:href="./Object 21" xlink:type="simple" xlink:show="embed" xlink:actuate="onLoad"/><draw:image xlink:href="./ObjectReplacements/Object 21" xlink:type="simple" xlink:show="embed" xlink:actuate="onLoad"/><svg:desc>formula</svg:desc></draw:frame></text:span><text:span text:style-name="T38">in sorted ascending order.</text:span></text:p>
        <text:p text:style-name="P24"><text:span text:style-name="T40">Proof.</text:span><text:span text:style-name="T28"> <text:s/></text:span></text:p>
        <text:p text:style-name="P31"><text:span text:style-name="T28">Let the </text:span><text:span text:style-name="T43">codomain to which we map be</text:span><text:span text:style-name="T28"> </text:span></text:p>
        <text:p text:style-name="P32"><text:span text:style-name="T28"><text:tab/> <text:s text:c="7"/></text:span><text:span text:style-name="T28"><draw:frame draw:style-name="fr1" draw:name="Object14" text:anchor-type="as-char" svg:y="-0.377cm" svg:width="3.614cm" svg:height="0.531cm" draw:z-index="17"><draw:object xlink:href="./Object 14" xlink:type="simple" xlink:show="embed" xlink:actuate="onLoad"/><draw:image xlink:href="./ObjectReplacements/Object 14" xlink:type="simple" xlink:show="embed" xlink:actuate="onLoad"/></draw:frame></text:span><text:span text:style-name="T28"><text:tab/> <text:s text:c="6"/></text:span><text:span text:style-name="T47"><text:s text:c="5"/></text:span><text:span text:style-name="T30"><draw:frame draw:style-name="fr1" draw:name="Object24" text:anchor-type="as-char" svg:y="-0.386cm" svg:width="0.737cm" svg:height="0.506cm" draw:z-index="36"><draw:object xlink:href="./Object 24" xlink:type="simple" xlink:show="embed" xlink:actuate="onLoad"/><draw:image xlink:href="./ObjectReplacements/Object 24" xlink:type="simple" xlink:show="embed" xlink:actuate="onLoad"/><svg:desc>formula</svg:desc></draw:frame></text:span></text:p>
        <text:p text:style-name="P83">and assume it is present in sorted ascending order </text:p>
        <text:p text:style-name="P34"><text:span text:style-name="T28">so </text:span><text:span text:style-name="T28"><draw:frame draw:style-name="fr1" draw:name="Object15" text:anchor-type="as-char" svg:y="-0.377cm" svg:width="4.519cm" svg:height="0.531cm" draw:z-index="21"><draw:object xlink:href="./Object 15" xlink:type="simple" xlink:show="embed" xlink:actuate="onLoad"/><draw:image xlink:href="./ObjectReplacements/Object 15" xlink:type="simple" xlink:show="embed" xlink:actuate="onLoad"/></draw:frame></text:span><text:span text:style-name="T28"><text:tab/> <text:s text:c="11"/></text:span><text:span text:style-name="T30"><draw:frame draw:style-name="fr1" draw:name="Object23" text:anchor-type="as-char" svg:y="-0.386cm" svg:width="0.743cm" svg:height="0.506cm" draw:z-index="25"><draw:object xlink:href="./Object 23" xlink:type="simple" xlink:show="embed" xlink:actuate="onLoad"/><draw:image xlink:href="./ObjectReplacements/Object 23" xlink:type="simple" xlink:show="embed" xlink:actuate="onLoad"/><svg:desc>formula</svg:desc></draw:frame></text:span></text:p>
        <text:p text:style-name="P25"><text:span text:style-name="T28">Base Case. </text:span><text:span text:style-name="T49"><draw:frame draw:style-name="fr1" draw:name="Object33" text:anchor-type="as-char" svg:y="-0.377cm" svg:width="0.984cm" svg:height="0.467cm" draw:z-index="41"><draw:object xlink:href="./Object 33" xlink:type="simple" xlink:show="embed" xlink:actuate="onLoad"/><draw:image xlink:href="./ObjectReplacements/Object 33" xlink:type="simple" xlink:show="embed" xlink:actuate="onLoad"/><svg:desc>formula</svg:desc></draw:frame></text:span></text:p>
        <text:p text:style-name="P33"><text:span text:style-name="T28">when</text:span><text:span text:style-name="T30"><draw:frame draw:style-name="fr1" draw:name="Object32" text:anchor-type="as-char" svg:y="-0.377cm" svg:width="0.984cm" svg:height="0.467cm" draw:z-index="38"><draw:object xlink:href="./Object 32" xlink:type="simple" xlink:show="embed" xlink:actuate="onLoad"/><draw:image xlink:href="./ObjectReplacements/Object 32" xlink:type="simple" xlink:show="embed" xlink:actuate="onLoad"/><svg:desc>formula</svg:desc></draw:frame></text:span><text:span text:style-name="T28">the domain becomes</text:span><text:span text:style-name="T25"><draw:frame draw:style-name="fr1" draw:name="Object28" text:anchor-type="as-char" svg:y="-0.377cm" svg:width="0.884cm" svg:height="0.531cm" draw:z-index="30"><draw:object xlink:href="./Object 28" xlink:type="simple" xlink:show="embed" xlink:actuate="onLoad"/><draw:image xlink:href="./ObjectReplacements/Object 28" xlink:type="simple" xlink:show="embed" xlink:actuate="onLoad"/><svg:desc>formula</svg:desc></draw:frame></text:span><text:span text:style-name="T28">and the expression is reduced to a single term containing only</text:span><text:span text:style-name="T25"><draw:frame draw:style-name="fr1" draw:name="Object29" text:anchor-type="as-char" svg:y="-0.377cm" svg:width="0.552cm" svg:height="0.531cm" draw:z-index="31"><draw:object xlink:href="./Object 29" xlink:type="simple" xlink:show="embed" xlink:actuate="onLoad"/><draw:image xlink:href="./ObjectReplacements/Object 29" xlink:type="simple" xlink:show="embed" xlink:actuate="onLoad"/><svg:desc>formula</svg:desc></draw:frame></text:span><text:span text:style-name="T28"> </text:span><text:span text:style-name="T46">now according to our theorem we map the variable</text:span><text:span text:style-name="T25"><draw:frame draw:style-name="fr1" draw:name="Object30" text:anchor-type="as-char" svg:y="-0.377cm" svg:width="0.552cm" svg:height="0.531cm" draw:z-index="35"><draw:object xlink:href="./Object 30" xlink:type="simple" xlink:show="embed" xlink:actuate="onLoad"/><draw:image xlink:href="./ObjectReplacements/Object 30" xlink:type="simple" xlink:show="embed" xlink:actuate="onLoad"/><svg:desc>formula</svg:desc></draw:frame></text:span><text:span text:style-name="T46">to the first element of our </text:span><text:span text:style-name="T58">sorted </text:span><text:span text:style-name="T46">codomain</text:span><text:span text:style-name="T25"><draw:frame draw:style-name="fr1" draw:name="Object22" text:anchor-type="as-char" svg:y="-0.377cm" svg:width="0.653cm" svg:height="0.531cm" draw:z-index="22"><draw:object xlink:href="./Object 22" xlink:type="simple" xlink:show="embed" xlink:actuate="onLoad"/><draw:image xlink:href="./ObjectReplacements/Object 22" xlink:type="simple" xlink:show="embed" xlink:actuate="onLoad"/></draw:frame></text:span><text:span text:style-name="T46">which is the minimum possible value of the expression</text:span><text:span text:style-name="T25"><draw:frame draw:style-name="fr1" draw:name="Object26" text:anchor-type="as-char" svg:y="-0.377cm" svg:width="0.552cm" svg:height="0.531cm" draw:z-index="26"><draw:object xlink:href="./Object 26" xlink:type="simple" xlink:show="embed" xlink:actuate="onLoad"/><draw:image xlink:href="./ObjectReplacements/Object 26" xlink:type="simple" xlink:show="embed" xlink:actuate="onLoad"/><svg:desc>formula</svg:desc></draw:frame></text:span><text:span text:style-name="T46">as</text:span><text:span text:style-name="T25"><draw:frame draw:style-name="fr1" draw:name="Object25" text:anchor-type="as-char" svg:y="-0.377cm" svg:width="0.653cm" svg:height="0.531cm" draw:z-index="24"><draw:object xlink:href="./Object 25" xlink:type="simple" xlink:show="embed" xlink:actuate="onLoad"/><draw:image xlink:href="./ObjectReplacements/Object 25" xlink:type="simple" xlink:show="embed" xlink:actuate="onLoad"/><svg:desc>formula</svg:desc></draw:frame></text:span><text:span text:style-name="T25"> </text:span><text:span text:style-name="T46">is the minimum value </text:span><text:span text:style-name="T47">among all elements of set</text:span><text:span text:style-name="T30"><draw:frame draw:style-name="fr1" draw:name="Object27" text:anchor-type="as-char" svg:y="-0.386cm" svg:width="0.737cm" svg:height="0.506cm" draw:z-index="27"><draw:object xlink:href="./Object 27" xlink:type="simple" xlink:show="embed" xlink:actuate="onLoad"/><draw:image xlink:href="./ObjectReplacements/Object 27" xlink:type="simple" xlink:show="embed" xlink:actuate="onLoad"/><svg:desc>formula</svg:desc></draw:frame></text:span><text:span text:style-name="T58">Hence base case is true</text:span><text:span text:style-name="T30">.</text:span></text:p>
        <text:p text:style-name="P27"><text:span text:style-name="T30">I</text:span><text:span text:style-name="T28">nductive assumption. </text:span><text:span text:style-name="T49"><draw:frame draw:style-name="fr1" draw:name="Object34" text:anchor-type="as-char" svg:y="-0.377cm" svg:width="0.997cm" svg:height="0.467cm" draw:z-index="32"><draw:object xlink:href="./Object 34" xlink:type="simple" xlink:show="embed" xlink:actuate="onLoad"/><draw:image xlink:href="./ObjectReplacements/Object 34" xlink:type="simple" xlink:show="embed" xlink:actuate="onLoad"/><svg:desc>formula</svg:desc></draw:frame></text:span></text:p>
        <text:p text:style-name="P28"><text:span text:style-name="T49">W</text:span><text:span text:style-name="T48">e suppose our theorem is true for</text:span><text:span text:style-name="T49"><draw:frame draw:style-name="fr1" draw:name="Object35" text:anchor-type="as-char" svg:y="-0.377cm" svg:width="0.997cm" svg:height="0.467cm" draw:z-index="33"><draw:object xlink:href="./Object 35" xlink:type="simple" xlink:show="embed" xlink:actuate="onLoad"/><draw:image xlink:href="./ObjectReplacements/Object 35" xlink:type="simple" xlink:show="embed" xlink:actuate="onLoad"/><svg:desc>formula</svg:desc></draw:frame></text:span><text:span text:style-name="T48">which then implies </text:span><text:span text:style-name="T50">for the expression</text:span></text:p>
        <text:p text:style-name="P28"><text:span text:style-name="T50"><text:s/></text:span><text:span text:style-name="T50"><draw:frame draw:style-name="fr1" draw:name="Object36" text:anchor-type="as-char" svg:y="-0.377cm" svg:width="7.027cm" svg:height="0.531cm" draw:z-index="34"><draw:object xlink:href="./Object 36" xlink:type="simple" xlink:show="embed" xlink:actuate="onLoad"/><draw:image xlink:href="./ObjectReplacements/Object 36" xlink:type="simple" xlink:show="embed" xlink:actuate="onLoad"/><svg:desc>formula</svg:desc></draw:frame></text:span><text:span text:style-name="T50">the optimal mapping that will result in minimum possible value is </text:span></text:p>
        <text:p text:style-name="P52"><text:span text:style-name="T55">Fig. 1</text:span><text:span text:style-name="T50"> </text:span><text:span text:style-name="T48">Set Mapping for inductive assumption</text:span></text:p>
        <text:p text:style-name="P94"/>
        <text:p text:style-name="P85"><draw:custom-shape text:anchor-type="paragraph" draw:z-index="98" draw:name="Shape1" draw:style-name="gr4" draw:text-style-name="P99" svg:width="1.135cm" svg:height="4.564cm" svg:x="1.499cm" svg:y="-0.011cm"><text:p><text:span text:style-name="T90"><text: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9" draw:name="Shape1" draw:style-name="gr4" draw:text-style-name="P99" svg:width="1.135cm" svg:height="4.564cm" svg:x="1.499cm" svg:y="-0.011cm"><text:p><text:span text:style-name="T90"><text: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0" draw:name="Shape1" draw:style-name="gr5" draw:text-style-name="P99" svg:width="1.135cm" svg:height="5.832cm" svg:x="6.103cm" svg:y="-0.048cm"><text:p><text:span text:style-name="T90"><text:s/></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7"><draw:custom-shape text:anchor-type="paragraph" draw:z-index="101" draw:name="Shape4" draw:style-name="gr6" draw:text-style-name="P98" svg:width="3.984cm" svg:height="0.089cm" svg:x="2.448cm" svg:y="0.191cm"><text:p/><draw:enhanced-geometry svg:viewBox="0 0 21600 21600" draw:type="rectangle" draw:enhanced-path="M 0 0 L 21600 0 21600 21600 0 21600 0 0 Z N"/></draw:custom-shape><text:span text:style-name="T50"><text:tab/> <text:s text:c="3"/></text:span><text:span text:style-name="T50"><draw:frame draw:style-name="fr1" draw:name="Object37" text:anchor-type="as-char" svg:y="-0.377cm" svg:width="0.552cm" svg:height="0.531cm" draw:z-index="85"><draw:object xlink:href="./Object 37" xlink:type="simple" xlink:show="embed" xlink:actuate="onLoad"/><draw:image xlink:href="./ObjectReplacements/Object 37" xlink:type="simple" xlink:show="embed" xlink:actuate="onLoad"/><svg:desc>formula</svg:desc></draw:frame></text:span><text:span text:style-name="T50"><text:tab/><text:tab/> <text:s text:c="11"/></text:span><text:span text:style-name="T50"><draw:frame draw:style-name="fr1" draw:name="Object38" text:anchor-type="as-char" svg:y="-0.377cm" svg:width="0.653cm" svg:height="0.531cm" draw:z-index="86"><draw:object xlink:href="./Object 38" xlink:type="simple" xlink:show="embed" xlink:actuate="onLoad"/><draw:image xlink:href="./ObjectReplacements/Object 38" xlink:type="simple" xlink:show="embed" xlink:actuate="onLoad"/><svg:desc>formula</svg:desc></draw:frame></text:span><text:span text:style-name="T49"><draw:frame draw:style-name="fr1" draw:name="Object39" text:anchor-type="as-char" svg:y="-0.386cm" svg:width="0.741cm" svg:height="0.506cm" draw:z-index="87"><draw:object xlink:href="./Object 39" xlink:type="simple" xlink:show="embed" xlink:actuate="onLoad"/><draw:image xlink:href="./ObjectReplacements/Object 39" xlink:type="simple" xlink:show="embed" xlink:actuate="onLoad"/><svg:desc>formula</svg:desc></draw:frame></text:span></text:p>
        <text:p text:style-name="P87"><draw:custom-shape text:anchor-type="paragraph" draw:z-index="102" draw:name="Shape4" draw:style-name="gr6" draw:text-style-name="P98" svg:width="3.984cm" svg:height="0.089cm" svg:x="2.448cm" svg:y="0.191cm"><text:p/><draw:enhanced-geometry svg:viewBox="0 0 21600 21600" draw:mirror-horizontal="false" draw:mirror-vertical="false" draw:type="rectangle" draw:enhanced-path="M 0 0 L 21600 0 21600 21600 0 21600 0 0 Z N"/></draw:custom-shape><text:span text:style-name="T50"><text:tab/> <text:s text:c="3"/></text:span><text:span text:style-name="T50"><draw:frame draw:style-name="fr1" draw:name="Object40" text:anchor-type="as-char" svg:y="-0.377cm" svg:width="0.554cm" svg:height="0.531cm" draw:z-index="88"><draw:object xlink:href="./Object 40" xlink:type="simple" xlink:show="embed" xlink:actuate="onLoad"/><draw:image xlink:href="./ObjectReplacements/Object 40" xlink:type="simple" xlink:show="embed" xlink:actuate="onLoad"/><svg:desc>formula</svg:desc></draw:frame></text:span><text:span text:style-name="T50"><text:tab/><text:tab/> <text:s text:c="6"/></text:span><text:span text:style-name="T51"><text:s text:c="5"/></text:span><text:span text:style-name="T50"><draw:frame draw:style-name="fr1" draw:name="Object41" text:anchor-type="as-char" svg:y="-0.377cm" svg:width="0.653cm" svg:height="0.531cm" draw:z-index="89"><draw:object xlink:href="./Object 41" xlink:type="simple" xlink:show="embed" xlink:actuate="onLoad"/><draw:image xlink:href="./ObjectReplacements/Object 41" xlink:type="simple" xlink:show="embed" xlink:actuate="onLoad"/><svg:desc>formula</svg:desc></draw:frame></text:span></text:p>
        <text:p text:style-name="P87"><draw:custom-shape text:anchor-type="paragraph" draw:z-index="103" draw:name="Shape4" draw:style-name="gr6" draw:text-style-name="P98" svg:width="3.984cm" svg:height="0.089cm" svg:x="2.448cm" svg:y="0.191cm"><text:p/><draw:enhanced-geometry svg:viewBox="0 0 21600 21600" draw:type="rectangle" draw:enhanced-path="M 0 0 L 21600 0 21600 21600 0 21600 0 0 Z N"/></draw:custom-shape><text:span text:style-name="T50"><text:tab/> <text:s text:c="3"/></text:span><text:span text:style-name="T50"><draw:frame draw:style-name="fr1" draw:name="Object42" text:anchor-type="as-char" svg:y="-0.377cm" svg:width="0.556cm" svg:height="0.531cm" draw:z-index="90"><draw:object xlink:href="./Object 42" xlink:type="simple" xlink:show="embed" xlink:actuate="onLoad"/><draw:image xlink:href="./ObjectReplacements/Object 42" xlink:type="simple" xlink:show="embed" xlink:actuate="onLoad"/><svg:desc>formula</svg:desc></draw:frame></text:span><text:span text:style-name="T50"><text:tab/><text:tab/> <text:s/></text:span><text:span text:style-name="T51"><text:s text:c="10"/></text:span><text:span text:style-name="T50"><draw:frame draw:style-name="fr1" draw:name="Object43" text:anchor-type="as-char" svg:y="-0.377cm" svg:width="0.654cm" svg:height="0.531cm" draw:z-index="91"><draw:object xlink:href="./Object 43" xlink:type="simple" xlink:show="embed" xlink:actuate="onLoad"/><draw:image xlink:href="./ObjectReplacements/Object 43" xlink:type="simple" xlink:show="embed" xlink:actuate="onLoad"/><svg:desc>formula</svg:desc></draw:frame></text:span></text:p>
        <text:p text:style-name="P87"><text:span text:style-name="T50"><text:tab/> <text:s text:c="4"/></text:span><text:span text:style-name="T50"><draw:frame draw:style-name="fr1" draw:name="Object44" text:anchor-type="as-char" svg:y="-0.309cm" svg:width="0.45cm" svg:height="0.37cm" draw:z-index="92"><draw:object xlink:href="./Object 44" xlink:type="simple" xlink:show="embed" xlink:actuate="onLoad"/><draw:image xlink:href="./ObjectReplacements/Object 44" xlink:type="simple" xlink:show="embed" xlink:actuate="onLoad"/><svg:desc>formula</svg:desc></draw:frame></text:span><text:span text:style-name="T50"><text:tab/><text:tab/> <text:s text:c="5"/></text:span><text:span text:style-name="T51"><text:s text:c="7"/></text:span><text:span text:style-name="T50"><draw:frame draw:style-name="fr1" draw:name="Object45" text:anchor-type="as-char" svg:y="-0.309cm" svg:width="0.45cm" svg:height="0.37cm" draw:z-index="93"><draw:object xlink:href="./Object 45" xlink:type="simple" xlink:show="embed" xlink:actuate="onLoad"/><draw:image xlink:href="./ObjectReplacements/Object 45" xlink:type="simple" xlink:show="embed" xlink:actuate="onLoad"/><svg:desc>formula</svg:desc></draw:frame></text:span></text:p>
        <text:p text:style-name="P87"><draw:custom-shape text:anchor-type="paragraph" draw:z-index="104" draw:name="Shape4" draw:style-name="gr6" draw:text-style-name="P98" svg:width="3.984cm" svg:height="0.089cm" svg:x="2.355cm" svg:y="0.191cm"><text:p/><draw:enhanced-geometry svg:viewBox="0 0 21600 21600" draw:type="rectangle" draw:enhanced-path="M 0 0 L 21600 0 21600 21600 0 21600 0 0 Z N"/></draw:custom-shape><text:span text:style-name="T50"><text:tab/> <text:s text:c="3"/></text:span><text:span text:style-name="T50"><draw:frame draw:style-name="fr1" draw:name="Object46" text:anchor-type="as-char" svg:y="-0.377cm" svg:width="0.559cm" svg:height="0.531cm" draw:z-index="94"><draw:object xlink:href="./Object 46" xlink:type="simple" xlink:show="embed" xlink:actuate="onLoad"/><draw:image xlink:href="./ObjectReplacements/Object 46" xlink:type="simple" xlink:show="embed" xlink:actuate="onLoad"/><svg:desc>formula</svg:desc></draw:frame></text:span><text:span text:style-name="T50"><text:tab/><text:tab/> <text:s text:c="4"/></text:span><text:span text:style-name="T54"><text:s text:c="6"/></text:span><text:span text:style-name="T50"><text:s/></text:span><text:span text:style-name="T50"><draw:frame draw:style-name="fr1" draw:name="Object47" text:anchor-type="as-char" svg:y="-0.377cm" svg:width="0.66cm" svg:height="0.531cm" draw:z-index="95"><draw:object xlink:href="./Object 47" xlink:type="simple" xlink:show="embed" xlink:actuate="onLoad"/><draw:image xlink:href="./ObjectReplacements/Object 47" xlink:type="simple" xlink:show="embed" xlink:actuate="onLoad"/><svg:desc>formula</svg:desc></draw:frame></text:span></text:p>
        <text:p text:style-name="P87"><text:span text:style-name="T51"><text:tab/><text:tab/><text:tab/><text:tab/> <text:s text:c="12"/></text:span><text:span text:style-name="T50"><draw:frame draw:style-name="fr1" draw:name="Object48" text:anchor-type="as-char" svg:y="-0.309cm" svg:width="0.45cm" svg:height="0.37cm" draw:z-index="96"><draw:object xlink:href="./Object 48" xlink:type="simple" xlink:show="embed" xlink:actuate="onLoad"/><draw:image xlink:href="./ObjectReplacements/Object 48" xlink:type="simple" xlink:show="embed" xlink:actuate="onLoad"/><svg:desc>formula</svg:desc></draw:frame></text:span></text:p>
        <text:p text:style-name="P87"><text:span text:style-name="T50"><text:tab/><text:tab/><text:tab/><text:tab/> <text:s text:c="2"/></text:span><text:span text:style-name="T51"><text:s text:c="9"/></text:span><text:span text:style-name="T50"><draw:frame draw:style-name="fr1" draw:name="Object50" text:anchor-type="as-char" svg:y="-0.377cm" svg:width="0.713cm" svg:height="0.531cm" draw:z-index="97"><draw:object xlink:href="./Object 50" xlink:type="simple" xlink:show="embed" xlink:actuate="onLoad"/><draw:image xlink:href="./ObjectReplacements/Object 50" xlink:type="simple" xlink:show="embed" xlink:actuate="onLoad"/><svg:desc>formula</svg:desc></draw:frame></text:span></text:p>
        <text:p text:style-name="P85"/>
        <text:p text:style-name="P85"/>
        <text:p text:style-name="P35"><text:span text:style-name="T28">and the optimal value of expression </text:span><text:span text:style-name="T59">for</text:span><text:span text:style-name="T49"><draw:frame draw:style-name="fr1" draw:name="Object51" text:anchor-type="as-char" svg:y="-0.377cm" svg:width="0.997cm" svg:height="0.467cm" draw:z-index="45"><draw:object xlink:href="./Object 51" xlink:type="simple" xlink:show="embed" xlink:actuate="onLoad"/><draw:image xlink:href="./ObjectReplacements/Object 51" xlink:type="simple" xlink:show="embed" xlink:actuate="onLoad"/><svg:desc>formula</svg:desc></draw:frame></text:span><text:span text:style-name="T28">becomes </text:span></text:p>
        <text:p text:style-name="P49"><text:span text:style-name="T50"><draw:frame draw:style-name="fr1" draw:name="Object49" text:anchor-type="as-char" svg:y="-0.377cm" svg:width="6.892cm" svg:height="0.531cm" draw:z-index="40"><draw:object xlink:href="./Object 49" xlink:type="simple" xlink:show="embed" xlink:actuate="onLoad"/><draw:image xlink:href="./ObjectReplacements/Object 49" xlink:type="simple" xlink:show="embed" xlink:actuate="onLoad"/><svg:desc>formula</svg:desc></draw:frame></text:span><text:span text:style-name="T49"><draw:frame draw:style-name="fr1" draw:name="Object56" text:anchor-type="as-char" svg:y="-0.386cm" svg:width="0.743cm" svg:height="0.506cm" draw:z-index="61"><draw:object xlink:href="./Object 56" xlink:type="simple" xlink:show="embed" xlink:actuate="onLoad"/><draw:image xlink:href="./ObjectReplacements/Object 56" xlink:type="simple" xlink:show="embed" xlink:actuate="onLoad"/><svg:desc>formula</svg:desc></draw:frame></text:span></text:p>
        <text:p text:style-name="P86"/>
        <text:p text:style-name="P53"><text:tab/><text:span text:style-name="T1">For </text:span><text:span text:style-name="T49"><draw:frame draw:style-name="fr1" draw:name="Object52" text:anchor-type="as-char" svg:y="-0.377cm" svg:width="1.498cm" svg:height="0.467cm" draw:z-index="42"><draw:object xlink:href="./Object 52" xlink:type="simple" xlink:show="embed" xlink:actuate="onLoad"/><draw:image xlink:href="./ObjectReplacements/Object 52" xlink:type="simple" xlink:show="embed" xlink:actuate="onLoad"/><svg:desc>formula</svg:desc></draw:frame></text:span></text:p>
        <text:p text:style-name="P53"><text:span text:style-name="T48">we need to show using </text:span><text:span text:style-name="T56">Fig. 1</text:span><text:span text:style-name="T57"> </text:span><text:span text:style-name="T48">that the </text:span><text:span text:style-name="T52">value of </text:span><text:span text:style-name="T48">expression </text:span></text:p>
        <text:p text:style-name="P49"><text:span text:style-name="T50"><draw:frame draw:style-name="fr1" draw:name="Object54" text:anchor-type="as-char" svg:y="-0.377cm" svg:width="6.989cm" svg:height="0.531cm" draw:z-index="43"><draw:object xlink:href="./Object 54" xlink:type="simple" xlink:show="embed" xlink:actuate="onLoad"/><draw:image xlink:href="./ObjectReplacements/Object 54" xlink:type="simple" xlink:show="embed" xlink:actuate="onLoad"/><svg:desc>formula</svg:desc></draw:frame></text:span><text:span text:style-name="T49"><draw:frame draw:style-name="fr1" draw:name="Object55" text:anchor-type="as-char" svg:y="-0.386cm" svg:width="0.743cm" svg:height="0.506cm" draw:z-index="44"><draw:object xlink:href="./Object 55" xlink:type="simple" xlink:show="embed" xlink:actuate="onLoad"/><draw:image xlink:href="./ObjectReplacements/Object 55" xlink:type="simple" xlink:show="embed" xlink:actuate="onLoad"/><svg:desc>formula</svg:desc></draw:frame></text:span></text:p>
        <text:p text:style-name="P54">is minimum when <text:span text:style-name="T71">the mapping is as shown in</text:span></text:p>
        <text:p text:style-name="P55"><text:span text:style-name="T9">Fig. </text:span><text:span text:style-name="T11">2</text:span> <text:span text:style-name="T76">Optimal mapping for</text:span><text:span text:style-name="T49"><draw:frame draw:style-name="fr1" draw:name="Object70" text:anchor-type="as-char" svg:y="-0.377cm" svg:width="1.498cm" svg:height="0.467cm" draw:z-index="65"><draw:object xlink:href="./Object 70" xlink:type="simple" xlink:show="embed" xlink:actuate="onLoad"/><draw:image xlink:href="./ObjectReplacements/Object 70" xlink:type="simple" xlink:show="embed" xlink:actuate="onLoad"/><svg:desc>formula</svg:desc></draw:frame></text:span></text:p>
        <text:p text:style-name="P53"/>
        <text:p text:style-name="P84"><draw:custom-shape text:anchor-type="paragraph" draw:z-index="37" draw:name="Shape1" draw:style-name="gr4" draw:text-style-name="P99" svg:width="1.135cm" svg:height="4.564cm" svg:x="1.499cm" svg:y="-0.011cm"><text:p><text:span text:style-name="T90"><text: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 draw:name="Shape1" draw:style-name="gr4" draw:text-style-name="P99" svg:width="1.135cm" svg:height="4.564cm" svg:x="1.499cm" svg:y="-0.011cm"><text:p><text:span text:style-name="T90"><text: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1" draw:style-name="gr5" draw:text-style-name="P99" svg:width="1.135cm" svg:height="5.832cm" svg:x="6.103cm" svg:y="-0.048cm"><text:p><text:span text:style-name="T90"><text:s/></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9"><draw:custom-shape text:anchor-type="paragraph" draw:z-index="59" draw:name="Shape4" draw:style-name="gr6" draw:text-style-name="P98" svg:width="3.984cm" svg:height="0.089cm" svg:x="2.448cm" svg:y="0.191cm"><text:p/><draw:enhanced-geometry svg:viewBox="0 0 21600 21600" draw:type="rectangle" draw:enhanced-path="M 0 0 L 21600 0 21600 21600 0 21600 0 0 Z N"/></draw:custom-shape><text:span text:style-name="T50"><text:tab/> <text:s text:c="3"/></text:span><text:span text:style-name="T50"><draw:frame draw:style-name="fr1" draw:name="Object57" text:anchor-type="as-char" svg:y="-0.377cm" svg:width="0.552cm" svg:height="0.531cm" draw:z-index="47"><draw:object xlink:href="./Object 57" xlink:type="simple" xlink:show="embed" xlink:actuate="onLoad"/><draw:image xlink:href="./ObjectReplacements/Object 57" xlink:type="simple" xlink:show="embed" xlink:actuate="onLoad"/><svg:desc>formula</svg:desc></draw:frame></text:span><text:span text:style-name="T50"><text:tab/><text:tab/> <text:s text:c="11"/></text:span><text:span text:style-name="T50"><draw:frame draw:style-name="fr1" draw:name="Object58" text:anchor-type="as-char" svg:y="-0.377cm" svg:width="0.653cm" svg:height="0.531cm" draw:z-index="48"><draw:object xlink:href="./Object 58" xlink:type="simple" xlink:show="embed" xlink:actuate="onLoad"/><draw:image xlink:href="./ObjectReplacements/Object 58" xlink:type="simple" xlink:show="embed" xlink:actuate="onLoad"/><svg:desc>formula</svg:desc></draw:frame></text:span><text:span text:style-name="T49"><draw:frame draw:style-name="fr1" draw:name="Object59" text:anchor-type="as-char" svg:y="-0.386cm" svg:width="0.947cm" svg:height="0.506cm" draw:z-index="73"><draw:object xlink:href="./Object 59" xlink:type="simple" xlink:show="embed" xlink:actuate="onLoad"/><draw:image xlink:href="./ObjectReplacements/Object 59" xlink:type="simple" xlink:show="embed" xlink:actuate="onLoad"/><svg:desc>formula</svg:desc></draw:frame></text:span></text:p>
        <text:p text:style-name="P29"><draw:custom-shape text:anchor-type="paragraph" draw:z-index="60" draw:name="Shape4" draw:style-name="gr6" draw:text-style-name="P98" svg:width="3.984cm" svg:height="0.089cm" svg:x="2.448cm" svg:y="0.191cm"><text:p/><draw:enhanced-geometry svg:viewBox="0 0 21600 21600" draw:mirror-horizontal="false" draw:mirror-vertical="false" draw:type="rectangle" draw:enhanced-path="M 0 0 L 21600 0 21600 21600 0 21600 0 0 Z N"/></draw:custom-shape><text:span text:style-name="T50"><text:tab/> <text:s text:c="3"/></text:span><text:span text:style-name="T50"><draw:frame draw:style-name="fr1" draw:name="Object60" text:anchor-type="as-char" svg:y="-0.377cm" svg:width="0.554cm" svg:height="0.531cm" draw:z-index="49"><draw:object xlink:href="./Object 60" xlink:type="simple" xlink:show="embed" xlink:actuate="onLoad"/><draw:image xlink:href="./ObjectReplacements/Object 60" xlink:type="simple" xlink:show="embed" xlink:actuate="onLoad"/><svg:desc>formula</svg:desc></draw:frame></text:span><text:span text:style-name="T50"><text:tab/><text:tab/> <text:s text:c="6"/></text:span><text:span text:style-name="T51"><text:s text:c="5"/></text:span><text:span text:style-name="T50"><draw:frame draw:style-name="fr1" draw:name="Object61" text:anchor-type="as-char" svg:y="-0.377cm" svg:width="0.653cm" svg:height="0.531cm" draw:z-index="50"><draw:object xlink:href="./Object 61" xlink:type="simple" xlink:show="embed" xlink:actuate="onLoad"/><draw:image xlink:href="./ObjectReplacements/Object 61" xlink:type="simple" xlink:show="embed" xlink:actuate="onLoad"/><svg:desc>formula</svg:desc></draw:frame></text:span></text:p>
        <text:p text:style-name="P29"><draw:custom-shape text:anchor-type="paragraph" draw:z-index="62" draw:name="Shape4" draw:style-name="gr6" draw:text-style-name="P98" svg:width="3.984cm" svg:height="0.089cm" svg:x="2.448cm" svg:y="0.191cm"><text:p/><draw:enhanced-geometry svg:viewBox="0 0 21600 21600" draw:type="rectangle" draw:enhanced-path="M 0 0 L 21600 0 21600 21600 0 21600 0 0 Z N"/></draw:custom-shape><text:span text:style-name="T50"><text:tab/> <text:s text:c="3"/></text:span><text:span text:style-name="T50"><draw:frame draw:style-name="fr1" draw:name="Object62" text:anchor-type="as-char" svg:y="-0.377cm" svg:width="0.556cm" svg:height="0.531cm" draw:z-index="51"><draw:object xlink:href="./Object 62" xlink:type="simple" xlink:show="embed" xlink:actuate="onLoad"/><draw:image xlink:href="./ObjectReplacements/Object 62" xlink:type="simple" xlink:show="embed" xlink:actuate="onLoad"/><svg:desc>formula</svg:desc></draw:frame></text:span><text:span text:style-name="T50"><text:tab/><text:tab/> <text:s/></text:span><text:span text:style-name="T51"><text:s text:c="10"/></text:span><text:span text:style-name="T50"><draw:frame draw:style-name="fr1" draw:name="Object63" text:anchor-type="as-char" svg:y="-0.377cm" svg:width="0.654cm" svg:height="0.531cm" draw:z-index="52"><draw:object xlink:href="./Object 63" xlink:type="simple" xlink:show="embed" xlink:actuate="onLoad"/><draw:image xlink:href="./ObjectReplacements/Object 63" xlink:type="simple" xlink:show="embed" xlink:actuate="onLoad"/><svg:desc>formula</svg:desc></draw:frame></text:span></text:p>
        <text:p text:style-name="P29"><text:span text:style-name="T50"><text:tab/> <text:s text:c="4"/></text:span><text:span text:style-name="T50"><draw:frame draw:style-name="fr1" draw:name="Object64" text:anchor-type="as-char" svg:y="-0.309cm" svg:width="0.45cm" svg:height="0.37cm" draw:z-index="53"><draw:object xlink:href="./Object 64" xlink:type="simple" xlink:show="embed" xlink:actuate="onLoad"/><draw:image xlink:href="./ObjectReplacements/Object 64" xlink:type="simple" xlink:show="embed" xlink:actuate="onLoad"/><svg:desc>formula</svg:desc></draw:frame></text:span><text:span text:style-name="T50"><text:tab/><text:tab/> <text:s text:c="5"/></text:span><text:span text:style-name="T51"><text:s text:c="7"/></text:span><text:span text:style-name="T50"><draw:frame draw:style-name="fr1" draw:name="Object65" text:anchor-type="as-char" svg:y="-0.309cm" svg:width="0.45cm" svg:height="0.37cm" draw:z-index="54"><draw:object xlink:href="./Object 65" xlink:type="simple" xlink:show="embed" xlink:actuate="onLoad"/><draw:image xlink:href="./ObjectReplacements/Object 65" xlink:type="simple" xlink:show="embed" xlink:actuate="onLoad"/><svg:desc>formula</svg:desc></draw:frame></text:span></text:p>
        <text:p text:style-name="P29"><draw:custom-shape text:anchor-type="paragraph" draw:z-index="63" draw:name="Shape4" draw:style-name="gr6" draw:text-style-name="P98" svg:width="3.984cm" svg:height="0.089cm" svg:x="2.355cm" svg:y="0.191cm"><text:p/><draw:enhanced-geometry svg:viewBox="0 0 21600 21600" draw:type="rectangle" draw:enhanced-path="M 0 0 L 21600 0 21600 21600 0 21600 0 0 Z N"/></draw:custom-shape><text:span text:style-name="T50"><text:tab/> <text:s/></text:span><text:span text:style-name="T50"><draw:frame draw:style-name="fr1" draw:name="Object66" text:anchor-type="as-char" svg:y="-0.377cm" svg:width="0.857cm" svg:height="0.531cm" draw:z-index="55"><draw:object xlink:href="./Object 66" xlink:type="simple" xlink:show="embed" xlink:actuate="onLoad"/><draw:image xlink:href="./ObjectReplacements/Object 66" xlink:type="simple" xlink:show="embed" xlink:actuate="onLoad"/><svg:desc>formula</svg:desc></draw:frame></text:span><text:span text:style-name="T50"><text:tab/><text:tab/> <text:s text:c="3"/></text:span><text:span text:style-name="T51"><text:s text:c="7"/></text:span><text:span text:style-name="T50"><draw:frame draw:style-name="fr1" draw:name="Object67" text:anchor-type="as-char" svg:y="-0.377cm" svg:width="0.958cm" svg:height="0.531cm" draw:z-index="56"><draw:object xlink:href="./Object 67" xlink:type="simple" xlink:show="embed" xlink:actuate="onLoad"/><draw:image xlink:href="./ObjectReplacements/Object 67" xlink:type="simple" xlink:show="embed" xlink:actuate="onLoad"/><svg:desc>formula</svg:desc></draw:frame></text:span></text:p>
        <text:p text:style-name="P29"><text:span text:style-name="T51"><text:tab/><text:tab/><text:tab/><text:tab/> <text:s text:c="12"/></text:span><text:span text:style-name="T50"><draw:frame draw:style-name="fr1" draw:name="Object68" text:anchor-type="as-char" svg:y="-0.309cm" svg:width="0.45cm" svg:height="0.37cm" draw:z-index="57"><draw:object xlink:href="./Object 68" xlink:type="simple" xlink:show="embed" xlink:actuate="onLoad"/><draw:image xlink:href="./ObjectReplacements/Object 68" xlink:type="simple" xlink:show="embed" xlink:actuate="onLoad"/><svg:desc>formula</svg:desc></draw:frame></text:span></text:p>
        <text:p text:style-name="P29"><text:span text:style-name="T50"><text:tab/><text:tab/><text:tab/><text:tab/> <text:s text:c="2"/></text:span><text:span text:style-name="T51"><text:s text:c="9"/></text:span><text:span text:style-name="T50"><draw:frame draw:style-name="fr1" draw:name="Object69" text:anchor-type="as-char" svg:y="-0.377cm" svg:width="0.713cm" svg:height="0.531cm" draw:z-index="58"><draw:object xlink:href="./Object 69" xlink:type="simple" xlink:show="embed" xlink:actuate="onLoad"/><draw:image xlink:href="./ObjectReplacements/Object 69" xlink:type="simple" xlink:show="embed" xlink:actuate="onLoad"/><svg:desc>formula</svg:desc></draw:frame></text:span></text:p>
        <text:p text:style-name="P84"/>
        <text:p text:style-name="P84"/>
        <text:p text:style-name="P30"><text:span text:style-name="T50">a</text:span><text:span text:style-name="T48">nd to show this we split the expression</text:span><text:span text:style-name="T49"><draw:frame draw:style-name="fr1" draw:name="Object72" text:anchor-type="as-char" svg:y="-0.386cm" svg:width="0.743cm" svg:height="0.506cm" draw:z-index="66"><draw:object xlink:href="./Object 72" xlink:type="simple" xlink:show="embed" xlink:actuate="onLoad"/><draw:image xlink:href="./ObjectReplacements/Object 72" xlink:type="simple" xlink:show="embed" xlink:actuate="onLoad"/><svg:desc>formula</svg:desc></draw:frame></text:span><text:span text:style-name="T48">into 2 parts</text:span><text:span text:style-name="T50"><draw:frame draw:style-name="fr1" draw:name="Object71" text:anchor-type="as-char" svg:y="-0.377cm" svg:width="8.176cm" svg:height="0.998cm" draw:z-index="67"><draw:object xlink:href="./Object 71" xlink:type="simple" xlink:show="embed" xlink:actuate="onLoad"/><draw:image xlink:href="./ObjectReplacements/Object 71" xlink:type="simple" xlink:show="embed" xlink:actuate="onLoad"/><svg:desc>formula</svg:desc></draw:frame></text:span></text:p>
        <text:p text:style-name="P84"><text:soft-page-break/></text:p>
        <text:p text:style-name="P50"><text:span text:style-name="T50">P</text:span><text:span text:style-name="T48">art 2 of the expression is same as </text:span><text:span text:style-name="T49"><draw:frame draw:style-name="fr1" draw:name="Object73" text:anchor-type="as-char" svg:y="-0.386cm" svg:width="0.743cm" svg:height="0.506cm" draw:z-index="68"><draw:object xlink:href="./Object 73" xlink:type="simple" xlink:show="embed" xlink:actuate="onLoad"/><draw:image xlink:href="./ObjectReplacements/Object 73" xlink:type="simple" xlink:show="embed" xlink:actuate="onLoad"/><svg:desc>formula</svg:desc></draw:frame></text:span><text:span text:style-name="T48">which by our inductive assumption for</text:span><text:span text:style-name="T49"><draw:frame draw:style-name="fr1" draw:name="Object74" text:anchor-type="as-char" svg:y="-0.377cm" svg:width="0.997cm" svg:height="0.467cm" draw:z-index="69"><draw:object xlink:href="./Object 74" xlink:type="simple" xlink:show="embed" xlink:actuate="onLoad"/><draw:image xlink:href="./ObjectReplacements/Object 74" xlink:type="simple" xlink:show="embed" xlink:actuate="onLoad"/><svg:desc>formula</svg:desc></draw:frame></text:span><text:span text:style-name="T48">is minimum.</text:span></text:p>
        <text:p text:style-name="P51"><text:span text:style-name="T48">Now we need to show whether part 1 is minimum possible which is true as to select k+1 non negative integers from a set such that their product is minimum is only possible when the lowest k+1 terms are chosen and this is what we are doing by selecting</text:span><text:span text:style-name="T48"><draw:frame draw:style-name="fr1" draw:name="Object75" text:anchor-type="as-char" svg:y="-0.377cm" svg:width="3.424cm" svg:height="0.531cm" draw:z-index="70"><draw:object xlink:href="./Object 75" xlink:type="simple" xlink:show="embed" xlink:actuate="onLoad"/><draw:image xlink:href="./ObjectReplacements/Object 75" xlink:type="simple" xlink:show="embed" xlink:actuate="onLoad"/></draw:frame></text:span><text:span text:style-name="T48">.</text:span></text:p>
        <text:p text:style-name="P51"><text:span text:style-name="T53">Hence for</text:span><text:span text:style-name="T49"><draw:frame draw:style-name="fr1" draw:name="Object76" text:anchor-type="as-char" svg:y="-0.377cm" svg:width="1.498cm" svg:height="0.467cm" draw:z-index="71"><draw:object xlink:href="./Object 76" xlink:type="simple" xlink:show="embed" xlink:actuate="onLoad"/><draw:image xlink:href="./ObjectReplacements/Object 76" xlink:type="simple" xlink:show="embed" xlink:actuate="onLoad"/><svg:desc>formula</svg:desc></draw:frame></text:span><text:span text:style-name="T53">our theorem holds true and </text:span><text:span text:style-name="T56">Fig. 2 </text:span><text:span text:style-name="T53">is the optimal mapping of elements which proves our theorem to be true.</text:span></text:p>
        <text:h text:style-name="P78" text:outline-level="1">Algorithm</text:h>
        <text:p text:style-name="P36">Now we describe the algorithm in a step by step way which can be replicated in any programming environment. </text:p>
        <text:p text:style-name="P37">Preprocessing: </text:p>
        <text:p text:style-name="P96"><text:span text:style-name="T17">Time complexity:</text:span><text:span text:style-name="T17"><draw:frame draw:style-name="fr2" draw:name="Object81" text:anchor-type="as-char" svg:y="-0.386cm" svg:width="2.185cm" svg:height="0.506cm" draw:z-index="118"><draw:object xlink:href="./Object 81" xlink:type="simple" xlink:show="embed" xlink:actuate="onLoad"/><draw:image xlink:href="./ObjectReplacements/Object 81" xlink:type="simple" xlink:show="embed" xlink:actuate="onLoad"/><svg:desc>formula</svg:desc></draw:frame></text:span></text:p>
        <text:p text:style-name="P42">1) User input the values and names of all <text:span text:style-name="T72">dimensions</text:span>.</text:p>
        <text:p text:style-name="P42">2) Check if they are valid.</text:p>
        <text:p text:style-name="P42">3) Create an array named sorted_<text:span text:style-name="T72">dimensions</text:span> by sorting the <text:span text:style-name="T72">dimensions</text:span> given by the user based on the values of those <text:span text:style-name="T72">dimensions</text:span> in ascending order.</text:p>
        <text:p text:style-name="P42"/>
        <text:p text:style-name="P37">Query:</text:p>
        <text:p text:style-name="P37"><text:span text:style-name="T17">Time complexity:</text:span><text:span text:style-name="T72"><draw:frame draw:style-name="fr1" draw:name="Object82" text:anchor-type="as-char" svg:y="-0.386cm" svg:width="1.085cm" svg:height="0.506cm" draw:z-index="76"><draw:object xlink:href="./Object 82" xlink:type="simple" xlink:show="embed" xlink:actuate="onLoad"/><draw:image xlink:href="./ObjectReplacements/Object 82" xlink:type="simple" xlink:show="embed" xlink:actuate="onLoad"/><svg:desc>formula</svg:desc></draw:frame></text:span></text:p>
        <text:p text:style-name="P42">1) User input for the source and target cuboids.</text:p>
        <text:p text:style-name="P42">2) <text:span text:style-name="T74">Ensure the number of dimensions in source cuboid is greater <text:s/>than that in the target cuboid and if not then swap source cuboid with target cuboid</text:span>.</text:p>
        <text:p text:style-name="P58">3) <text:span text:style-name="T77">Create a hash map for dimensions of source cuboid, Iterate over the array of dimensions of target cuboid and for each dimension check whether the hash map of source cuboid contains this dimensions if not then push it a new array named difference_set which after fully iterating over the target dimensions will contain dimensions that aren’t present in source cuboid but present in target cuboid.</text:span></text:p>
        <text:p text:style-name="P56">4) Create Hash map named hash_diff_set of the elements of difference_set to reduce access <text:span text:style-name="T70">time </text:span>complexity down to<text:span text:style-name="T72"><draw:frame draw:style-name="fr1" draw:name="Object79" text:anchor-type="as-char" svg:y="-0.386cm" svg:width="1.074cm" svg:height="0.506cm" draw:z-index="75"><draw:object xlink:href="./Object 79" xlink:type="simple" xlink:show="embed" xlink:actuate="onLoad"/><draw:image xlink:href="./ObjectReplacements/Object 79" xlink:type="simple" xlink:show="embed" xlink:actuate="onLoad"/><svg:desc>formula</svg:desc></draw:frame></text:span><text:span text:style-name="T72">from</text:span><text:span text:style-name="T72"><draw:frame draw:style-name="fr1" draw:name="Object78" text:anchor-type="as-char" svg:y="-0.386cm" svg:width="1.085cm" svg:height="0.506cm" draw:z-index="72"><draw:object xlink:href="./Object 78" xlink:type="simple" xlink:show="embed" xlink:actuate="onLoad"/><draw:image xlink:href="./ObjectReplacements/Object 78" xlink:type="simple" xlink:show="embed" xlink:actuate="onLoad"/></draw:frame></text:span><text:span text:style-name="T72">.</text:span></text:p>
        <text:p text:style-name="P57">5) Iterate over the sorted_attr containing all the <text:span text:style-name="T73">dimensions</text:span> in sorted order by values, and for each element check if <text:span text:style-name="T73">it exists in</text:span> hash_diff_set, if present then push that <text:span text:style-name="T73">dimension with its value</text:span> to a new array named sorted_diff_set so that after iterating over sorted_attr we <text:span text:style-name="T73">have</text:span> sorted_diff_set containing <text:span text:style-name="T73">dimensions that have possibility to be present in intermediate cuboids for a given query</text:span> in<text:span text:style-name="T72"><draw:frame draw:style-name="fr1" draw:name="Object80" text:anchor-type="as-char" svg:y="-0.386cm" svg:width="1.085cm" svg:height="0.506cm" draw:z-index="74"><draw:object xlink:href="./Object 80" xlink:type="simple" xlink:show="embed" xlink:actuate="onLoad"/><draw:image xlink:href="./ObjectReplacements/Object 80" xlink:type="simple" xlink:show="embed" xlink:actuate="onLoad"/><svg:desc>formula</svg:desc></draw:frame></text:span>time complexity.</text:p>
        <text:p text:style-name="Text_20_body">6) Now the path from source cuboid to target cuboid is starting from <text:span text:style-name="T78">Target</text:span> cuboid and then to an intermediate cuboid containing dimensions of source cuboid and in addition the first dimension present in sorted_diff_set in its sorted ascending order, and from here to <text:span text:style-name="T89">the </text:span>next intermediate cuboid having dimensions of <text:span text:style-name="T89">the</text:span> present cuboid and in addition to this also the second dimension present in sorted_diff_set and continuing this procedure till we reach the <text:span text:style-name="T78">Source</text:span> cuboid.</text:p>
        <text:h text:style-name="P78" text:outline-level="1">Implementation With Example</text:h>
        <text:p text:style-name="P4"><text:span text:style-name="T75">Let us consider a lattice of cuboids of a data cube having a total of 3 dimensions namely Quarter, Brand and Region where cardinality of Quarter is 4 (</text:span><text:span text:style-name="T61">Q</text:span><text:span text:style-name="T26">1</text:span><text:span text:style-name="T61">,Q</text:span><text:span text:style-name="T26">2</text:span><text:span text:style-name="T61">,Q</text:span><text:span text:style-name="T26">3</text:span><text:span text:style-name="T61">,Q</text:span><text:span text:style-name="T26">4</text:span><text:span text:style-name="T61">), cardinality of Brand is 2 (B</text:span><text:span text:style-name="T26">1</text:span><text:span text:style-name="T61">,B</text:span><text:span text:style-name="T26">2</text:span><text:span text:style-name="T61">) and cardinality of Region is 6 (R</text:span><text:span text:style-name="T26">1</text:span><text:span text:style-name="T61">,R</text:span><text:span text:style-name="T26">2</text:span><text:span text:style-name="T61">,R</text:span><text:span text:style-name="T26">3</text:span><text:span text:style-name="T61">,R</text:span><text:span text:style-name="T26">4</text:span><text:span text:style-name="T61">,R</text:span><text:span text:style-name="T26">5</text:span><text:span text:style-name="T61">,R</text:span><text:span text:style-name="T26">6</text:span><text:span text:style-name="T61">) and the measure is Sales which is a number. </text:span><text:span text:style-name="T62">We are required to find the optimal way of materializing cuboid &lt;Q&gt; starting from &lt;Q,B,R&gt;.</text:span></text:p>
        <text:p text:style-name="P63">Now we use our algorithm to find what the optimal path is for the given Data cube, source cuboid, and target cuboid.</text:p>
        <text:p text:style-name="P7"/>
        <text:p text:style-name="P64"><text:s/>Preprocessing: </text:p>
        <text:p text:style-name="P64"/>
        <text:p text:style-name="P8"><text:span text:style-name="T28">1) </text:span><text:span text:style-name="T64">We c</text:span><text:span text:style-name="T28">reate an array named sorted_</text:span><text:span text:style-name="T63">dimensions</text:span><text:span text:style-name="T28"> by sorting the </text:span><text:span text:style-name="T63">dimensions</text:span><text:span text:style-name="T28"> </text:span><text:span text:style-name="T64">{Q,B,R}</text:span><text:span text:style-name="T28"> based on the values of those </text:span><text:span text:style-name="T63">dimensions</text:span><text:span text:style-name="T28"> in ascending order </text:span><text:span text:style-name="T64">and the result is </text:span><text:span text:style-name="T28">sorted_</text:span><text:span text:style-name="T63">dimensions </text:span><text:span text:style-name="T64">= [B,Q,R] as values of B=2, Q=4 and R=6.</text:span></text:p>
        <text:p text:style-name="P65"/>
        <text:p text:style-name="P3"><text:span text:style-name="T42">Query</text:span><text:span text:style-name="T41">: </text:span><text:span text:style-name="T42">&lt;Q,B,R&gt; =&gt; &lt;Q&gt;</text:span></text:p>
        <text:p text:style-name="P6"/>
        <text:p text:style-name="P9"><text:span text:style-name="T77">1</text:span>) <text:s/>Source Cuboid = &lt;Q,B,R&gt;</text:p>
        <text:p text:style-name="P9"><text:s text:c="5"/>Target Cuboid = &gt; <text:span text:style-name="T83">&lt;</text:span>Q&gt;</text:p>
        <text:p text:style-name="P9"/>
        <text:p text:style-name="P11">2) Ensure dimensions in target cuboid are strictly lower than that in source cuboid.</text:p>
        <text:p text:style-name="P10"><text:span text:style-name="T77">3</text:span>) <text:span text:style-name="T77">To create difference_set we first create a hash map of source dimensions and iterate over target cuboid checking whether this dimension exists in the hash map or not and if not present then push it to difference_set. So after doing this our <text:s/>difference_set = [B,R].</text:span></text:p>
        <text:p text:style-name="P11"><text:s/></text:p>
        <text:p text:style-name="P11">4) <text:span text:style-name="T78">Create a hash map of difference_set.</text:span></text:p>
        <text:p text:style-name="P11"/>
        <text:p text:style-name="P12">5) Iterate over sorted_attr created during preprocessing and for <text:span text:style-name="T89">each </text:span>dimension i<text:span text:style-name="T89">n</text:span> it check whether it exists in <text:span text:style-name="T89">the </text:span>hash map of difference_set if present then push it to a new array sorted_diff_set. <text:span text:style-name="T89">A</text:span>fter doing this we’<text:span text:style-name="T89">ll</text:span> have an array named <text:s/>sorted_diff_set which contains the elements of <text:span text:style-name="T77">difference_set </text:span>in sorted ascending order.</text:p>
        <text:p text:style-name="P12">sorted_diff_set = [B,R].</text:p>
        <text:p text:style-name="P12"/>
        <text:p text:style-name="P13">6) Our path now is starting from Target cuboid &lt;Q&gt; and to the intermediate cuboid having <text:span text:style-name="T79">dimensions of target cuboid and the first dimension in </text:span>sorted_diff_set <text:span text:style-name="T79">ie, {B} and then the second dimension and so on.</text:span></text:p>
        <text:p text:style-name="P14">Hence Path given by algorithm <text:span text:style-name="T9">&lt;Q&gt; =&gt; &lt;Q,B&gt; =&gt; &lt;Q,B,R&gt;</text:span> is the optimal way to materialize cuboid &lt;Q&gt; starting from &lt;Q,B,R&gt;</text:p>
        <text:p text:style-name="P14"/>
        <text:p text:style-name="P14">Now we’ll verify this result by comparing it will all other possibilities. All the paths we could’ve taken to materialize cuboid &lt;Q&gt; are</text:p>
        <text:p text:style-name="P14"><text:tab/>1) &lt;Q,B,R&gt; =&gt; &lt;Q,R&gt; =&gt; &lt;Q&gt;, cost = sum of cost of materialization of intermediate cuboids ie, cost(&lt;Q,R&gt;) which is product of values of dimensions present in the cuboid = 4*6=24.</text:p>
        <text:p text:style-name="P14"><text:tab/>2) <text:s/>&lt;Q,B,R&gt; =&gt; &lt;Q,B&gt; =&gt; &lt;Q&gt;, cost = 4*2 =8 similar to how we calculate for previous path.</text:p>
        <text:p text:style-name="P14">Comparing the costs we can see that the path 2) is optimal compared to path 1) and as we only have 2 paths <text:span text:style-name="T80">in our example </text:span>we can be sure this is the most efficient way to materialize cuboid &lt;Q&gt;. <text:s/></text:p>
        <text:p text:style-name="P14"><text:soft-page-break/></text:p>
        <text:p text:style-name="P14"/>
        <text:p text:style-name="P16"><text:span text:style-name="T9">Fig. 3</text:span> Lattice of cuboid<text:span text:style-name="T89">s</text:span> for the example with three Dimensions {Q,B,R} and optimal path highlighted from &lt;Q,B,R&gt; to &lt;Q&gt;.</text:p>
        <text:p text:style-name="P14"/>
        <text:p text:style-name="P14"/>
        <text:p text:style-name="P14"><draw:line text:anchor-type="paragraph" draw:z-index="112" draw:name="Shape10" draw:style-name="gr10" draw:text-style-name="P102" svg:x1="1.773cm" svg:y1="1.709cm" svg:x2="4.631cm" svg:y2="0.485cm"><text:p/></draw:line><draw:line text:anchor-type="paragraph" draw:z-index="113" draw:name="Shape11" draw:style-name="gr7" draw:text-style-name="P100" svg:x1="4.63cm" svg:y1="1.709cm" svg:x2="4.63cm" svg:y2="0.485cm"><text:p/></draw:line><draw:line text:anchor-type="paragraph" draw:z-index="114" draw:name="Shape12" draw:style-name="gr11" draw:text-style-name="P103" svg:x1="7.646cm" svg:y1="1.709cm" svg:x2="4.63cm" svg:y2="0.485cm"><text:p/></draw:line><text:s text:c="3"/><text:tab/> <text:s text:c="27"/><text:span text:style-name="T82"><draw:frame draw:style-name="fr1" draw:name="Object53" text:anchor-type="as-char" svg:y="-0.377cm" svg:width="1.323cm" svg:height="0.487cm" draw:z-index="77"><draw:object xlink:href="./Object 53" xlink:type="simple" xlink:show="embed" xlink:actuate="onLoad"/><draw:image xlink:href="./ObjectReplacements/Object 53" xlink:type="simple" xlink:show="embed" xlink:actuate="onLoad"/></draw:frame></text:span></text:p>
        <text:p text:style-name="P14"/>
        <text:p text:style-name="P14"/>
        <text:p text:style-name="P14"/>
        <text:p text:style-name="P15"><draw:line text:anchor-type="paragraph" draw:z-index="106" draw:name="Shape6" draw:style-name="gr7" draw:text-style-name="P100" svg:x1="4.648cm" svg:y1="2.117cm" svg:x2="7.435cm" svg:y2="0.485cm"><text:p/></draw:line><draw:line text:anchor-type="paragraph" draw:z-index="107" draw:name="Shape7" draw:style-name="gr7" draw:text-style-name="P100" svg:x1="4.648cm" svg:y1="2.117cm" svg:x2="1.826cm" svg:y2="0.485cm"><text:p/></draw:line><draw:line text:anchor-type="paragraph" draw:z-index="110" draw:name="Shape2" draw:style-name="gr9" draw:text-style-name="P101" svg:x1="1.826cm" svg:y1="2.117cm" svg:x2="1.826cm" svg:y2="0.485cm"><text:p/></draw:line><draw:line text:anchor-type="paragraph" draw:z-index="111" draw:name="Shape9" draw:style-name="gr7" draw:text-style-name="P100" svg:x1="7.699cm" svg:y1="2.117cm" svg:x2="7.611cm" svg:y2="0.485cm"><text:p/></draw:line><draw:line text:anchor-type="paragraph" draw:z-index="115" draw:name="Shape13" draw:style-name="gr7" draw:text-style-name="P100" svg:x1="1.826cm" svg:y1="2.117cm" svg:x2="4.648cm" svg:y2="0.485cm"><text:p/></draw:line><draw:line text:anchor-type="paragraph" draw:z-index="116" draw:name="Shape14" draw:style-name="gr7" draw:text-style-name="P100" svg:x1="7.7cm" svg:y1="2.117cm" svg:x2="4.648cm" svg:y2="0.485cm"><text:p/></draw:line><text:s text:c="13"/><text:span text:style-name="T82"><draw:frame draw:style-name="fr1" draw:name="Object77" text:anchor-type="as-char" svg:y="-0.377cm" svg:width="0.87cm" svg:height="0.487cm" draw:z-index="78"><draw:object xlink:href="./Object 77" xlink:type="simple" xlink:show="embed" xlink:actuate="onLoad"/><draw:image xlink:href="./ObjectReplacements/Object 77" xlink:type="simple" xlink:show="embed" xlink:actuate="onLoad"/></draw:frame></text:span><text:span text:style-name="T82"><text:tab/> <text:s text:c="16"/></text:span><text:span text:style-name="T82"><draw:frame draw:style-name="fr1" draw:name="Object83" text:anchor-type="as-char" svg:y="-0.377cm" svg:width="0.838cm" svg:height="0.487cm" draw:z-index="79"><draw:object xlink:href="./Object 83" xlink:type="simple" xlink:show="embed" xlink:actuate="onLoad"/><draw:image xlink:href="./ObjectReplacements/Object 83" xlink:type="simple" xlink:show="embed" xlink:actuate="onLoad"/><svg:desc>formula</svg:desc></draw:frame></text:span><text:span text:style-name="T82"><text:s text:c="3"/><text:tab/> <text:s text:c="6"/></text:span><text:span text:style-name="T82"><draw:frame draw:style-name="fr1" draw:name="Object84" text:anchor-type="as-char" svg:y="-0.377cm" svg:width="0.847cm" svg:height="0.487cm" draw:z-index="80"><draw:object xlink:href="./Object 84" xlink:type="simple" xlink:show="embed" xlink:actuate="onLoad"/><draw:image xlink:href="./ObjectReplacements/Object 84" xlink:type="simple" xlink:show="embed" xlink:actuate="onLoad"/><svg:desc>formula</svg:desc></draw:frame></text:span></text:p>
        <text:p text:style-name="P14"/>
        <text:p text:style-name="P14"/>
        <text:p text:style-name="P14"/>
        <text:p text:style-name="P14"/>
        <text:p text:style-name="P15"><draw:line text:anchor-type="paragraph" draw:z-index="108" draw:name="Shape3" draw:style-name="gr8" draw:text-style-name="P100" svg:x1="4.789cm" svg:y1="2.196cm" svg:x2="1.826cm" svg:y2="0.485cm"><text:p/></draw:line><text:span text:style-name="T82"><text:s text:c="11"/></text:span><text:span text:style-name="T82"><draw:frame draw:style-name="fr1" draw:name="Object86" text:anchor-type="as-char" svg:y="-0.377cm" svg:width="1.353cm" svg:height="0.487cm" draw:z-index="82"><draw:object xlink:href="./Object 86" xlink:type="simple" xlink:show="embed" xlink:actuate="onLoad"/><draw:image xlink:href="./ObjectReplacements/Object 86" xlink:type="simple" xlink:show="embed" xlink:actuate="onLoad"/><svg:desc>formula</svg:desc></draw:frame></text:span><text:span text:style-name="T82"><text:s text:c="13"/></text:span><text:span text:style-name="T82"><draw:frame draw:style-name="fr1" draw:name="Object85" text:anchor-type="as-char" svg:y="-0.377cm" svg:width="1.362cm" svg:height="0.487cm" draw:z-index="81"><draw:object xlink:href="./Object 85" xlink:type="simple" xlink:show="embed" xlink:actuate="onLoad"/><draw:image xlink:href="./ObjectReplacements/Object 85" xlink:type="simple" xlink:show="embed" xlink:actuate="onLoad"/><svg:desc>formula</svg:desc></draw:frame></text:span><text:span text:style-name="T82"><text:s text:c="5"/><text:tab/> <text:s text:c="4"/></text:span><text:span text:style-name="T82"><draw:frame draw:style-name="fr1" draw:name="Object87" text:anchor-type="as-char" svg:y="-0.377cm" svg:width="1.33cm" svg:height="0.487cm" draw:z-index="83"><draw:object xlink:href="./Object 87" xlink:type="simple" xlink:show="embed" xlink:actuate="onLoad"/><draw:image xlink:href="./ObjectReplacements/Object 87" xlink:type="simple" xlink:show="embed" xlink:actuate="onLoad"/><svg:desc>formula</svg:desc></draw:frame></text:span></text:p>
        <text:p text:style-name="P15"><draw:line text:anchor-type="paragraph" draw:z-index="105" draw:name="Shape5" draw:style-name="gr7" draw:text-style-name="P100" svg:x1="4.754cm" svg:y1="1.63cm" svg:x2="4.754cm" svg:y2="0.104cm"><text:p/></draw:line><draw:line text:anchor-type="paragraph" draw:z-index="109" draw:name="Shape8" draw:style-name="gr7" draw:text-style-name="P100" svg:x1="4.754cm" svg:y1="1.71cm" svg:x2="7.523cm" svg:y2="0.078cm"><text:p/></draw:line></text:p>
        <text:p text:style-name="P14"/>
        <text:p text:style-name="P14"/>
        <text:p text:style-name="P14"><text:tab/><text:tab/><text:tab/></text:p>
        <text:p text:style-name="P15"><text:tab/><text:tab/> <text:s text:c="12"/><text:span text:style-name="T82"><draw:frame draw:style-name="fr1" draw:name="Object88" text:anchor-type="as-char" svg:y="-0.377cm" svg:width="1.847cm" svg:height="0.487cm" draw:z-index="84"><draw:object xlink:href="./Object 88" xlink:type="simple" xlink:show="embed" xlink:actuate="onLoad"/><draw:image xlink:href="./ObjectReplacements/Object 88" xlink:type="simple" xlink:show="embed" xlink:actuate="onLoad"/><svg:desc>formula</svg:desc></draw:frame></text:span></text:p>
        <text:p text:style-name="P14"/>
        <text:p text:style-name="P14"/>
        <text:p text:style-name="P68"/>
        <text:h text:style-name="P74" text:outline-level="5"><text:tab/><text:tab/><text:tab/> <text:s text:c="4"/>VII. Conclusion</text:h>
        <text:p text:style-name="P89">In this paper, we have proposed an algorithm which has a preprocessing time complexity of<draw:frame draw:style-name="fr2" draw:name="Object89" text:anchor-type="as-char" svg:y="-0.386cm" svg:width="2.185cm" svg:height="0.506cm" draw:z-index="117"><draw:object xlink:href="./Object 89" xlink:type="simple" xlink:show="embed" xlink:actuate="onLoad"/><draw:image xlink:href="./ObjectReplacements/Object 89" xlink:type="simple" xlink:show="embed" xlink:actuate="onLoad"/></draw:frame>and query time complexity of<text:span text:style-name="T72"><draw:frame draw:style-name="fr1" draw:name="Object90" text:anchor-type="as-char" svg:y="-0.386cm" svg:width="1.085cm" svg:height="0.506cm" draw:z-index="119"><draw:object xlink:href="./Object 90" xlink:type="simple" xlink:show="embed" xlink:actuate="onLoad"/><draw:image xlink:href="./ObjectReplacements/Object 90" xlink:type="simple" xlink:show="embed" xlink:actuate="onLoad"/><svg:desc>formula</svg:desc></draw:frame></text:span><text:span text:style-name="T72">that finds the optimal path of materializing a cuboid starting from core cuboid in a lattice of cuboids or data cube and with the Preprocessing it can extend its use case to massive pathfinding queries.</text:span></text:p>
        <text:h text:style-name="P60" text:outline-level="5">References</text:h>
        <text:list xml:id="list2946695432" text:style-name="WW8Num19">
          <text:list-item>
            <text:p text:style-name="P71">X. Li, J. Han, and H. Gonzalez, “High dimensional OLAP: A Minimal cubing approach, “in Proc. 2004 Int. Conf. Very Large Databases (VLDB’04), Toronto Canada, Aug. 2004, pp.528-539.</text:p>
          </text:list-item>
          <text:list-item>
            <text:p text:style-name="P72">V. Harinarayan, Rajaraman, A., Ullman, “Implementing Data Cubes Efficiently”, In ACM SIGMOD International Conference on Management of Data, ACM Press, New York (1996) pp.205-216.</text:p>
          </text:list-item>
          <text:list-item>
            <text:p text:style-name="P72">S. Soumya, C. Nabendu, “Efficient traversal in data warehouse based on concept hierarchy using Galois Connections, In Proc. of Second Int. Con on Emerging applications of information technology,2011, pp 335- 339</text:p>
          </text:list-item>
          <text:list-item>
            <text:p text:style-name="P72">S. Soumya, C. Nabendu, C. Agostino, “Optimal space and time complexity analysis on the lattice of cuboids using Galois connections for the data warehousing” In proc 2009, Inter. conf. on computer science and convergence information technology, pp1271- 1275.</text:p>
          </text:list-item>
          <text:list-item>
            <text:p text:style-name="P72"><text:s/>Stefanovic, N., Han, J., Koperski, K.: Object-Based Selective Materialization for Efficient Implementation of Spatial data cubes. IEEE Transaction on Knowledge and Data Engineering, 2000, pp 938-958</text:p>
          </text:list-item>
          <text:list-item>
            <text:p text:style-name="P72">M.P. Deshpande, S. Agarwal, J.F. Naughton, R. Ramakrishnan “Computation of Multidimensional Aggregates” University of Wisconsin Madison, Technical Report,1997</text:p>
          </text:list-item>
          <text:list-item>
            <text:p text:style-name="P72">L.Y. Wen, K.I. Chung, “A genetic algorithm for OLAP data cubes” Knowledge and information systems, January 2004, volume 6, Issue1, pp 83-102.</text:p>
          </text:list-item>
          <text:list-item>
            <text:p text:style-name="P72">K. Aouiche, P. Jouve, and J. Darmont. Clustering-based materialized view selection in data warehouses. In ADBIS’06, volume 4152 of LNCS, pages 81–95, 2006.</text:p>
          </text:list-item>
          <text:list-item>
            <text:p text:style-name="P72">I. Antoaneta, R Boris, “Multidimensional models constructing data cube” Int. conference on computer systems and technologies-CompSysTech’2004, V-5pp1-7</text:p>
          </text:list-item>
          <text:list-item>
            <text:p text:style-name="P72">I. Mami and Z. Bellahsene,” A survey of view selection method” SIGMOD Record, March 2012 (Vol. 41, No. 1), pp20-30 </text:p>
          </text:list-item>
          <text:list-item>
            <text:p text:style-name="P72"><text:s/>I. Mami, R. Coletta, and Z. Bellahsene, “Modeling view selection as a constraint satisfaction problem”, In DEXA, pp396-410,2011</text:p>
          </text:list-item>
          <text:list-item>
            <text:p text:style-name="P72">H. Gupta, I.S. Mumick, Selection of views to materialize under maintenance cost constraint. In Proc.7th International Conference on Database Theory (ICDT'99) Jerusalem, Israel, pp. 453–470, 1999</text:p>
          </text:list-item>
          <text:list-item>
            <text:p text:style-name="P72">H. Gupta, “selection of views to materialize in a Data Warehouse”, ICDT, January 1997, Delphi Greece.</text:p>
          </text:list-item>
          <text:list-item>
            <text:p text:style-name="P72"><text:s/>G. Sanjay, C. Alok, “Parallel Data cube Construction for high performance On_line analytical processing”, IEEE.Inter. Confer.1997, pp10-14</text:p>
          </text:list-item>
          <text:list-item>
            <text:p text:style-name="P72">C. Zhang and J. Yang, “Genetic algorithm for materialized view selection in data warehouse environments,” Proceedings of the International Conference on Data Warehousing and Knowledge Discovery, LNCS, vol.1676, pp. 116-125, 1999</text:p>
          </text:list-item>
          <text:list-item>
            <text:p text:style-name="P72"><text:s/>Antoaneta Ivanova, Boris Rachev, “Multidimensional models – Constructing data cube”, International Conference on Computer Systems and TechnologiesCompSysTech’2004.</text:p>
          </text:list-item>
          <text:list-item>
            <text:p text:style-name="P72">A. Shukla, PM Deshpande, JF Naughton, “materialized view selection for multidimensional datasets”, Proceeding of the 24th international conference on very large databases, New York, August 1998, pp 488-499.</text:p>
          </text:list-item>
          <text:list-item>
            <text:p text:style-name="P72">A. Shukla, Deshpande PM, Naughton JF, “materialized view selection for multi-cube data models” 7th international conference on extended database technology, Germany, March 2000, Springer, pp 269-284.</text:p>
          </text:list-item>
        </text:list>
        <text:p text:style-name="P7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Roboto" svg:font-family="Roboto, RobotoDraft, Helvetica, Arial, sans-serif"/>
    <style:font-face style:name="sans-serif" svg:font-family="sans-serif"/>
    <style:font-face style:name="Courier New" svg:font-family="'Courier New'" style:font-family-generic="modern"/>
    <style:font-face style:name="MS Mincho" svg:font-family="'MS Mincho', 'ＭＳ 明朝'" style:font-family-generic="roman"/>
    <style:font-face style:name="Lucida Sans1" svg:font-family="'Lucida Sans'" style:font-family-generic="swiss"/>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Line_20_Style_20_9" draw:display-name="Line Style 9" draw:style="rect" draw:dots1="1" draw:dots1-length="197%" draw:distance="120%"/>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line-height="95%" fo:text-align="justify" style:justify-single-word="false" fo:text-indent="0.508cm" style:auto-text-indent="false">
        <style:tab-stops>
          <style:tab-stop style:position="0.508cm"/>
        </style:tab-stops>
      </style:paragraph-properties>
      <style:text-properties fo:letter-spacing="-0.002cm" fo:language="none" fo:country="non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loext:contextual-spacing="false" fo:keep-together="always" fo:text-indent="0cm" style:auto-text-indent="false" fo:keep-with-next="always">
        <style:tab-stops>
          <style:tab-stop style:position="0.381cm"/>
        </style:tab-stops>
      </style:paragraph-properties>
      <style:text-properties fo:font-variant="small-caps" fo:language="none" fo:country="none" style:language-asian="none" style:country-asian="none"/>
    </style:style>
    <style:style style:name="Heading_20_2" style:display-name="Heading 2" style:family="paragraph" style:parent-style-name="Standard" style:next-style-name="Standard" style:default-outline-level="2" style:class="text">
      <style:paragraph-properties fo:margin-top="0.212cm" fo:margin-bottom="0.106cm" loext:contextual-spacing="false" fo:text-align="start" style:justify-single-word="false" fo:keep-together="always" fo:keep-with-next="always">
        <style:tab-stops>
          <style:tab-stop style:position="0.508cm"/>
        </style:tab-stops>
      </style:paragraph-properties>
      <style:text-properties fo:language="none" fo:country="none" fo:font-style="italic" style:language-asian="none"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cm" fo:margin-right="0cm" fo:line-height="0.423cm" fo:text-align="justify" style:justify-single-word="false" fo:text-indent="0.508cm" style:auto-text-indent="false"/>
      <style:text-properties fo:language="none" fo:country="none" fo:font-style="italic" style:language-asian="none"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071cm" loext:contextual-spacing="false" fo:text-align="justify" style:justify-single-word="false" fo:text-indent="0.889cm" style:auto-text-indent="false">
        <style:tab-stops>
          <style:tab-stop style:position="1.27cm"/>
        </style:tab-stops>
      </style:paragraph-properties>
      <style:text-properties fo:language="none" fo:country="none" fo:font-style="italic" style:language-asian="none" style:country-asian="none"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loext:contextual-spacing="false">
        <style:tab-stops>
          <style:tab-stop style:position="0.635cm"/>
        </style:tab-stops>
      </style:paragraph-properties>
      <style:text-properties fo:font-variant="small-caps" fo:language="none" fo:country="none" style:language-asian="none" style:country-asian="none"/>
    </style:style>
    <style:style style:name="Abstract" style:family="paragraph">
      <style:paragraph-properties fo:margin-left="0cm" fo:margin-right="0cm" fo:margin-top="0cm" fo:margin-bottom="0.353cm" loext:contextual-spacing="false" fo:text-align="justify" style:justify-single-word="false" fo:orphans="2" fo:widows="2" fo:text-indent="0.48cm" style:auto-text-indent="false"/>
      <style:text-properties style:use-window-font-color="true" style:font-name="Times New Roman" fo:font-family="'Times New Roman'" style:font-family-generic="roman" style:font-pitch="variable" fo:font-size="9pt" fo:language="en" fo:country="US" fo:font-weight="bold" style:font-name-asian="SimSun" style:font-family-asian="SimSun, 宋体" style:font-pitch-asian="variable" style:font-size-asian="9pt" style:font-weight-asian="bold" style:font-name-complex="Times New Roman" style:font-family-complex="'Times New Roman'" style:font-family-generic-complex="roman" style:font-pitch-complex="variable"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uthor" style:family="paragraph">
      <style:paragraph-properties fo:margin-top="0.635cm" fo:margin-bottom="0.071cm" loext:contextual-spacing="false" fo:text-align="center" style:justify-single-word="false" fo:orphans="2" fo:widows="2"/>
      <style:text-properties style:use-window-font-color="true" style:font-name="Times New Roman" fo:font-family="'Times New Roman'" style:font-family-generic="roman" style:font-pitch="variable" fo:font-size="11pt" fo:language="en" fo:country="US" style:font-name-asian="SimSun" style:font-family-asian="SimSun, 宋体" style:font-pitch-asian="variable" style:font-size-asian="11pt" style:language-asian="none" style:country-asian="none" style:font-name-complex="Times New Roman" style:font-family-complex="'Times New Roman'" style:font-family-generic-complex="roman" style:font-pitch-complex="variable" style:font-size-complex="11pt" style:language-complex="ar" style:country-complex="SA"/>
    </style:style>
    <style:style style:name="bullet_20_list" style:display-name="bullet list" style:family="paragraph" style:parent-style-name="Text_20_body" style:list-style-name="WW8Num15">
      <style:paragraph-properties fo:margin-left="1.016cm" fo:margin-right="0cm" fo:text-indent="-0.508cm" style:auto-text-indent="false">
        <style:tab-stops>
          <style:tab-stop style:position="0.508cm"/>
        </style:tab-stops>
      </style:paragraph-properties>
    </style:style>
    <style:style style:name="equation" style:family="paragraph" style:parent-style-name="Standard">
      <style:paragraph-properties fo:margin-top="0.423cm" fo:margin-bottom="0.423cm" loext: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igure_20_caption" style:display-name="figure caption" style:family="paragraph" style:list-style-name="WW8Num20">
      <style:paragraph-properties fo:margin-left="0cm" fo:margin-right="0cm" fo:margin-top="0.141cm" fo:margin-bottom="0.353cm" loext:contextual-spacing="false" fo:text-align="justify" style:justify-single-word="false" fo:orphans="2" fo:widows="2" fo:text-indent="0cm" style:auto-text-indent="false">
        <style:tab-stops>
          <style:tab-stop style:position="0.94cm"/>
        </style:tab-stops>
      </style:paragraph-properties>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footnote" style:family="paragraph" style:list-style-name="WW8Num14">
      <style:paragraph-properties fo:margin-top="0cm" fo:margin-bottom="0.071cm" loext:contextual-spacing="false" fo:orphans="2" fo:widows="2"/>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paper_20_subtitle" style:display-name="paper subtitle" style:family="paragraph">
      <style:paragraph-properties fo:margin-top="0cm" fo:margin-bottom="0.212cm" loext:contextual-spacing="false" fo:text-align="center" style:justify-single-word="false" fo:orphans="2" fo:widows="2"/>
      <style:text-properties style:use-window-font-color="true" style:font-name="Times New Roman" fo:font-family="'Times New Roman'" style:font-family-generic="roman" style:font-pitch="variable" fo:font-size="14pt" fo:language="en" fo:country="US" style:font-name-asian="MS Mincho" style:font-family-asian="'MS Mincho', 'ＭＳ 明朝'" style:font-family-generic-asian="roman" style:font-size-asian="14pt" style:language-asian="none" style:country-asian="none" style:font-name-complex="Times New Roman" style:font-family-complex="'Times New Roman'" style:font-family-generic-complex="roman" style:font-pitch-complex="variable" style:font-size-complex="14pt" style:language-complex="ar" style:country-complex="SA"/>
    </style:style>
    <style:style style:name="paper_20_title" style:display-name="paper title" style:family="paragraph">
      <style:paragraph-properties fo:margin-top="0cm" fo:margin-bottom="0.212cm" loext:contextual-spacing="false" fo:text-align="center" style:justify-single-word="false" fo:orphans="2" fo:widows="2"/>
      <style:text-properties style:use-window-font-color="true" style:font-name="Times New Roman" fo:font-family="'Times New Roman'" style:font-family-generic="roman" style:font-pitch="variable" fo:font-size="24pt" fo:language="en" fo:country="US" style:font-name-asian="MS Mincho" style:font-family-asian="'MS Mincho', 'ＭＳ 明朝'" style:font-family-generic-asian="roman" style:font-size-asian="24pt" style:language-asian="none" style:country-asian="none" style:font-name-complex="Times New Roman" style:font-family-complex="'Times New Roman'" style:font-family-generic-complex="roman" style:font-pitch-complex="variable" style:font-size-complex="24pt" style:language-complex="ar" style:country-complex="SA"/>
    </style:style>
    <style:style style:name="references" style:family="paragraph" style:list-style-name="WW8Num19">
      <style:paragraph-properties fo:margin-top="0cm" fo:margin-bottom="0.088cm" loext:contextual-spacing="false" fo:line-height="0.318cm"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MS Mincho" style:font-family-asian="'MS Mincho', 'ＭＳ 明朝'" style:font-family-generic-asian="roman"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sponsors" style:family="paragraph">
      <style:paragraph-properties fo:margin-left="0cm" fo:margin-right="0cm" fo:orphans="2" fo:widows="2" fo:text-indent="0.508cm" style:auto-text-indent="false" fo:padding-left="0cm" fo:padding-right="0cm" fo:padding-top="0.071cm" fo:padding-bottom="0cm"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able_20_footnote" style:display-name="table footnote" style:family="paragraph" style:list-style-name="WW8Num18">
      <style:paragraph-properties fo:margin-left="0.102cm" fo:margin-right="0cm" fo:margin-top="0.106cm" fo:margin-bottom="0.053cm" loext:contextual-spacing="false" fo:text-align="end" style:justify-single-word="false" fo:orphans="2" fo:widows="2" fo:text-indent="-0.051cm" style:auto-text-indent="false"/>
      <style:text-properties style:use-window-font-color="true" style:font-name="Times New Roman" fo:font-family="'Times New Roman'" style:font-family-generic="roman" style:font-pitch="variable" fo:font-size="6pt" fo:language="en" fo:country="US" style:font-name-asian="SimSun" style:font-family-asian="SimSun, 宋体" style:font-pitch-asian="variable" style:font-size-asian="6pt" style:font-name-complex="Times New Roman"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21">
      <style:paragraph-properties fo:margin-top="0.423cm" fo:margin-bottom="0.212cm" loext:contextual-spacing="false" fo:line-height="90%" fo:text-align="center" style:justify-single-word="false" fo:orphans="2" fo:widows="2"/>
      <style:text-properties fo:font-variant="small-cap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Keywords" style:family="paragraph" style:parent-style-name="Abstract">
      <style:paragraph-properties fo:margin-left="0cm" fo:margin-right="0cm" fo:margin-top="0cm" fo:margin-bottom="0.212cm" loext:contextual-spacing="false" fo:text-indent="0.483cm" style:auto-text-indent="false"/>
      <style:text-properties fo:font-style="italic" style:font-style-asian="italic"/>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8Num13z1" style:family="text">
      <style:text-properties style:font-name-complex="Times New Roman" style:font-family-complex="'Times New Roman'" style:font-family-generic-complex="roman" style:font-pitch-complex="variable"/>
    </style:style>
    <style:style style:name="WW8Num14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14z1" style:family="text">
      <style:text-properties style:font-name-complex="Times New Roman" style:font-family-complex="'Times New Roman'" style:font-family-generic-complex="roman" style:font-pitch-complex="variable"/>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complex="Times New Roman" style:font-family-complex="'Times New Roman'" style:font-family-generic-complex="roman" style:font-pitch-complex="variable"/>
    </style:style>
    <style:style style:name="WW8Num17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17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17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17z4" style:family="text">
      <style:text-properties style:font-name-complex="Times New Roman" style:font-family-complex="'Times New Roman'" style:font-family-generic-complex="roman" style:font-pitch-complex="variable"/>
    </style:style>
    <style:style style:name="WW8Num18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8pt" fo:letter-spacing="normal" fo:font-style="normal" fo:text-shadow="none" fo:font-weight="normal" style:letter-kerning="fals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0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0z1" style:family="text">
      <style:text-properties style:font-name-complex="Times New Roman" style:font-family-complex="'Times New Roman'" style:font-family-generic-complex="roman" style:font-pitch-complex="variable"/>
    </style:style>
    <style:style style:name="WW8Num21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Default_20_Paragraph_20_Font" style:display-name="Default Paragraph Font" style:family="text"/>
    <style:style style:name="Body_20_Text_20_Char" style:display-name="Body Text Char" style:family="text">
      <style:text-properties fo:letter-spacing="-0.002cm" fo:language="none" fo:country="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7z0"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WW8Num17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WW8Num17z1"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WW8Num17z3" style:num-suffix=")" style:num-format="a" style:num-letter-sync="true">
        <style:list-level-properties text:list-level-position-and-space-mode="label-alignment">
          <style:list-level-label-alignment text:label-followed-by="listtab" text:list-tab-stop-position="1.111cm" fo:text-indent="0.635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I">
        <style:list-level-properties text:list-level-position-and-space-mode="label-alignment" fo:text-align="end">
          <style:list-level-label-alignment text:label-followed-by="listtab" fo:text-indent="-0.635cm" fo:margin-left="1.651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17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17z3"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WW8Num17z4"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WW8Num17z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17z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17z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17z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a" style:num-letter-sync="true">
        <style:list-level-properties text:list-level-position-and-space-mode="label-alignment" fo:text-align="end">
          <style:list-level-label-alignment text:label-followed-by="listtab" fo:text-indent="-0.635cm" fo:margin-left="0.737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21.001cm" fo:page-height="29.7cm" style:num-format="1" style:print-orientation="portrait" fo:margin-top="0.953cm" fo:margin-bottom="1.27cm" fo:margin-left="1.575cm" fo:margin-right="1.575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0.794cm" fo:margin-bottom="2.54cm" fo:margin-left="1.575cm" fo:margin-right="1.575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905cm" fo:margin-bottom="2.54cm" fo:margin-left="1.6cm" fo:margin-right="1.6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905cm" fo:margin-bottom="2.54cm" fo:margin-left="1.575cm" fo:margin-right="1.575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loext:footer-first>
        <text:p text:style-name="MP1"/>
      </loext:footer-first>
    </style:master-page>
    <style:master-page style:name="Convert_20_1" style:display-name="Convert 1" style:page-layout-name="Mpm2"/>
    <style:master-page style:name="Convert_20_2" style:display-name="Convert 2" style:page-layout-name="Mpm3"/>
    <style:master-page style:name="Convert_20_3" style:display-name="Convert 3"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dc:subject/>
    <meta:keyword/>
    <meta:initial-creator>IEEE</meta:initial-creator>
    <meta:creation-date>2017-07-26T01:29:00</meta:creation-date>
    <dc:date>2018-10-26T11:50:51.832000000</dc:date>
    <meta:editing-cycles>44</meta:editing-cycles>
    <meta:editing-duration>PT6H2M5S</meta:editing-duration>
    <meta:generator>LibreOffice/6.1.0.3$Windows_X86_64 LibreOffice_project/efb621ed25068d70781dc026f7e9c5187a4decd1</meta:generator>
    <meta:document-statistic meta:table-count="0" meta:image-count="0" meta:object-count="90" meta:page-count="5" meta:paragraph-count="170" meta:word-count="3437" meta:character-count="21981" meta:non-whitespace-character-count="17995"/>
  </office:meta>
</office:document-meta>
</file>

<file path=Object 1/content.xml><?xml version="1.0" encoding="utf-8"?>
<math xmlns="http://www.w3.org/1998/Math/MathML" display="block">
  <semantics>
    <mrow>
      <msub>
        <mi>a</mi>
        <mn>1</mn>
      </msub>
      <msub>
        <mi>a</mi>
        <mn>2</mn>
      </msub>
      <mrow>
        <msub>
          <mi>a</mi>
          <mn>3</mn>
        </msub>
        <mo stretchy="false">+</mo>
        <msub>
          <mi>a</mi>
          <mn>4</mn>
        </msub>
      </mrow>
      <msub>
        <mi>a</mi>
        <mn>5</mn>
      </msub>
    </mrow>
    <annotation encoding="StarMath 5.0">a_{1}a_{2}a_{3}+a_{4}a_{5}</annotation>
  </semantics>
</math>
</file>

<file path=Object 10/content.xml><?xml version="1.0" encoding="utf-8"?>
<math xmlns="http://www.w3.org/1998/Math/MathML" display="block">
  <semantics>
    <mrow>
      <mo fence="true" stretchy="false">(</mo>
      <mrow>
        <mn>3</mn>
      </mrow>
      <mo fence="true" stretchy="false">)</mo>
    </mrow>
    <annotation encoding="StarMath 5.0">(3)</annotation>
  </semantics>
</math>
</file>

<file path=Object 11/content.xml><?xml version="1.0" encoding="utf-8"?>
<math xmlns="http://www.w3.org/1998/Math/MathML" display="block">
  <semantics>
    <mrow>
      <mrow>
        <mi>C</mi>
        <mo stretchy="false">∗</mo>
        <mi>D</mi>
      </mrow>
      <mo stretchy="false">+</mo>
      <mi>C</mi>
    </mrow>
    <annotation encoding="StarMath 5.0">C*D+C</annotation>
  </semantics>
</math>
</file>

<file path=Object 12/content.xml><?xml version="1.0" encoding="utf-8"?>
<math xmlns="http://www.w3.org/1998/Math/MathML" display="block">
  <semantics>
    <mrow>
      <msub>
        <mi>a</mi>
        <mn>1</mn>
      </msub>
      <msub>
        <mi>a</mi>
        <mn>2</mn>
      </msub>
      <msub>
        <mi>a</mi>
        <mn>3</mn>
      </msub>
      <mn>...</mn>
      <mrow>
        <msub>
          <mi>a</mi>
          <mi>n</mi>
        </msub>
        <mo stretchy="false">+</mo>
        <msub>
          <mi>a</mi>
          <mn>1</mn>
        </msub>
      </mrow>
      <msub>
        <mi>a</mi>
        <mn>2</mn>
      </msub>
      <msub>
        <mi>a</mi>
        <mn>3</mn>
      </msub>
      <mn>...</mn>
      <mrow>
        <msub>
          <mi>a</mi>
          <mrow>
            <mi>n</mi>
            <mo stretchy="false">−</mo>
            <mn>1</mn>
          </mrow>
        </msub>
        <mo stretchy="false">+</mo>
        <mn>....</mn>
        <mo stretchy="false">+</mo>
        <msub>
          <mi>a</mi>
          <mn>1</mn>
        </msub>
      </mrow>
      <mrow>
        <msub>
          <mi>a</mi>
          <mn>2</mn>
        </msub>
        <mo stretchy="false">+</mo>
        <msub>
          <mi>a</mi>
          <mn>1</mn>
        </msub>
      </mrow>
    </mrow>
    <annotation encoding="StarMath 5.0">a_{ 1 }a_{ 2 }a_{ 3 }...a_{ n }+a_{ 1 }a_{ 2 }a_{ 3 }...a_{ n-1 }+ .... + a_{ 1 }a_{ 2 }+ a_{ 1 }</annotation>
  </semantics>
</math>
</file>

<file path=Object 13/content.xml><?xml version="1.0" encoding="utf-8"?>
<math xmlns="http://www.w3.org/1998/Math/MathML" display="block">
  <semantics>
    <mrow>
      <mo fence="true" stretchy="false">(</mo>
      <mrow>
        <mn>4</mn>
      </mrow>
      <mo fence="true" stretchy="false">)</mo>
    </mrow>
    <annotation encoding="StarMath 5.0">(4)</annotation>
  </semantics>
</math>
</file>

<file path=Object 14/content.xml><?xml version="1.0" encoding="utf-8"?>
<math xmlns="http://www.w3.org/1998/Math/MathML" display="block">
  <semantics>
    <mrow>
      <mo fence="true" stretchy="false">{</mo>
      <mrow>
        <mrow>
          <msub>
            <mi>A</mi>
            <mn>1</mn>
          </msub>
          <mi>,</mi>
          <msub>
            <mi>A</mi>
            <mn>2</mn>
          </msub>
          <mi>,</mi>
          <msub>
            <mi>A</mi>
            <mn>3</mn>
          </msub>
          <mi>,</mi>
          <mn>....</mn>
          <mi>,</mi>
          <msub>
            <mi>A</mi>
            <mi>m</mi>
          </msub>
        </mrow>
      </mrow>
      <mo fence="true" stretchy="false">}</mo>
    </mrow>
    <annotation encoding="StarMath 5.0">lbrace A_{ 1 }, A_{ 2 }, A_{ 3 },...., A_{ m }  rbrace </annotation>
  </semantics>
</math>
</file>

<file path=Object 15/content.xml><?xml version="1.0" encoding="utf-8"?>
<math xmlns="http://www.w3.org/1998/Math/MathML" display="block">
  <semantics>
    <mrow>
      <mrow>
        <msub>
          <mi>A</mi>
          <mn>1</mn>
        </msub>
        <mo stretchy="false">≤</mo>
        <msub>
          <mi>A</mi>
          <mn>2</mn>
        </msub>
        <mo stretchy="false">≤</mo>
        <msub>
          <mi>A</mi>
          <mn>3</mn>
        </msub>
        <mo stretchy="false">≤</mo>
        <msub>
          <mi>A</mi>
          <mn>4</mn>
        </msub>
      </mrow>
      <mrow>
        <mn>.....</mn>
        <mo stretchy="false">≤</mo>
        <msub>
          <mi>A</mi>
          <mi>m</mi>
        </msub>
      </mrow>
    </mrow>
    <annotation encoding="StarMath 5.0">A_{ 1 }&lt;=A_{ 2 }&lt;=A_{ 3 }&lt;=A_{ 4 }.....&lt;=A_{ m }</annotation>
  </semantics>
</math>
</file>

<file path=Object 16/content.xml><?xml version="1.0" encoding="utf-8"?>
<math xmlns="http://www.w3.org/1998/Math/MathML" display="block">
  <semantics>
    <mrow>
      <mi>m</mi>
      <mo stretchy="false">≥</mo>
      <mi>n</mi>
    </mrow>
    <annotation encoding="StarMath 5.0">m&gt;=n</annotation>
  </semantics>
</math>
</file>

<file path=Object 17/content.xml><?xml version="1.0" encoding="utf-8"?>
<math xmlns="http://www.w3.org/1998/Math/MathML" display="block">
  <semantics>
    <mi>m</mi>
    <annotation encoding="StarMath 5.0">m</annotation>
  </semantics>
</math>
</file>

<file path=Object 18/content.xml><?xml version="1.0" encoding="utf-8"?>
<math xmlns="http://www.w3.org/1998/Math/MathML" display="block">
  <semantics>
    <msub>
      <mi>a</mi>
      <mn>1</mn>
    </msub>
    <annotation encoding="StarMath 5.0">a_{ 1 } 
</annotation>
  </semantics>
</math>
</file>

<file path=Object 19/content.xml><?xml version="1.0" encoding="utf-8"?>
<math xmlns="http://www.w3.org/1998/Math/MathML" display="block">
  <semantics>
    <msub>
      <mi>a</mi>
      <mi>n</mi>
    </msub>
    <annotation encoding="StarMath 5.0">a_{ n } 
</annotation>
  </semantics>
</math>
</file>

<file path=Object 2/content.xml><?xml version="1.0" encoding="utf-8"?>
<math xmlns="http://www.w3.org/1998/Math/MathML" display="block">
  <semantics>
    <mrow>
      <mrow>
        <mo fence="true" stretchy="true">(</mo>
        <mrow>
          <mtable>
            <mtr>
              <mtd>
                <mn>3</mn>
              </mtd>
            </mtr>
            <mtr>
              <mtd>
                <mn>2</mn>
              </mtd>
            </mtr>
          </mtable>
        </mrow>
        <mo fence="true" stretchy="true">)</mo>
      </mrow>
      <mo stretchy="false">+</mo>
      <mrow>
        <mo fence="true" stretchy="true">(</mo>
        <mrow>
          <mtable>
            <mtr>
              <mtd>
                <mn>3</mn>
              </mtd>
            </mtr>
            <mtr>
              <mtd>
                <mn>1</mn>
              </mtd>
            </mtr>
          </mtable>
        </mrow>
        <mo fence="true" stretchy="true">)</mo>
      </mrow>
    </mrow>
    <annotation encoding="StarMath 5.0">left ( binom {3} {2} right ) + left ( binom {3} {1} right )</annotation>
  </semantics>
</math>
</file>

<file path=Object 20/content.xml><?xml version="1.0" encoding="utf-8"?>
<math xmlns="http://www.w3.org/1998/Math/MathML" display="block">
  <semantics>
    <mrow>
      <mi>n</mi>
      <mo stretchy="false">∈</mo>
      <mi>W</mi>
    </mrow>
    <annotation encoding="StarMath 5.0">n in W </annotation>
  </semantics>
</math>
</file>

<file path=Object 21/content.xml><?xml version="1.0" encoding="utf-8"?>
<math xmlns="http://www.w3.org/1998/Math/MathML" display="block">
  <semantics>
    <mrow>
      <mi>m</mi>
      <mo stretchy="false">∈</mo>
      <mi>W</mi>
    </mrow>
    <annotation encoding="StarMath 5.0">m in W </annotation>
  </semantics>
</math>
</file>

<file path=Object 22/content.xml><?xml version="1.0" encoding="utf-8"?>
<math xmlns="http://www.w3.org/1998/Math/MathML" display="block">
  <semantics>
    <msub>
      <mi>A</mi>
      <mn>1</mn>
    </msub>
    <annotation encoding="StarMath 5.0">A_{ 1 }</annotation>
  </semantics>
</math>
</file>

<file path=Object 23/content.xml><?xml version="1.0" encoding="utf-8"?>
<math xmlns="http://www.w3.org/1998/Math/MathML" display="block">
  <semantics>
    <mrow>
      <mo fence="true" stretchy="false">(</mo>
      <mrow>
        <mn>6</mn>
      </mrow>
      <mo fence="true" stretchy="false">)</mo>
    </mrow>
    <annotation encoding="StarMath 5.0">(6)</annotation>
  </semantics>
</math>
</file>

<file path=Object 24/content.xml><?xml version="1.0" encoding="utf-8"?>
<math xmlns="http://www.w3.org/1998/Math/MathML" display="block">
  <semantics>
    <mrow>
      <mo fence="true" stretchy="false">(</mo>
      <mrow>
        <mn>5</mn>
      </mrow>
      <mo fence="true" stretchy="false">)</mo>
    </mrow>
    <annotation encoding="StarMath 5.0">(5)</annotation>
  </semantics>
</math>
</file>

<file path=Object 25/content.xml><?xml version="1.0" encoding="utf-8"?>
<math xmlns="http://www.w3.org/1998/Math/MathML" display="block">
  <semantics>
    <msub>
      <mi>A</mi>
      <mn>1</mn>
    </msub>
    <annotation encoding="StarMath 5.0">A_{ 1 }</annotation>
  </semantics>
</math>
</file>

<file path=Object 26/content.xml><?xml version="1.0" encoding="utf-8"?>
<math xmlns="http://www.w3.org/1998/Math/MathML" display="block">
  <semantics>
    <msub>
      <mi>a</mi>
      <mn>1</mn>
    </msub>
    <annotation encoding="StarMath 5.0">a_{ 1 }</annotation>
  </semantics>
</math>
</file>

<file path=Object 27/content.xml><?xml version="1.0" encoding="utf-8"?>
<math xmlns="http://www.w3.org/1998/Math/MathML" display="block">
  <semantics>
    <mrow>
      <mo fence="true" stretchy="false">(</mo>
      <mrow>
        <mn>5</mn>
      </mrow>
      <mo fence="true" stretchy="false">)</mo>
    </mrow>
    <annotation encoding="StarMath 5.0">(5)</annotation>
  </semantics>
</math>
</file>

<file path=Object 28/content.xml><?xml version="1.0" encoding="utf-8"?>
<math xmlns="http://www.w3.org/1998/Math/MathML" display="block">
  <semantics>
    <mrow>
      <mo fence="true" stretchy="false">{</mo>
      <mrow>
        <msub>
          <mi>a</mi>
          <mn>1</mn>
        </msub>
      </mrow>
      <mo fence="true" stretchy="false">}</mo>
    </mrow>
    <annotation encoding="StarMath 5.0">lbrace a_{ 1 } rbrace </annotation>
  </semantics>
</math>
</file>

<file path=Object 29/content.xml><?xml version="1.0" encoding="utf-8"?>
<math xmlns="http://www.w3.org/1998/Math/MathML" display="block">
  <semantics>
    <msub>
      <mi>a</mi>
      <mn>1</mn>
    </msub>
    <annotation encoding="StarMath 5.0">a_{ 1 }</annotation>
  </semantics>
</math>
</file>

<file path=Object 3/content.xml><?xml version="1.0" encoding="utf-8"?>
<math xmlns="http://www.w3.org/1998/Math/MathML" display="block">
  <semantics>
    <mrow>
      <msub>
        <mi>a</mi>
        <mn>1</mn>
      </msub>
      <mo stretchy="false">=</mo>
      <msub>
        <mi>a</mi>
        <mn>4</mn>
      </msub>
    </mrow>
    <annotation encoding="StarMath 5.0">a_{1} = a_{4}   </annotation>
  </semantics>
</math>
</file>

<file path=Object 30/content.xml><?xml version="1.0" encoding="utf-8"?>
<math xmlns="http://www.w3.org/1998/Math/MathML" display="block">
  <semantics>
    <msub>
      <mi>a</mi>
      <mn>1</mn>
    </msub>
    <annotation encoding="StarMath 5.0">a_{ 1 }</annotation>
  </semantics>
</math>
</file>

<file path=Object 31/content.xml><?xml version="1.0" encoding="utf-8"?>
<math xmlns="http://www.w3.org/1998/Math/MathML" display="block">
  <semantics>
    <mrow>
      <mo fence="true" stretchy="false">(</mo>
      <mrow>
        <mn>4</mn>
      </mrow>
      <mo fence="true" stretchy="false">)</mo>
    </mrow>
    <annotation encoding="StarMath 5.0">(4)</annotation>
  </semantics>
</math>
</file>

<file path=Object 32/content.xml><?xml version="1.0" encoding="utf-8"?>
<math xmlns="http://www.w3.org/1998/Math/MathML" display="block">
  <semantics>
    <mrow>
      <mi>n</mi>
      <mo stretchy="false">=</mo>
      <mn>1</mn>
    </mrow>
    <annotation encoding="StarMath 5.0">n=1</annotation>
  </semantics>
</math>
</file>

<file path=Object 33/content.xml><?xml version="1.0" encoding="utf-8"?>
<math xmlns="http://www.w3.org/1998/Math/MathML" display="block">
  <semantics>
    <mrow>
      <mi>n</mi>
      <mo stretchy="false">=</mo>
      <mn>1</mn>
    </mrow>
    <annotation encoding="StarMath 5.0">n=1</annotation>
  </semantics>
</math>
</file>

<file path=Object 34/content.xml><?xml version="1.0" encoding="utf-8"?>
<math xmlns="http://www.w3.org/1998/Math/MathML" display="block">
  <semantics>
    <mrow>
      <mi>n</mi>
      <mo stretchy="false">=</mo>
      <mi>k</mi>
    </mrow>
    <annotation encoding="StarMath 5.0">n=k</annotation>
  </semantics>
</math>
</file>

<file path=Object 35/content.xml><?xml version="1.0" encoding="utf-8"?>
<math xmlns="http://www.w3.org/1998/Math/MathML" display="block">
  <semantics>
    <mrow>
      <mi>n</mi>
      <mo stretchy="false">=</mo>
      <mi>k</mi>
    </mrow>
    <annotation encoding="StarMath 5.0">n=k</annotation>
  </semantics>
</math>
</file>

<file path=Object 36/content.xml><?xml version="1.0" encoding="utf-8"?>
<math xmlns="http://www.w3.org/1998/Math/MathML" display="block">
  <semantics>
    <mrow>
      <msub>
        <mi>a</mi>
        <mn>1</mn>
      </msub>
      <msub>
        <mi>a</mi>
        <mn>2</mn>
      </msub>
      <msub>
        <mi>a</mi>
        <mn>3</mn>
      </msub>
      <mn>...</mn>
      <mrow>
        <msub>
          <mi>a</mi>
          <mi>k</mi>
        </msub>
        <mo stretchy="false">+</mo>
        <msub>
          <mi>a</mi>
          <mn>1</mn>
        </msub>
      </mrow>
      <msub>
        <mi>a</mi>
        <mn>2</mn>
      </msub>
      <msub>
        <mi>a</mi>
        <mn>3</mn>
      </msub>
      <mn>...</mn>
      <mrow>
        <msub>
          <mi>a</mi>
          <mrow>
            <mi>k</mi>
            <mo stretchy="false">−</mo>
            <mn>1</mn>
          </mrow>
        </msub>
        <mo stretchy="false">+</mo>
        <mn>....</mn>
        <mo stretchy="false">+</mo>
        <msub>
          <mi>a</mi>
          <mn>1</mn>
        </msub>
      </mrow>
      <mrow>
        <msub>
          <mi>a</mi>
          <mn>2</mn>
        </msub>
        <mo stretchy="false">+</mo>
        <msub>
          <mi>a</mi>
          <mn>1</mn>
        </msub>
      </mrow>
    </mrow>
    <annotation encoding="StarMath 5.0">a_{ 1 }a_{ 2 }a_{ 3 }...a_{ k }+a_{ 1 }a_{ 2 }a_{ 3 }...a_{ k-1 }+ .... + a_{ 1 }a_{ 2 }+ a_{ 1 }</annotation>
  </semantics>
</math>
</file>

<file path=Object 37/content.xml><?xml version="1.0" encoding="utf-8"?>
<math xmlns="http://www.w3.org/1998/Math/MathML" display="block">
  <semantics>
    <msub>
      <mi>a</mi>
      <mn>1</mn>
    </msub>
    <annotation encoding="StarMath 5.0">a_{ 1 }</annotation>
  </semantics>
</math>
</file>

<file path=Object 38/content.xml><?xml version="1.0" encoding="utf-8"?>
<math xmlns="http://www.w3.org/1998/Math/MathML" display="block">
  <semantics>
    <msub>
      <mi>A</mi>
      <mn>1</mn>
    </msub>
    <annotation encoding="StarMath 5.0">A_{ 1 }</annotation>
  </semantics>
</math>
</file>

<file path=Object 39/content.xml><?xml version="1.0" encoding="utf-8"?>
<math xmlns="http://www.w3.org/1998/Math/MathML" display="block">
  <semantics>
    <mrow>
      <mo fence="true" stretchy="false">(</mo>
      <mrow>
        <mn>7</mn>
      </mrow>
      <mo fence="true" stretchy="false">)</mo>
    </mrow>
    <annotation encoding="StarMath 5.0">(7)</annotation>
  </semantics>
</math>
</file>

<file path=Object 4/content.xml><?xml version="1.0" encoding="utf-8"?>
<math xmlns="http://www.w3.org/1998/Math/MathML" display="block">
  <semantics>
    <mrow>
      <msub>
        <mi>a</mi>
        <mn>2</mn>
      </msub>
      <mo stretchy="false">=</mo>
      <msub>
        <mi>a</mi>
        <mn>5</mn>
      </msub>
    </mrow>
    <annotation encoding="StarMath 5.0">a_{2} = a_{5}   </annotation>
  </semantics>
</math>
</file>

<file path=Object 40/content.xml><?xml version="1.0" encoding="utf-8"?>
<math xmlns="http://www.w3.org/1998/Math/MathML" display="block">
  <semantics>
    <msub>
      <mi>a</mi>
      <mn>2</mn>
    </msub>
    <annotation encoding="StarMath 5.0">a_{ 2 }</annotation>
  </semantics>
</math>
</file>

<file path=Object 41/content.xml><?xml version="1.0" encoding="utf-8"?>
<math xmlns="http://www.w3.org/1998/Math/MathML" display="block">
  <semantics>
    <msub>
      <mi>A</mi>
      <mn>2</mn>
    </msub>
    <annotation encoding="StarMath 5.0">A_{ 2 }</annotation>
  </semantics>
</math>
</file>

<file path=Object 42/content.xml><?xml version="1.0" encoding="utf-8"?>
<math xmlns="http://www.w3.org/1998/Math/MathML" display="block">
  <semantics>
    <msub>
      <mi>a</mi>
      <mn>3</mn>
    </msub>
    <annotation encoding="StarMath 5.0">a_{ 3 }</annotation>
  </semantics>
</math>
</file>

<file path=Object 43/content.xml><?xml version="1.0" encoding="utf-8"?>
<math xmlns="http://www.w3.org/1998/Math/MathML" display="block">
  <semantics>
    <msub>
      <mi>A</mi>
      <mn>3</mn>
    </msub>
    <annotation encoding="StarMath 5.0">A_{ 3 }</annotation>
  </semantics>
</math>
</file>

<file path=Object 44/content.xml><?xml version="1.0" encoding="utf-8"?>
<math xmlns="http://www.w3.org/1998/Math/MathML" display="block">
  <semantics>
    <mo stretchy="false">⋮</mo>
    <annotation encoding="StarMath 5.0">dotsvert </annotation>
  </semantics>
</math>
</file>

<file path=Object 45/content.xml><?xml version="1.0" encoding="utf-8"?>
<math xmlns="http://www.w3.org/1998/Math/MathML" display="block">
  <semantics>
    <mo stretchy="false">⋮</mo>
    <annotation encoding="StarMath 5.0">dotsvert </annotation>
  </semantics>
</math>
</file>

<file path=Object 46/content.xml><?xml version="1.0" encoding="utf-8"?>
<math xmlns="http://www.w3.org/1998/Math/MathML" display="block">
  <semantics>
    <msub>
      <mi>a</mi>
      <mi>k</mi>
    </msub>
    <annotation encoding="StarMath 5.0">a_{ k }</annotation>
  </semantics>
</math>
</file>

<file path=Object 47/content.xml><?xml version="1.0" encoding="utf-8"?>
<math xmlns="http://www.w3.org/1998/Math/MathML" display="block">
  <semantics>
    <msub>
      <mi>A</mi>
      <mi>k</mi>
    </msub>
    <annotation encoding="StarMath 5.0">A_{ k }</annotation>
  </semantics>
</math>
</file>

<file path=Object 48/content.xml><?xml version="1.0" encoding="utf-8"?>
<math xmlns="http://www.w3.org/1998/Math/MathML" display="block">
  <semantics>
    <mo stretchy="false">⋮</mo>
    <annotation encoding="StarMath 5.0">dotsvert </annotation>
  </semantics>
</math>
</file>

<file path=Object 49/content.xml><?xml version="1.0" encoding="utf-8"?>
<math xmlns="http://www.w3.org/1998/Math/MathML" display="block">
  <semantics>
    <mrow>
      <msub>
        <mi>A</mi>
        <mn>1</mn>
      </msub>
      <msub>
        <mi>A</mi>
        <mn>2</mn>
      </msub>
      <msub>
        <mi>A</mi>
        <mn>3</mn>
      </msub>
      <mn>...</mn>
      <mrow>
        <msub>
          <mi>A</mi>
          <mi>k</mi>
        </msub>
        <mo stretchy="false">+</mo>
        <msub>
          <mi>A</mi>
          <mn>1</mn>
        </msub>
      </mrow>
      <msub>
        <mi>A</mi>
        <mn>2</mn>
      </msub>
      <msub>
        <mi>A</mi>
        <mn>3</mn>
      </msub>
      <mn>...</mn>
      <mrow>
        <msub>
          <mi>A</mi>
          <mrow>
            <mi>k</mi>
            <mo stretchy="false">−</mo>
            <mn>1</mn>
          </mrow>
        </msub>
        <mo stretchy="false">+</mo>
        <mn>....</mn>
        <mo stretchy="false">+</mo>
        <msub>
          <mi>A</mi>
          <mn>1</mn>
        </msub>
      </mrow>
    </mrow>
    <annotation encoding="StarMath 5.0">A_{ 1 }A_{ 2 }A_{ 3 }...A_{ k }+A_{ 1 }A_{ 2 }A_{ 3 }...A_{ k-1 }+ .... + A_{ 1 }</annotation>
  </semantics>
</math>
</file>

<file path=Object 5/content.xml><?xml version="1.0" encoding="utf-8"?>
<math xmlns="http://www.w3.org/1998/Math/MathML" display="block">
  <semantics>
    <mrow>
      <msub>
        <mi>a</mi>
        <mn>1</mn>
      </msub>
      <msub>
        <mi>a</mi>
        <mn>2</mn>
      </msub>
      <mrow>
        <msub>
          <mi>a</mi>
          <mn>3</mn>
        </msub>
        <mo stretchy="false">+</mo>
        <msub>
          <mi>a</mi>
          <mn>1</mn>
        </msub>
      </mrow>
      <msub>
        <mi>a</mi>
        <mn>2</mn>
      </msub>
    </mrow>
    <annotation encoding="StarMath 5.0">a_{1}a_{2}a_{3}+a_{1}a_{2}     </annotation>
  </semantics>
</math>
</file>

<file path=Object 50/content.xml><?xml version="1.0" encoding="utf-8"?>
<math xmlns="http://www.w3.org/1998/Math/MathML" display="block">
  <semantics>
    <msub>
      <mi>A</mi>
      <mi>m</mi>
    </msub>
    <annotation encoding="StarMath 5.0">A_{ m }</annotation>
  </semantics>
</math>
</file>

<file path=Object 51/content.xml><?xml version="1.0" encoding="utf-8"?>
<math xmlns="http://www.w3.org/1998/Math/MathML" display="block">
  <semantics>
    <mrow>
      <mi>n</mi>
      <mo stretchy="false">=</mo>
      <mi>k</mi>
    </mrow>
    <annotation encoding="StarMath 5.0">n=k</annotation>
  </semantics>
</math>
</file>

<file path=Object 52/content.xml><?xml version="1.0" encoding="utf-8"?>
<math xmlns="http://www.w3.org/1998/Math/MathML" display="block">
  <semantics>
    <mrow>
      <mi>n</mi>
      <mo stretchy="false">=</mo>
      <mrow>
        <mi>k</mi>
        <mo stretchy="false">+</mo>
        <mn>1</mn>
      </mrow>
    </mrow>
    <annotation encoding="StarMath 5.0">n=k+1</annotation>
  </semantics>
</math>
</file>

<file path=Object 53/content.xml><?xml version="1.0" encoding="utf-8"?>
<math xmlns="http://www.w3.org/1998/Math/MathML" display="block">
  <semantics>
    <mrow>
      <mo fence="true" stretchy="false">⟨</mo>
      <mrow>
        <mi mathvariant="italic">ALL</mi>
      </mrow>
      <mo fence="true" stretchy="false">⟩</mo>
    </mrow>
    <annotation encoding="StarMath 5.0">langle ALL rangle </annotation>
  </semantics>
</math>
</file>

<file path=Object 54/content.xml><?xml version="1.0" encoding="utf-8"?>
<math xmlns="http://www.w3.org/1998/Math/MathML" display="block">
  <semantics>
    <mrow>
      <msub>
        <mi>a</mi>
        <mn>1</mn>
      </msub>
      <msub>
        <mi>a</mi>
        <mn>2</mn>
      </msub>
      <msub>
        <mi>a</mi>
        <mn>3</mn>
      </msub>
      <mn>...</mn>
      <mrow>
        <msub>
          <mi>a</mi>
          <mrow>
            <mi>k</mi>
            <mo stretchy="false">+</mo>
            <mn>1</mn>
          </mrow>
        </msub>
        <mo stretchy="false">+</mo>
        <msub>
          <mi>a</mi>
          <mn>1</mn>
        </msub>
      </mrow>
      <msub>
        <mi>a</mi>
        <mn>2</mn>
      </msub>
      <msub>
        <mi>a</mi>
        <mn>3</mn>
      </msub>
      <mn>...</mn>
      <mrow>
        <msub>
          <mi>a</mi>
          <mi>k</mi>
        </msub>
        <mo stretchy="false">+</mo>
        <mn>....</mn>
        <mo stretchy="false">+</mo>
        <msub>
          <mi>a</mi>
          <mn>1</mn>
        </msub>
      </mrow>
      <mrow>
        <msub>
          <mi>a</mi>
          <mn>2</mn>
        </msub>
        <mo stretchy="false">+</mo>
        <msub>
          <mi>a</mi>
          <mn>1</mn>
        </msub>
      </mrow>
    </mrow>
    <annotation encoding="StarMath 5.0">a_{ 1 }a_{ 2 }a_{ 3 }...a_{ k+1 }+a_{ 1 }a_{ 2 }a_{ 3 }...a_{ k }+ .... + a_{ 1 }a_{ 2 }+ a_{ 1 }</annotation>
  </semantics>
</math>
</file>

<file path=Object 55/content.xml><?xml version="1.0" encoding="utf-8"?>
<math xmlns="http://www.w3.org/1998/Math/MathML" display="block">
  <semantics>
    <mrow>
      <mo fence="true" stretchy="false">(</mo>
      <mrow>
        <mn>9</mn>
      </mrow>
      <mo fence="true" stretchy="false">)</mo>
    </mrow>
    <annotation encoding="StarMath 5.0">(9)</annotation>
  </semantics>
</math>
</file>

<file path=Object 56/content.xml><?xml version="1.0" encoding="utf-8"?>
<math xmlns="http://www.w3.org/1998/Math/MathML" display="block">
  <semantics>
    <mrow>
      <mo fence="true" stretchy="false">(</mo>
      <mrow>
        <mn>8</mn>
      </mrow>
      <mo fence="true" stretchy="false">)</mo>
    </mrow>
    <annotation encoding="StarMath 5.0">(8)</annotation>
  </semantics>
</math>
</file>

<file path=Object 57/content.xml><?xml version="1.0" encoding="utf-8"?>
<math xmlns="http://www.w3.org/1998/Math/MathML" display="block">
  <semantics>
    <msub>
      <mi>a</mi>
      <mn>1</mn>
    </msub>
    <annotation encoding="StarMath 5.0">a_{ 1 }</annotation>
  </semantics>
</math>
</file>

<file path=Object 58/content.xml><?xml version="1.0" encoding="utf-8"?>
<math xmlns="http://www.w3.org/1998/Math/MathML" display="block">
  <semantics>
    <msub>
      <mi>A</mi>
      <mn>1</mn>
    </msub>
    <annotation encoding="StarMath 5.0">A_{ 1 }</annotation>
  </semantics>
</math>
</file>

<file path=Object 59/content.xml><?xml version="1.0" encoding="utf-8"?>
<math xmlns="http://www.w3.org/1998/Math/MathML" display="block">
  <semantics>
    <mrow>
      <mo fence="true" stretchy="false">(</mo>
      <mrow>
        <mn>10</mn>
      </mrow>
      <mo fence="true" stretchy="false">)</mo>
    </mrow>
    <annotation encoding="StarMath 5.0">(10)</annotation>
  </semantics>
</math>
</file>

<file path=Object 6/content.xml><?xml version="1.0" encoding="utf-8"?>
<math xmlns="http://www.w3.org/1998/Math/MathML" display="block">
  <semantics>
    <mrow>
      <mo fence="true" stretchy="false">(</mo>
      <mrow>
        <mn>2</mn>
      </mrow>
      <mo fence="true" stretchy="false">)</mo>
    </mrow>
    <annotation encoding="StarMath 5.0">(2)</annotation>
  </semantics>
</math>
</file>

<file path=Object 60/content.xml><?xml version="1.0" encoding="utf-8"?>
<math xmlns="http://www.w3.org/1998/Math/MathML" display="block">
  <semantics>
    <msub>
      <mi>a</mi>
      <mn>2</mn>
    </msub>
    <annotation encoding="StarMath 5.0">a_{ 2 }</annotation>
  </semantics>
</math>
</file>

<file path=Object 61/content.xml><?xml version="1.0" encoding="utf-8"?>
<math xmlns="http://www.w3.org/1998/Math/MathML" display="block">
  <semantics>
    <msub>
      <mi>A</mi>
      <mn>2</mn>
    </msub>
    <annotation encoding="StarMath 5.0">A_{ 2 }</annotation>
  </semantics>
</math>
</file>

<file path=Object 62/content.xml><?xml version="1.0" encoding="utf-8"?>
<math xmlns="http://www.w3.org/1998/Math/MathML" display="block">
  <semantics>
    <msub>
      <mi>a</mi>
      <mn>3</mn>
    </msub>
    <annotation encoding="StarMath 5.0">a_{ 3 }</annotation>
  </semantics>
</math>
</file>

<file path=Object 63/content.xml><?xml version="1.0" encoding="utf-8"?>
<math xmlns="http://www.w3.org/1998/Math/MathML" display="block">
  <semantics>
    <msub>
      <mi>A</mi>
      <mn>3</mn>
    </msub>
    <annotation encoding="StarMath 5.0">A_{ 3 }</annotation>
  </semantics>
</math>
</file>

<file path=Object 64/content.xml><?xml version="1.0" encoding="utf-8"?>
<math xmlns="http://www.w3.org/1998/Math/MathML" display="block">
  <semantics>
    <mo stretchy="false">⋮</mo>
    <annotation encoding="StarMath 5.0">dotsvert </annotation>
  </semantics>
</math>
</file>

<file path=Object 65/content.xml><?xml version="1.0" encoding="utf-8"?>
<math xmlns="http://www.w3.org/1998/Math/MathML" display="block">
  <semantics>
    <mo stretchy="false">⋮</mo>
    <annotation encoding="StarMath 5.0">dotsvert </annotation>
  </semantics>
</math>
</file>

<file path=Object 66/content.xml><?xml version="1.0" encoding="utf-8"?>
<math xmlns="http://www.w3.org/1998/Math/MathML" display="block">
  <semantics>
    <msub>
      <mi>a</mi>
      <mrow>
        <mi>k</mi>
        <mo stretchy="false">+</mo>
        <mn>1</mn>
      </mrow>
    </msub>
    <annotation encoding="StarMath 5.0">a_{ k+1 }</annotation>
  </semantics>
</math>
</file>

<file path=Object 67/content.xml><?xml version="1.0" encoding="utf-8"?>
<math xmlns="http://www.w3.org/1998/Math/MathML" display="block">
  <semantics>
    <msub>
      <mi>A</mi>
      <mrow>
        <mi>k</mi>
        <mo stretchy="false">+</mo>
        <mn>1</mn>
      </mrow>
    </msub>
    <annotation encoding="StarMath 5.0">A_{ k+1 }</annotation>
  </semantics>
</math>
</file>

<file path=Object 68/content.xml><?xml version="1.0" encoding="utf-8"?>
<math xmlns="http://www.w3.org/1998/Math/MathML" display="block">
  <semantics>
    <mo stretchy="false">⋮</mo>
    <annotation encoding="StarMath 5.0">dotsvert </annotation>
  </semantics>
</math>
</file>

<file path=Object 69/content.xml><?xml version="1.0" encoding="utf-8"?>
<math xmlns="http://www.w3.org/1998/Math/MathML" display="block">
  <semantics>
    <msub>
      <mi>A</mi>
      <mi>m</mi>
    </msub>
    <annotation encoding="StarMath 5.0">A_{ m }</annotation>
  </semantics>
</math>
</file>

<file path=Object 7/content.xml><?xml version="1.0" encoding="utf-8"?>
<math xmlns="http://www.w3.org/1998/Math/MathML" display="block">
  <semantics>
    <mrow>
      <mo fence="true" stretchy="false">(</mo>
      <mrow>
        <mn>1</mn>
      </mrow>
      <mo fence="true" stretchy="false">)</mo>
    </mrow>
    <annotation encoding="StarMath 5.0">(1)</annotation>
  </semantics>
</math>
</file>

<file path=Object 70/content.xml><?xml version="1.0" encoding="utf-8"?>
<math xmlns="http://www.w3.org/1998/Math/MathML" display="block">
  <semantics>
    <mrow>
      <mi>n</mi>
      <mo stretchy="false">=</mo>
      <mrow>
        <mi>k</mi>
        <mo stretchy="false">+</mo>
        <mn>1</mn>
      </mrow>
    </mrow>
    <annotation encoding="StarMath 5.0">n=k+1</annotation>
  </semantics>
</math>
</file>

<file path=Object 71/content.xml><?xml version="1.0" encoding="utf-8"?>
<math xmlns="http://www.w3.org/1998/Math/MathML" display="block">
  <semantics>
    <mrow>
      <munder>
        <munder>
          <mrow>
            <msub>
              <mi>A</mi>
              <mn>1</mn>
            </msub>
            <msub>
              <mi>A</mi>
              <mn>2</mn>
            </msub>
            <msub>
              <mi>A</mi>
              <mn>3</mn>
            </msub>
            <mn>...</mn>
            <msub>
              <mi>A</mi>
              <mrow>
                <mi>k</mi>
                <mo stretchy="false">+</mo>
                <mn>1</mn>
              </mrow>
            </msub>
          </mrow>
          <mo stretchy="true">⏟</mo>
        </munder>
        <mrow>
          <mi mathvariant="italic">Part</mi>
          <mn>1</mn>
        </mrow>
      </munder>
      <mo stretchy="false">+</mo>
      <munder>
        <munder>
          <mrow>
            <msub>
              <mi>A</mi>
              <mn>1</mn>
            </msub>
            <msub>
              <mi>A</mi>
              <mn>2</mn>
            </msub>
            <msub>
              <mi>A</mi>
              <mn>3</mn>
            </msub>
            <mn>...</mn>
            <mrow>
              <msub>
                <mi>A</mi>
                <mi>k</mi>
              </msub>
              <mo stretchy="false">+</mo>
              <mn>....</mn>
              <mo stretchy="false">+</mo>
              <msub>
                <mi>A</mi>
                <mn>1</mn>
              </msub>
            </mrow>
            <mrow>
              <msub>
                <mi>A</mi>
                <mn>2</mn>
              </msub>
              <mo stretchy="false">+</mo>
              <msub>
                <mi>A</mi>
                <mn>1</mn>
              </msub>
            </mrow>
          </mrow>
          <mo stretchy="true">⏟</mo>
        </munder>
        <mrow>
          <mi mathvariant="italic">Part</mi>
          <mn>2</mn>
        </mrow>
      </munder>
    </mrow>
    <annotation encoding="StarMath 5.0">{A_{ 1 }A_{ 2 }A_{ 3 }...A_{ k+1 }}underbrace {Part 1}   +  {A_{ 1 }A_{ 2 }A_{ 3 }...A_{ k }+ .... + A_{ 1 }A_{ 2 }+ A_{ 1 }} underbrace {Part 2} </annotation>
  </semantics>
</math>
</file>

<file path=Object 72/content.xml><?xml version="1.0" encoding="utf-8"?>
<math xmlns="http://www.w3.org/1998/Math/MathML" display="block">
  <semantics>
    <mrow>
      <mo fence="true" stretchy="false">(</mo>
      <mrow>
        <mn>9</mn>
      </mrow>
      <mo fence="true" stretchy="false">)</mo>
    </mrow>
    <annotation encoding="StarMath 5.0">(9)</annotation>
  </semantics>
</math>
</file>

<file path=Object 73/content.xml><?xml version="1.0" encoding="utf-8"?>
<math xmlns="http://www.w3.org/1998/Math/MathML" display="block">
  <semantics>
    <mrow>
      <mo fence="true" stretchy="false">(</mo>
      <mrow>
        <mn>8</mn>
      </mrow>
      <mo fence="true" stretchy="false">)</mo>
    </mrow>
    <annotation encoding="StarMath 5.0">(8)</annotation>
  </semantics>
</math>
</file>

<file path=Object 74/content.xml><?xml version="1.0" encoding="utf-8"?>
<math xmlns="http://www.w3.org/1998/Math/MathML" display="block">
  <semantics>
    <mrow>
      <mi>n</mi>
      <mo stretchy="false">=</mo>
      <mi>k</mi>
    </mrow>
    <annotation encoding="StarMath 5.0">n=k</annotation>
  </semantics>
</math>
</file>

<file path=Object 75/content.xml><?xml version="1.0" encoding="utf-8"?>
<math xmlns="http://www.w3.org/1998/Math/MathML" display="block">
  <semantics>
    <mrow>
      <msub>
        <mi>A</mi>
        <mn>1</mn>
      </msub>
      <mi>,</mi>
      <msub>
        <mi>A</mi>
        <mn>2</mn>
      </msub>
      <mi>,</mi>
      <msub>
        <mi>A</mi>
        <mn>3</mn>
      </msub>
      <mi>,</mi>
      <mn>...</mn>
      <mi>,</mi>
      <msub>
        <mi>A</mi>
        <mrow>
          <mi>k</mi>
          <mo stretchy="false">+</mo>
          <mn>1</mn>
        </mrow>
      </msub>
    </mrow>
    <annotation encoding="StarMath 5.0">A_{ 1 },A_{ 2 },A_{ 3 },...,A_{ k+1 }</annotation>
  </semantics>
</math>
</file>

<file path=Object 76/content.xml><?xml version="1.0" encoding="utf-8"?>
<math xmlns="http://www.w3.org/1998/Math/MathML" display="block">
  <semantics>
    <mrow>
      <mi>n</mi>
      <mo stretchy="false">=</mo>
      <mrow>
        <mi>k</mi>
        <mo stretchy="false">+</mo>
        <mn>1</mn>
      </mrow>
    </mrow>
    <annotation encoding="StarMath 5.0">n=k+1</annotation>
  </semantics>
</math>
</file>

<file path=Object 77/content.xml><?xml version="1.0" encoding="utf-8"?>
<math xmlns="http://www.w3.org/1998/Math/MathML" display="block">
  <semantics>
    <mrow>
      <mo fence="true" stretchy="false">⟨</mo>
      <mrow>
        <mi>Q</mi>
      </mrow>
      <mo fence="true" stretchy="false">⟩</mo>
    </mrow>
    <annotation encoding="StarMath 5.0">langle Q rangle </annotation>
  </semantics>
</math>
</file>

<file path=Object 78/content.xml><?xml version="1.0" encoding="utf-8"?>
<math xmlns="http://www.w3.org/1998/Math/MathML" display="block">
  <semantics>
    <mrow>
      <mi>O</mi>
      <mrow>
        <mo fence="true" stretchy="false">(</mo>
        <mrow>
          <mi>n</mi>
        </mrow>
        <mo fence="true" stretchy="false">)</mo>
      </mrow>
    </mrow>
    <annotation encoding="StarMath 5.0">O(n) </annotation>
  </semantics>
</math>
</file>

<file path=Object 79/content.xml><?xml version="1.0" encoding="utf-8"?>
<math xmlns="http://www.w3.org/1998/Math/MathML" display="block">
  <semantics>
    <mrow>
      <mi>O</mi>
      <mrow>
        <mo fence="true" stretchy="false">(</mo>
        <mrow>
          <mn>1</mn>
        </mrow>
        <mo fence="true" stretchy="false">)</mo>
      </mrow>
    </mrow>
    <annotation encoding="StarMath 5.0">O(1) </annotation>
  </semantics>
</math>
</file>

<file path=Object 8/content.xml><?xml version="1.0" encoding="utf-8"?>
<math xmlns="http://www.w3.org/1998/Math/MathML" display="block">
  <semantics>
    <mrow>
      <mi>A</mi>
      <mrow>
        <mo fence="true" stretchy="false">(</mo>
        <mrow>
          <mrow>
            <msub>
              <mi>a</mi>
              <mn>2</mn>
            </msub>
            <mrow>
              <msub>
                <mi>a</mi>
                <mn>3</mn>
              </msub>
              <mo stretchy="false">+</mo>
              <msub>
                <mi>a</mi>
                <mn>2</mn>
              </msub>
            </mrow>
          </mrow>
        </mrow>
        <mo fence="true" stretchy="false">)</mo>
      </mrow>
    </mrow>
    <annotation encoding="StarMath 5.0">A(a_{2}a_{3}+a_{2})     </annotation>
  </semantics>
</math>
</file>

<file path=Object 80/content.xml><?xml version="1.0" encoding="utf-8"?>
<math xmlns="http://www.w3.org/1998/Math/MathML" display="block">
  <semantics>
    <mrow>
      <mi>O</mi>
      <mrow>
        <mo fence="true" stretchy="false">(</mo>
        <mrow>
          <mi>n</mi>
        </mrow>
        <mo fence="true" stretchy="false">)</mo>
      </mrow>
    </mrow>
    <annotation encoding="StarMath 5.0">O(n) </annotation>
  </semantics>
</math>
</file>

<file path=Object 81/content.xml><?xml version="1.0" encoding="utf-8"?>
<math xmlns="http://www.w3.org/1998/Math/MathML" display="block">
  <semantics>
    <mrow>
      <mi>O</mi>
      <mrow>
        <mo fence="true" stretchy="false">(</mo>
        <mrow>
          <mrow>
            <mi mathvariant="italic">nlog</mi>
            <mrow>
              <mo fence="true" stretchy="false">(</mo>
              <mrow>
                <mi>n</mi>
              </mrow>
              <mo fence="true" stretchy="false">)</mo>
            </mrow>
          </mrow>
        </mrow>
        <mo fence="true" stretchy="false">)</mo>
      </mrow>
    </mrow>
    <annotation encoding="StarMath 5.0">O( nlog(n) )</annotation>
  </semantics>
</math>
</file>

<file path=Object 82/content.xml><?xml version="1.0" encoding="utf-8"?>
<math xmlns="http://www.w3.org/1998/Math/MathML" display="block">
  <semantics>
    <mrow>
      <mi>O</mi>
      <mrow>
        <mo fence="true" stretchy="false">(</mo>
        <mrow>
          <mi>n</mi>
        </mrow>
        <mo fence="true" stretchy="false">)</mo>
      </mrow>
    </mrow>
    <annotation encoding="StarMath 5.0">O(n) </annotation>
  </semantics>
</math>
</file>

<file path=Object 83/content.xml><?xml version="1.0" encoding="utf-8"?>
<math xmlns="http://www.w3.org/1998/Math/MathML" display="block">
  <semantics>
    <mrow>
      <mo fence="true" stretchy="false">⟨</mo>
      <mrow>
        <mi>B</mi>
      </mrow>
      <mo fence="true" stretchy="false">⟩</mo>
    </mrow>
    <annotation encoding="StarMath 5.0">langle B rangle </annotation>
  </semantics>
</math>
</file>

<file path=Object 84/content.xml><?xml version="1.0" encoding="utf-8"?>
<math xmlns="http://www.w3.org/1998/Math/MathML" display="block">
  <semantics>
    <mrow>
      <mo fence="true" stretchy="false">⟨</mo>
      <mrow>
        <mi>R</mi>
      </mrow>
      <mo fence="true" stretchy="false">⟩</mo>
    </mrow>
    <annotation encoding="StarMath 5.0">langle R rangle </annotation>
  </semantics>
</math>
</file>

<file path=Object 85/content.xml><?xml version="1.0" encoding="utf-8"?>
<math xmlns="http://www.w3.org/1998/Math/MathML" display="block">
  <semantics>
    <mrow>
      <mo fence="true" stretchy="false">⟨</mo>
      <mrow>
        <mrow>
          <mi>Q</mi>
          <mi>,</mi>
          <mi>R</mi>
        </mrow>
      </mrow>
      <mo fence="true" stretchy="false">⟩</mo>
    </mrow>
    <annotation encoding="StarMath 5.0">langle Q,R rangle </annotation>
  </semantics>
</math>
</file>

<file path=Object 86/content.xml><?xml version="1.0" encoding="utf-8"?>
<math xmlns="http://www.w3.org/1998/Math/MathML" display="block">
  <semantics>
    <mrow>
      <mo fence="true" stretchy="false">⟨</mo>
      <mrow>
        <mrow>
          <mi>Q</mi>
          <mi>,</mi>
          <mi>B</mi>
        </mrow>
      </mrow>
      <mo fence="true" stretchy="false">⟩</mo>
    </mrow>
    <annotation encoding="StarMath 5.0">langle Q,B rangle </annotation>
  </semantics>
</math>
</file>

<file path=Object 87/content.xml><?xml version="1.0" encoding="utf-8"?>
<math xmlns="http://www.w3.org/1998/Math/MathML" display="block">
  <semantics>
    <mrow>
      <mo fence="true" stretchy="false">⟨</mo>
      <mrow>
        <mrow>
          <mi>B</mi>
          <mi>,</mi>
          <mi>R</mi>
        </mrow>
      </mrow>
      <mo fence="true" stretchy="false">⟩</mo>
    </mrow>
    <annotation encoding="StarMath 5.0">langle B,R rangle </annotation>
  </semantics>
</math>
</file>

<file path=Object 88/content.xml><?xml version="1.0" encoding="utf-8"?>
<math xmlns="http://www.w3.org/1998/Math/MathML" display="block">
  <semantics>
    <mrow>
      <mo fence="true" stretchy="false">⟨</mo>
      <mrow>
        <mrow>
          <mi>Q</mi>
          <mi>,</mi>
          <mi>B</mi>
          <mi>,</mi>
          <mi>R</mi>
        </mrow>
      </mrow>
      <mo fence="true" stretchy="false">⟩</mo>
    </mrow>
    <annotation encoding="StarMath 5.0">langle Q,B,R rangle </annotation>
  </semantics>
</math>
</file>

<file path=Object 89/content.xml><?xml version="1.0" encoding="utf-8"?>
<math xmlns="http://www.w3.org/1998/Math/MathML" display="block">
  <semantics>
    <mrow>
      <mi>O</mi>
      <mrow>
        <mo fence="true" stretchy="false">(</mo>
        <mrow>
          <mrow>
            <mi mathvariant="italic">nlog</mi>
            <mrow>
              <mo fence="true" stretchy="false">(</mo>
              <mrow>
                <mi>n</mi>
              </mrow>
              <mo fence="true" stretchy="false">)</mo>
            </mrow>
          </mrow>
        </mrow>
        <mo fence="true" stretchy="false">)</mo>
      </mrow>
    </mrow>
    <annotation encoding="StarMath 5.0">O( nlog(n) )</annotation>
  </semantics>
</math>
</file>

<file path=Object 9/content.xml><?xml version="1.0" encoding="utf-8"?>
<math xmlns="http://www.w3.org/1998/Math/MathML" display="block">
  <semantics>
    <mrow>
      <mi>A</mi>
      <mo stretchy="false">=</mo>
      <msub>
        <mi>a</mi>
        <mn>1</mn>
      </msub>
    </mrow>
    <annotation encoding="StarMath 5.0">A=a_{1}</annotation>
  </semantics>
</math>
</file>

<file path=Object 90/content.xml><?xml version="1.0" encoding="utf-8"?>
<math xmlns="http://www.w3.org/1998/Math/MathML" display="block">
  <semantics>
    <mrow>
      <mi>O</mi>
      <mrow>
        <mo fence="true" stretchy="false">(</mo>
        <mrow>
          <mi>n</mi>
        </mrow>
        <mo fence="true" stretchy="false">)</mo>
      </mrow>
    </mrow>
    <annotation encoding="StarMath 5.0">O(n) </annotation>
  </semantics>
</math>
</file>